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8756in"/>
    </style:style>
    <style:style style:name="co2" style:family="table-column">
      <style:table-column-properties fo:break-before="auto" style:column-width="9.9598in"/>
    </style:style>
    <style:style style:name="co3" style:family="table-column">
      <style:table-column-properties fo:break-before="auto" style:column-width="1.9508in"/>
    </style:style>
    <style:style style:name="co4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2.7598in"/>
    </style:style>
    <style:style style:name="co13" style:family="table-column">
      <style:table-column-properties fo:break-before="auto" style:column-width="1.4043in"/>
    </style:style>
    <style:style style:name="co16" style:family="table-column">
      <style:table-column-properties fo:break-before="auto" style:column-width="1.522in"/>
    </style:style>
    <style:style style:name="co17" style:family="table-column">
      <style:table-column-properties fo:break-before="auto" style:column-width="1.372in"/>
    </style:style>
    <style:style style:name="co18" style:family="table-column">
      <style:table-column-properties fo:break-before="auto" style:column-width="1.6075in"/>
    </style:style>
    <style:style style:name="co10" style:family="table-column">
      <style:table-column-properties fo:break-before="auto" style:column-width="1.1898in"/>
    </style:style>
    <style:style style:name="co11" style:family="table-column">
      <style:table-column-properties fo:break-before="auto" style:column-width="1.5654in"/>
    </style:style>
    <style:style style:name="co14" style:family="table-column">
      <style:table-column-properties fo:break-before="auto" style:column-width="1.5327in"/>
    </style:style>
    <style:style style:name="co15" style:family="table-column">
      <style:table-column-properties fo:break-before="auto" style:column-width="1.8008in"/>
    </style:style>
    <style:style style:name="co19" style:family="table-column">
      <style:table-column-properties fo:break-before="auto" style:column-width="1.672in"/>
    </style:style>
    <style:style style:name="co20" style:family="table-column">
      <style:table-column-properties fo:break-before="auto" style:column-width="1.9835in"/>
    </style:style>
    <style:style style:name="co21" style:family="table-column">
      <style:table-column-properties fo:break-before="auto" style:column-width="1.3827in"/>
    </style:style>
    <style:style style:name="co22" style:family="table-column">
      <style:table-column-properties fo:break-before="auto" style:column-width="1.3201in"/>
    </style:style>
    <style:style style:name="co23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2" style:family="table-cell" style:parent-style-name="Default">
      <style:table-cell-properties style:text-align-source="fix" style:repeat-content="fals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 style:data-style-name="N99"/>
    <style:style style:name="ce8" style:family="table-cell" style:parent-style-name="Default">
      <style:map style:condition="is-true-formula(ISBLANK(VLOOKUP([.$A2];FunctionName_To_PinName;2;0)))" style:apply-style-name="Note" style:base-cell-address="FunctionPinMux.A2"/>
      <style:map style:condition="is-true-formula(EXACT(VLOOKUP([.$A2];FunctionName_To_PinName;2;0);UnusedPinMark))" style:apply-style-name="UnusedPin" style:base-cell-address="FunctionPinMux.A2"/>
      <style:map style:condition="is-true-formula(EXACT(VLOOKUP([.$A2];FunctionName_To_PinName;2;0);UsedPinMark))" style:apply-style-name="TodoPin" style:base-cell-address="FunctionPinMux.A2"/>
      <style:map style:condition="is-true-formula(NOT(ISBLANK(VLOOKUP([.$A2];FunctionName_To_PinName;2;0))))" style:apply-style-name="Good" style:base-cell-address="FunctionPinMux.A2"/>
    </style:style>
    <style:style style:name="ce9" style:family="table-cell" style:parent-style-name="Default">
      <style:map style:condition="is-true-formula(EXACT(VLOOKUP([.$A2];FunctionName_To_PinName;2;0);UnusedPinMark))" style:apply-style-name="UnusedPin" style:base-cell-address="FunctionPinMux.B2"/>
      <style:map style:condition="is-true-formula(AND(NOT(ISBLANK([.B2]));EXACT(VLOOKUP([.$A2];FunctionName_To_PinName;2;0);[.B2])))" style:apply-style-name="Good" style:base-cell-address="FunctionPinMux.B2"/>
      <style:map style:condition="is-true-formula(NOT(EXACT(VLOOKUP([.B2];PinName_To_Used;2;0);NoPkgPinText)))" style:apply-style-name="UsedPin" style:base-cell-address="FunctionPinMux.B2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inAssign usage:</text:p>
          </table:table-cell>
          <table:table-cell office:value-type="string" calcext:value-type="string">
            <text:p>GPIO FUNCTION can be edited to mark a pin used as a GPIO, or give a name for an alternate function pin; use ‘-’ if the pin is not used/not na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KGPIN and NAME are defined from the MCU datasheet – don’t edit the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T FUNCTION is populated automatically, don’t edit 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D is populated automatically, it contains an ‘o’ if the pin is assigned to a GPIO or alternate function, ‘-’ if the pin is fre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unctionAssign usage:</text:p>
          </table:table-cell>
          <table:table-cell office:value-type="string" calcext:value-type="string">
            <text:p>Put an ‘x’ in the PIN NAME column if the alternate function is not us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t the name of the GPIO (eg. PA3) in the PIN NAME column if the alternate function is assigned to that GP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ave PIN NAME blank if undeci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is defined from the MCU datasheet – do not edit 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KGPIN is populated automatically, don’t edit i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unctionPinMux usage:</text:p>
          </table:table-cell>
          <table:table-cell office:value-type="string" calcext:value-type="string">
            <text:p>Used to view pins available for alternate functions, not used for editing. Use PinAssign/FunctionAssign to assign GPIOs or alternate functions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_Data sheet:</text:p>
          </table:table-cell>
          <table:table-cell office:value-type="string" calcext:value-type="string">
            <text:p>contains a reverse mapping of pin name → pkgpin indi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so marks pins that are fixed function on the MCU so that those are always marked as ‘used’ on the PinAssign sheet</text:p>
          </table:table-cell>
          <table:table-cell/>
        </table:table-row>
      </table:table>
      <table:table table:name="PinAssign" table:style-name="ta1">
        <table:table-column table:style-name="co10" table:default-cell-style-name="ce10"/>
        <table:table-column table:style-name="co11" table:default-cell-style-name="ce15"/>
        <table:table-column table:style-name="co14" table:default-cell-style-name="ce15"/>
        <table:table-column table:style-name="co15" table:default-cell-style-name="ce20"/>
        <table:table-column table:style-name="co19" table:default-cell-style-name="ce15"/>
        <table:table-column table:style-name="co20" table:default-cell-style-name="Default"/>
        <table:table-column table:style-name="co4" table:number-columns-repeated="8" table:default-cell-style-name="Default"/>
        <table:table-column table:style-name="co21" table:default-cell-style-name="Default"/>
        <table:table-column table:style-name="co4" table:default-cell-style-name="Default"/>
        <table:table-row table:style-name="ro1">
          <table:table-cell table:style-name="ce7" office:value-type="string" calcext:value-type="string">
            <text:p>PKGPIN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USED</text:p>
          </table:table-cell>
          <table:table-cell table:style-name="ce13" office:value-type="string" calcext:value-type="string">
            <text:p>ALT FUNCTION</text:p>
          </table:table-cell>
          <table:table-cell table:style-name="ce13" office:value-type="string" calcext:value-type="string">
            <text:p>GPIO FUNCTION</text:p>
          </table:table-cell>
          <table:table-cell table:number-columns-repeated="9"/>
          <table:table-cell office:value-type="string" calcext:value-type="string">
            <text:p>UnusedPinMark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VSS</text:p>
          </table:table-cell>
          <table:table-cell table:formula="of:=IF(OR(NOT(EXACT([.$D2];NoPkgPinText));NOT(EXACT([.$E2];NoPkgPinText));VLOOKUP([.$A2];PkgPin_To_FixedFunction;2;0));UsedPinMark;NoPkgPinText)" office:value-type="string" office:string-value="o" calcext:value-type="string">
            <text:p>o</text:p>
          </table:table-cell>
          <table:table-cell table:formula="of:=IF(ISERROR(VLOOKUP([.$A2];PkgPin_To_FunctionAssign;2;0));NoPkgPinText;VLOOKUP([.$A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/>
          <table:table-cell table:style-name="ce15"/>
          <table:table-cell table:number-columns-repeated="7"/>
          <table:table-cell office:value-type="string" calcext:value-type="string">
            <text:p>UsedPinMark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PB8</text:p>
          </table:table-cell>
          <table:table-cell table:formula="of:=IF(OR(NOT(EXACT([.$D3];NoPkgPinText));NOT(EXACT([.$E3];NoPkgPinText));VLOOKUP([.$A3];PkgPin_To_FixedFunction;2;0));UsedPinMark;NoPkgPinText)" office:value-type="string" office:string-value="o" calcext:value-type="string">
            <text:p>o</text:p>
          </table:table-cell>
          <table:table-cell table:formula="of:=IF(ISERROR(VLOOKUP([.$A3];PkgPin_To_FunctionAssign;2;0));NoPkgPinText;VLOOKUP([.$A3];PkgPin_To_FunctionAssign;2;0))" office:value-type="string" office:string-value="I2C1_SCL" calcext:value-type="string">
            <text:p>I2C1_SCL</text:p>
          </table:table-cell>
          <table:table-cell office:value-type="string" calcext:value-type="string">
            <text:p>codec_ctl.scl</text:p>
          </table:table-cell>
          <table:table-cell/>
          <table:table-cell table:style-name="ce15"/>
          <table:table-cell table:number-columns-repeated="7"/>
          <table:table-cell office:value-type="string" calcext:value-type="string">
            <text:p>NoPkgPinTex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PB6</text:p>
          </table:table-cell>
          <table:table-cell table:formula="of:=IF(OR(NOT(EXACT([.$D4];NoPkgPinText));NOT(EXACT([.$E4];NoPkgPinText));VLOOKUP([.$A4];PkgPin_To_FixedFunction;2;0));UsedPinMark;NoPkgPinText)" office:value-type="string" office:string-value="-" calcext:value-type="string">
            <text:p>-</text:p>
          </table:table-cell>
          <table:table-cell table:formula="of:=IF(ISERROR(VLOOKUP([.$A4];PkgPin_To_FunctionAssign;2;0));NoPkgPinText;VLOOKUP([.$A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PB5</text:p>
          </table:table-cell>
          <table:table-cell table:formula="of:=IF(OR(NOT(EXACT([.$D5];NoPkgPinText));NOT(EXACT([.$E5];NoPkgPinText));VLOOKUP([.$A5];PkgPin_To_FixedFunction;2;0));UsedPinMark;NoPkgPinText)" office:value-type="string" office:string-value="-" calcext:value-type="string">
            <text:p>-</text:p>
          </table:table-cell>
          <table:table-cell table:formula="of:=IF(ISERROR(VLOOKUP([.$A5];PkgPin_To_FunctionAssign;2;0));NoPkgPinText;VLOOKUP([.$A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PD7</text:p>
          </table:table-cell>
          <table:table-cell table:formula="of:=IF(OR(NOT(EXACT([.$D6];NoPkgPinText));NOT(EXACT([.$E6];NoPkgPinText));VLOOKUP([.$A6];PkgPin_To_FixedFunction;2;0));UsedPinMark;NoPkgPinText)" office:value-type="string" office:string-value="o" calcext:value-type="string">
            <text:p>o</text:p>
          </table:table-cell>
          <table:table-cell table:formula="of:=IF(ISERROR(VLOOKUP([.$A6];PkgPin_To_FunctionAssign;2;0));NoPkgPinText;VLOOKUP([.$A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vol+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BOOT0</text:p>
          </table:table-cell>
          <table:table-cell table:formula="of:=IF(OR(NOT(EXACT([.$D7];NoPkgPinText));NOT(EXACT([.$E7];NoPkgPinText));VLOOKUP([.$A7];PkgPin_To_FixedFunction;2;0));UsedPinMark;NoPkgPinText)" office:value-type="string" office:string-value="o" calcext:value-type="string">
            <text:p>o</text:p>
          </table:table-cell>
          <table:table-cell table:formula="of:=IF(ISERROR(VLOOKUP([.$A7];PkgPin_To_FunctionAssign;2;0));NoPkgPinText;VLOOKUP([.$A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PM11</text:p>
          </table:table-cell>
          <table:table-cell table:formula="of:=IF(OR(NOT(EXACT([.$D8];NoPkgPinText));NOT(EXACT([.$E8];NoPkgPinText));VLOOKUP([.$A8];PkgPin_To_FixedFunction;2;0));UsedPinMark;NoPkgPinText)" office:value-type="string" office:string-value="o" calcext:value-type="string">
            <text:p>o</text:p>
          </table:table-cell>
          <table:table-cell table:formula="of:=IF(ISERROR(VLOOKUP([.$A8];PkgPin_To_FunctionAssign;2;0));NoPkgPinText;VLOOKUP([.$A8];PkgPin_To_FunctionAssign;2;0))" office:value-type="string" office:string-value="OTG_FS_DP" calcext:value-type="string">
            <text:p>OTG_FS_DP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PM9</text:p>
          </table:table-cell>
          <table:table-cell table:formula="of:=IF(OR(NOT(EXACT([.$D9];NoPkgPinText));NOT(EXACT([.$E9];NoPkgPinText));VLOOKUP([.$A9];PkgPin_To_FixedFunction;2;0));UsedPinMark;NoPkgPinText)" office:value-type="string" office:string-value="o" calcext:value-type="string">
            <text:p>o</text:p>
          </table:table-cell>
          <table:table-cell table:formula="of:=IF(ISERROR(VLOOKUP([.$A9];PkgPin_To_FunctionAssign;2;0));NoPkgPinText;VLOOKUP([.$A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acklight_pwr_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PM6</text:p>
          </table:table-cell>
          <table:table-cell table:formula="of:=IF(OR(NOT(EXACT([.$D10];NoPkgPinText));NOT(EXACT([.$E10];NoPkgPinText));VLOOKUP([.$A10];PkgPin_To_FixedFunction;2;0));UsedPinMark;NoPkgPinText)" office:value-type="string" office:string-value="o" calcext:value-type="string">
            <text:p>o</text:p>
          </table:table-cell>
          <table:table-cell table:formula="of:=IF(ISERROR(VLOOKUP([.$A10];PkgPin_To_FunctionAssign;2;0));NoPkgPinText;VLOOKUP([.$A10];PkgPin_To_FunctionAssign;2;0))" office:value-type="string" office:string-value="OTG_HS_DP" calcext:value-type="string">
            <text:p>OTG_HS_DP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VDD33USB</text:p>
          </table:table-cell>
          <table:table-cell table:formula="of:=IF(OR(NOT(EXACT([.$D11];NoPkgPinText));NOT(EXACT([.$E11];NoPkgPinText));VLOOKUP([.$A11];PkgPin_To_FixedFunction;2;0));UsedPinMark;NoPkgPinText)" office:value-type="string" office:string-value="o" calcext:value-type="string">
            <text:p>o</text:p>
          </table:table-cell>
          <table:table-cell table:formula="of:=IF(ISERROR(VLOOKUP([.$A11];PkgPin_To_FunctionAssign;2;0));NoPkgPinText;VLOOKUP([.$A1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VDD50USB</text:p>
          </table:table-cell>
          <table:table-cell table:formula="of:=IF(OR(NOT(EXACT([.$D12];NoPkgPinText));NOT(EXACT([.$E12];NoPkgPinText));VLOOKUP([.$A12];PkgPin_To_FixedFunction;2;0));UsedPinMark;NoPkgPinText)" office:value-type="string" office:string-value="o" calcext:value-type="string">
            <text:p>o</text:p>
          </table:table-cell>
          <table:table-cell table:formula="of:=IF(ISERROR(VLOOKUP([.$A12];PkgPin_To_FunctionAssign;2;0));NoPkgPinText;VLOOKUP([.$A1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VSS</text:p>
          </table:table-cell>
          <table:table-cell table:formula="of:=IF(OR(NOT(EXACT([.$D13];NoPkgPinText));NOT(EXACT([.$E13];NoPkgPinText));VLOOKUP([.$A13];PkgPin_To_FixedFunction;2;0));UsedPinMark;NoPkgPinText)" office:value-type="string" office:string-value="o" calcext:value-type="string">
            <text:p>o</text:p>
          </table:table-cell>
          <table:table-cell table:formula="of:=IF(ISERROR(VLOOKUP([.$A13];PkgPin_To_FunctionAssign;2;0));NoPkgPinText;VLOOKUP([.$A1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VBAT</text:p>
          </table:table-cell>
          <table:table-cell table:formula="of:=IF(OR(NOT(EXACT([.$D14];NoPkgPinText));NOT(EXACT([.$E14];NoPkgPinText));VLOOKUP([.$A14];PkgPin_To_FixedFunction;2;0));UsedPinMark;NoPkgPinText)" office:value-type="string" office:string-value="o" calcext:value-type="string">
            <text:p>o</text:p>
          </table:table-cell>
          <table:table-cell table:formula="of:=IF(ISERROR(VLOOKUP([.$A14];PkgPin_To_FunctionAssign;2;0));NoPkgPinText;VLOOKUP([.$A1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PC13</text:p>
          </table:table-cell>
          <table:table-cell table:formula="of:=IF(OR(NOT(EXACT([.$D15];NoPkgPinText));NOT(EXACT([.$E15];NoPkgPinText));VLOOKUP([.$A15];PkgPin_To_FixedFunction;2;0));UsedPinMark;NoPkgPinText)" office:value-type="string" office:string-value="o" calcext:value-type="string">
            <text:p>o</text:p>
          </table:table-cell>
          <table:table-cell table:formula="of:=IF(ISERROR(VLOOKUP([.$A15];PkgPin_To_FunctionAssign;2;0));NoPkgPinText;VLOOKUP([.$A15];PkgPin_To_FunctionAssign;2;0))" office:value-type="string" office:string-value="RTC_OUT1" calcext:value-type="string">
            <text:p>RTC_OUT1</text:p>
          </table:table-cell>
          <table:table-cell office:value-type="string" calcext:value-type="string">
            <text:p>rtc_wakeu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PE1</text:p>
          </table:table-cell>
          <table:table-cell table:formula="of:=IF(OR(NOT(EXACT([.$D16];NoPkgPinText));NOT(EXACT([.$E16];NoPkgPinText));VLOOKUP([.$A16];PkgPin_To_FixedFunction;2;0));UsedPinMark;NoPkgPinText)" office:value-type="string" office:string-value="o" calcext:value-type="string">
            <text:p>o</text:p>
          </table:table-cell>
          <table:table-cell table:formula="of:=IF(ISERROR(VLOOKUP([.$A16];PkgPin_To_FunctionAssign;2;0));NoPkgPinText;VLOOKUP([.$A1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sdmmc_pwr_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PE0</text:p>
          </table:table-cell>
          <table:table-cell table:formula="of:=IF(OR(NOT(EXACT([.$D17];NoPkgPinText));NOT(EXACT([.$E17];NoPkgPinText));VLOOKUP([.$A17];PkgPin_To_FixedFunction;2;0));UsedPinMark;NoPkgPinText)" office:value-type="string" office:string-value="o" calcext:value-type="string">
            <text:p>o</text:p>
          </table:table-cell>
          <table:table-cell table:formula="of:=IF(ISERROR(VLOOKUP([.$A17];PkgPin_To_FunctionAssign;2;0));NoPkgPinText;VLOOKUP([.$A1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sdmmc_detec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PB3</text:p>
          </table:table-cell>
          <table:table-cell table:formula="of:=IF(OR(NOT(EXACT([.$D18];NoPkgPinText));NOT(EXACT([.$E18];NoPkgPinText));VLOOKUP([.$A18];PkgPin_To_FixedFunction;2;0));UsedPinMark;NoPkgPinText)" office:value-type="string" office:string-value="-" calcext:value-type="string">
            <text:p>-</text:p>
          </table:table-cell>
          <table:table-cell table:formula="of:=IF(ISERROR(VLOOKUP([.$A18];PkgPin_To_FunctionAssign;2;0));NoPkgPinText;VLOOKUP([.$A1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PD5</text:p>
          </table:table-cell>
          <table:table-cell table:formula="of:=IF(OR(NOT(EXACT([.$D19];NoPkgPinText));NOT(EXACT([.$E19];NoPkgPinText));VLOOKUP([.$A19];PkgPin_To_FixedFunction;2;0));UsedPinMark;NoPkgPinText)" office:value-type="string" office:string-value="o" calcext:value-type="string">
            <text:p>o</text:p>
          </table:table-cell>
          <table:table-cell table:formula="of:=IF(ISERROR(VLOOKUP([.$A19];PkgPin_To_FunctionAssign;2;0));NoPkgPinText;VLOOKUP([.$A19];PkgPin_To_FunctionAssign;2;0))" office:value-type="string" office:string-value="FMC_NCE" calcext:value-type="string">
            <text:p>FMC_NCE</text:p>
          </table:table-cell>
          <table:table-cell office:value-type="string" calcext:value-type="string">
            <text:p>lcd.c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PM12</text:p>
          </table:table-cell>
          <table:table-cell table:formula="of:=IF(OR(NOT(EXACT([.$D20];NoPkgPinText));NOT(EXACT([.$E20];NoPkgPinText));VLOOKUP([.$A20];PkgPin_To_FixedFunction;2;0));UsedPinMark;NoPkgPinText)" office:value-type="string" office:string-value="o" calcext:value-type="string">
            <text:p>o</text:p>
          </table:table-cell>
          <table:table-cell table:formula="of:=IF(ISERROR(VLOOKUP([.$A20];PkgPin_To_FunctionAssign;2;0));NoPkgPinText;VLOOKUP([.$A20];PkgPin_To_FunctionAssign;2;0))" office:value-type="string" office:string-value="OTG_FS_DM" calcext:value-type="string">
            <text:p>OTG_FS_DM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PM8</text:p>
          </table:table-cell>
          <table:table-cell table:formula="of:=IF(OR(NOT(EXACT([.$D21];NoPkgPinText));NOT(EXACT([.$E21];NoPkgPinText));VLOOKUP([.$A21];PkgPin_To_FixedFunction;2;0));UsedPinMark;NoPkgPinText)" office:value-type="string" office:string-value="o" calcext:value-type="string">
            <text:p>o</text:p>
          </table:table-cell>
          <table:table-cell table:formula="of:=IF(ISERROR(VLOOKUP([.$A21];PkgPin_To_FunctionAssign;2;0));NoPkgPinText;VLOOKUP([.$A21];PkgPin_To_FunctionAssign;2;0))" office:value-type="string" office:string-value="OTG_HS_VBUS" calcext:value-type="string">
            <text:p>OTG_HS_VBUS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PM5</text:p>
          </table:table-cell>
          <table:table-cell table:formula="of:=IF(OR(NOT(EXACT([.$D22];NoPkgPinText));NOT(EXACT([.$E22];NoPkgPinText));VLOOKUP([.$A22];PkgPin_To_FixedFunction;2;0));UsedPinMark;NoPkgPinText)" office:value-type="string" office:string-value="o" calcext:value-type="string">
            <text:p>o</text:p>
          </table:table-cell>
          <table:table-cell table:formula="of:=IF(ISERROR(VLOOKUP([.$A22];PkgPin_To_FunctionAssign;2;0));NoPkgPinText;VLOOKUP([.$A22];PkgPin_To_FunctionAssign;2;0))" office:value-type="string" office:string-value="OTG_HS_DM" calcext:value-type="string">
            <text:p>OTG_HS_DM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PM2</text:p>
          </table:table-cell>
          <table:table-cell table:formula="of:=IF(OR(NOT(EXACT([.$D23];NoPkgPinText));NOT(EXACT([.$E23];NoPkgPinText));VLOOKUP([.$A23];PkgPin_To_FixedFunction;2;0));UsedPinMark;NoPkgPinText)" office:value-type="string" office:string-value="o" calcext:value-type="string">
            <text:p>o</text:p>
          </table:table-cell>
          <table:table-cell table:formula="of:=IF(ISERROR(VLOOKUP([.$A23];PkgPin_To_FunctionAssign;2;0));NoPkgPinText;VLOOKUP([.$A2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codec_dvdd_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PM3</text:p>
          </table:table-cell>
          <table:table-cell table:formula="of:=IF(OR(NOT(EXACT([.$D24];NoPkgPinText));NOT(EXACT([.$E24];NoPkgPinText));VLOOKUP([.$A24];PkgPin_To_FixedFunction;2;0));UsedPinMark;NoPkgPinText)" office:value-type="string" office:string-value="o" calcext:value-type="string">
            <text:p>o</text:p>
          </table:table-cell>
          <table:table-cell table:formula="of:=IF(ISERROR(VLOOKUP([.$A24];PkgPin_To_FunctionAssign;2;0));NoPkgPinText;VLOOKUP([.$A2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codec_rese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PD4</text:p>
          </table:table-cell>
          <table:table-cell table:formula="of:=IF(OR(NOT(EXACT([.$D25];NoPkgPinText));NOT(EXACT([.$E25];NoPkgPinText));VLOOKUP([.$A25];PkgPin_To_FixedFunction;2;0));UsedPinMark;NoPkgPinText)" office:value-type="string" office:string-value="-" calcext:value-type="string">
            <text:p>-</text:p>
          </table:table-cell>
          <table:table-cell table:formula="of:=IF(ISERROR(VLOOKUP([.$A25];PkgPin_To_FunctionAssign;2;0));NoPkgPinText;VLOOKUP([.$A2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PC14-OSC32_IN</text:p>
          </table:table-cell>
          <table:table-cell table:formula="of:=IF(OR(NOT(EXACT([.$D26];NoPkgPinText));NOT(EXACT([.$E26];NoPkgPinText));VLOOKUP([.$A26];PkgPin_To_FixedFunction;2;0));UsedPinMark;NoPkgPinText)" office:value-type="string" office:string-value="o" calcext:value-type="string">
            <text:p>o</text:p>
          </table:table-cell>
          <table:table-cell table:formula="of:=IF(ISERROR(VLOOKUP([.$A26];PkgPin_To_FunctionAssign;2;0));NoPkgPinText;VLOOKUP([.$A26];PkgPin_To_FunctionAssign;2;0))" office:value-type="string" office:string-value="OSC32_IN" calcext:value-type="string">
            <text:p>OSC32_IN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PC15-OSC32_OUT</text:p>
          </table:table-cell>
          <table:table-cell table:formula="of:=IF(OR(NOT(EXACT([.$D27];NoPkgPinText));NOT(EXACT([.$E27];NoPkgPinText));VLOOKUP([.$A27];PkgPin_To_FixedFunction;2;0));UsedPinMark;NoPkgPinText)" office:value-type="string" office:string-value="o" calcext:value-type="string">
            <text:p>o</text:p>
          </table:table-cell>
          <table:table-cell table:formula="of:=IF(ISERROR(VLOOKUP([.$A27];PkgPin_To_FunctionAssign;2;0));NoPkgPinText;VLOOKUP([.$A27];PkgPin_To_FunctionAssign;2;0))" office:value-type="string" office:string-value="OSC32_OUT" calcext:value-type="string">
            <text:p>OSC32_OUT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PB9</text:p>
          </table:table-cell>
          <table:table-cell table:formula="of:=IF(OR(NOT(EXACT([.$D28];NoPkgPinText));NOT(EXACT([.$E28];NoPkgPinText));VLOOKUP([.$A28];PkgPin_To_FixedFunction;2;0));UsedPinMark;NoPkgPinText)" office:value-type="string" office:string-value="o" calcext:value-type="string">
            <text:p>o</text:p>
          </table:table-cell>
          <table:table-cell table:formula="of:=IF(ISERROR(VLOOKUP([.$A28];PkgPin_To_FunctionAssign;2;0));NoPkgPinText;VLOOKUP([.$A2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lcd_rese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PE2</text:p>
          </table:table-cell>
          <table:table-cell table:formula="of:=IF(OR(NOT(EXACT([.$D29];NoPkgPinText));NOT(EXACT([.$E29];NoPkgPinText));VLOOKUP([.$A29];PkgPin_To_FixedFunction;2;0));UsedPinMark;NoPkgPinText)" office:value-type="string" office:string-value="o" calcext:value-type="string">
            <text:p>o</text:p>
          </table:table-cell>
          <table:table-cell table:formula="of:=IF(ISERROR(VLOOKUP([.$A29];PkgPin_To_FunctionAssign;2;0));NoPkgPinText;VLOOKUP([.$A29];PkgPin_To_FunctionAssign;2;0))" office:value-type="string" office:string-value="SAI1_MCLK_A" calcext:value-type="string">
            <text:p>SAI1_MCLK_A</text:p>
          </table:table-cell>
          <table:table-cell office:value-type="string" calcext:value-type="string">
            <text:p>codec.mcl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PB4</text:p>
          </table:table-cell>
          <table:table-cell table:formula="of:=IF(OR(NOT(EXACT([.$D30];NoPkgPinText));NOT(EXACT([.$E30];NoPkgPinText));VLOOKUP([.$A30];PkgPin_To_FixedFunction;2;0));UsedPinMark;NoPkgPinText)" office:value-type="string" office:string-value="-" calcext:value-type="string">
            <text:p>-</text:p>
          </table:table-cell>
          <table:table-cell table:formula="of:=IF(ISERROR(VLOOKUP([.$A30];PkgPin_To_FunctionAssign;2;0));NoPkgPinText;VLOOKUP([.$A3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PD6</text:p>
          </table:table-cell>
          <table:table-cell table:formula="of:=IF(OR(NOT(EXACT([.$D31];NoPkgPinText));NOT(EXACT([.$E31];NoPkgPinText));VLOOKUP([.$A31];PkgPin_To_FixedFunction;2;0));UsedPinMark;NoPkgPinText)" office:value-type="string" office:string-value="-" calcext:value-type="string">
            <text:p>-</text:p>
          </table:table-cell>
          <table:table-cell table:formula="of:=IF(ISERROR(VLOOKUP([.$A31];PkgPin_To_FunctionAssign;2;0));NoPkgPinText;VLOOKUP([.$A3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PM14</text:p>
          </table:table-cell>
          <table:table-cell table:formula="of:=IF(OR(NOT(EXACT([.$D32];NoPkgPinText));NOT(EXACT([.$E32];NoPkgPinText));VLOOKUP([.$A32];PkgPin_To_FixedFunction;2;0));UsedPinMark;NoPkgPinText)" office:value-type="string" office:string-value="o" calcext:value-type="string">
            <text:p>o</text:p>
          </table:table-cell>
          <table:table-cell table:formula="of:=IF(ISERROR(VLOOKUP([.$A32];PkgPin_To_FunctionAssign;2;0));NoPkgPinText;VLOOKUP([.$A32];PkgPin_To_FunctionAssign;2;0))" office:value-type="string" office:string-value="OTG_FS_VBUS" calcext:value-type="string">
            <text:p>OTG_FS_VBUS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DVDD</text:p>
          </table:table-cell>
          <table:table-cell table:formula="of:=IF(OR(NOT(EXACT([.$D33];NoPkgPinText));NOT(EXACT([.$E33];NoPkgPinText));VLOOKUP([.$A33];PkgPin_To_FixedFunction;2;0));UsedPinMark;NoPkgPinText)" office:value-type="string" office:string-value="o" calcext:value-type="string">
            <text:p>o</text:p>
          </table:table-cell>
          <table:table-cell table:formula="of:=IF(ISERROR(VLOOKUP([.$A33];PkgPin_To_FunctionAssign;2;0));NoPkgPinText;VLOOKUP([.$A3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VSS</text:p>
          </table:table-cell>
          <table:table-cell table:formula="of:=IF(OR(NOT(EXACT([.$D34];NoPkgPinText));NOT(EXACT([.$E34];NoPkgPinText));VLOOKUP([.$A34];PkgPin_To_FixedFunction;2;0));UsedPinMark;NoPkgPinText)" office:value-type="string" office:string-value="o" calcext:value-type="string">
            <text:p>o</text:p>
          </table:table-cell>
          <table:table-cell table:formula="of:=IF(ISERROR(VLOOKUP([.$A34];PkgPin_To_FunctionAssign;2;0));NoPkgPinText;VLOOKUP([.$A3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PM1</text:p>
          </table:table-cell>
          <table:table-cell table:formula="of:=IF(OR(NOT(EXACT([.$D35];NoPkgPinText));NOT(EXACT([.$E35];NoPkgPinText));VLOOKUP([.$A35];PkgPin_To_FixedFunction;2;0));UsedPinMark;NoPkgPinText)" office:value-type="string" office:string-value="o" calcext:value-type="string">
            <text:p>o</text:p>
          </table:table-cell>
          <table:table-cell table:formula="of:=IF(ISERROR(VLOOKUP([.$A35];PkgPin_To_FunctionAssign;2;0));NoPkgPinText;VLOOKUP([.$A3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codec_avdd_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PD2</text:p>
          </table:table-cell>
          <table:table-cell table:formula="of:=IF(OR(NOT(EXACT([.$D36];NoPkgPinText));NOT(EXACT([.$E36];NoPkgPinText));VLOOKUP([.$A36];PkgPin_To_FixedFunction;2;0));UsedPinMark;NoPkgPinText)" office:value-type="string" office:string-value="o" calcext:value-type="string">
            <text:p>o</text:p>
          </table:table-cell>
          <table:table-cell table:formula="of:=IF(ISERROR(VLOOKUP([.$A36];PkgPin_To_FunctionAssign;2;0));NoPkgPinText;VLOOKUP([.$A36];PkgPin_To_FunctionAssign;2;0))" office:value-type="string" office:string-value="SDMMC1_CMD" calcext:value-type="string">
            <text:p>SDMMC1_CMD</text:p>
          </table:table-cell>
          <table:table-cell office:value-type="string" calcext:value-type="string">
            <text:p>sdmmc.cm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PC12</text:p>
          </table:table-cell>
          <table:table-cell table:formula="of:=IF(OR(NOT(EXACT([.$D37];NoPkgPinText));NOT(EXACT([.$E37];NoPkgPinText));VLOOKUP([.$A37];PkgPin_To_FixedFunction;2;0));UsedPinMark;NoPkgPinText)" office:value-type="string" office:string-value="o" calcext:value-type="string">
            <text:p>o</text:p>
          </table:table-cell>
          <table:table-cell table:formula="of:=IF(ISERROR(VLOOKUP([.$A37];PkgPin_To_FunctionAssign;2;0));NoPkgPinText;VLOOKUP([.$A37];PkgPin_To_FunctionAssign;2;0))" office:value-type="string" office:string-value="SDMMC1_CK" calcext:value-type="string">
            <text:p>SDMMC1_CK</text:p>
          </table:table-cell>
          <table:table-cell office:value-type="string" calcext:value-type="string">
            <text:p>sdmmc.cl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E5</text:p>
          </table:table-cell>
          <table:table-cell table:formula="of:=IF(OR(NOT(EXACT([.$D38];NoPkgPinText));NOT(EXACT([.$E38];NoPkgPinText));VLOOKUP([.$A38];PkgPin_To_FixedFunction;2;0));UsedPinMark;NoPkgPinText)" office:value-type="string" office:string-value="o" calcext:value-type="string">
            <text:p>o</text:p>
          </table:table-cell>
          <table:table-cell table:formula="of:=IF(ISERROR(VLOOKUP([.$A38];PkgPin_To_FunctionAssign;2;0));NoPkgPinText;VLOOKUP([.$A38];PkgPin_To_FunctionAssign;2;0))" office:value-type="string" office:string-value="SAI1_SCK_A" calcext:value-type="string">
            <text:p>SAI1_SCK_A</text:p>
          </table:table-cell>
          <table:table-cell office:value-type="string" calcext:value-type="string">
            <text:p>codec.bcl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VSS</text:p>
          </table:table-cell>
          <table:table-cell table:formula="of:=IF(OR(NOT(EXACT([.$D39];NoPkgPinText));NOT(EXACT([.$E39];NoPkgPinText));VLOOKUP([.$A39];PkgPin_To_FixedFunction;2;0));UsedPinMark;NoPkgPinText)" office:value-type="string" office:string-value="o" calcext:value-type="string">
            <text:p>o</text:p>
          </table:table-cell>
          <table:table-cell table:formula="of:=IF(ISERROR(VLOOKUP([.$A39];PkgPin_To_FunctionAssign;2;0));NoPkgPinText;VLOOKUP([.$A3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PE3</text:p>
          </table:table-cell>
          <table:table-cell table:formula="of:=IF(OR(NOT(EXACT([.$D40];NoPkgPinText));NOT(EXACT([.$E40];NoPkgPinText));VLOOKUP([.$A40];PkgPin_To_FixedFunction;2;0));UsedPinMark;NoPkgPinText)" office:value-type="string" office:string-value="o" calcext:value-type="string">
            <text:p>o</text:p>
          </table:table-cell>
          <table:table-cell table:formula="of:=IF(ISERROR(VLOOKUP([.$A40];PkgPin_To_FunctionAssign;2;0));NoPkgPinText;VLOOKUP([.$A40];PkgPin_To_FunctionAssign;2;0))" office:value-type="string" office:string-value="SAI1_SD_B" calcext:value-type="string">
            <text:p>SAI1_SD_B</text:p>
          </table:table-cell>
          <table:table-cell office:value-type="string" calcext:value-type="string">
            <text:p>codec.dre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B7</text:p>
          </table:table-cell>
          <table:table-cell table:formula="of:=IF(OR(NOT(EXACT([.$D41];NoPkgPinText));NOT(EXACT([.$E41];NoPkgPinText));VLOOKUP([.$A41];PkgPin_To_FixedFunction;2;0));UsedPinMark;NoPkgPinText)" office:value-type="string" office:string-value="o" calcext:value-type="string">
            <text:p>o</text:p>
          </table:table-cell>
          <table:table-cell table:formula="of:=IF(ISERROR(VLOOKUP([.$A41];PkgPin_To_FunctionAssign;2;0));NoPkgPinText;VLOOKUP([.$A41];PkgPin_To_FunctionAssign;2;0))" office:value-type="string" office:string-value="I2C1_SDA" calcext:value-type="string">
            <text:p>I2C1_SDA</text:p>
          </table:table-cell>
          <table:table-cell office:value-type="string" calcext:value-type="string">
            <text:p>codec_ctl.sd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VSS</text:p>
          </table:table-cell>
          <table:table-cell table:formula="of:=IF(OR(NOT(EXACT([.$D42];NoPkgPinText));NOT(EXACT([.$E42];NoPkgPinText));VLOOKUP([.$A42];PkgPin_To_FixedFunction;2;0));UsedPinMark;NoPkgPinText)" office:value-type="string" office:string-value="o" calcext:value-type="string">
            <text:p>o</text:p>
          </table:table-cell>
          <table:table-cell table:formula="of:=IF(ISERROR(VLOOKUP([.$A42];PkgPin_To_FunctionAssign;2;0));NoPkgPinText;VLOOKUP([.$A4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VDD</text:p>
          </table:table-cell>
          <table:table-cell table:formula="of:=IF(OR(NOT(EXACT([.$D43];NoPkgPinText));NOT(EXACT([.$E43];NoPkgPinText));VLOOKUP([.$A43];PkgPin_To_FixedFunction;2;0));UsedPinMark;NoPkgPinText)" office:value-type="string" office:string-value="o" calcext:value-type="string">
            <text:p>o</text:p>
          </table:table-cell>
          <table:table-cell table:formula="of:=IF(ISERROR(VLOOKUP([.$A43];PkgPin_To_FunctionAssign;2;0));NoPkgPinText;VLOOKUP([.$A4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VSS</text:p>
          </table:table-cell>
          <table:table-cell table:formula="of:=IF(OR(NOT(EXACT([.$D44];NoPkgPinText));NOT(EXACT([.$E44];NoPkgPinText));VLOOKUP([.$A44];PkgPin_To_FixedFunction;2;0));UsedPinMark;NoPkgPinText)" office:value-type="string" office:string-value="o" calcext:value-type="string">
            <text:p>o</text:p>
          </table:table-cell>
          <table:table-cell table:formula="of:=IF(ISERROR(VLOOKUP([.$A44];PkgPin_To_FunctionAssign;2;0));NoPkgPinText;VLOOKUP([.$A4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VSSUSB</text:p>
          </table:table-cell>
          <table:table-cell table:formula="of:=IF(OR(NOT(EXACT([.$D45];NoPkgPinText));NOT(EXACT([.$E45];NoPkgPinText));VLOOKUP([.$A45];PkgPin_To_FixedFunction;2;0));UsedPinMark;NoPkgPinText)" office:value-type="string" office:string-value="o" calcext:value-type="string">
            <text:p>o</text:p>
          </table:table-cell>
          <table:table-cell table:formula="of:=IF(ISERROR(VLOOKUP([.$A45];PkgPin_To_FunctionAssign;2;0));NoPkgPinText;VLOOKUP([.$A4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VDD</text:p>
          </table:table-cell>
          <table:table-cell table:formula="of:=IF(OR(NOT(EXACT([.$D46];NoPkgPinText));NOT(EXACT([.$E46];NoPkgPinText));VLOOKUP([.$A46];PkgPin_To_FixedFunction;2;0));UsedPinMark;NoPkgPinText)" office:value-type="string" office:string-value="o" calcext:value-type="string">
            <text:p>o</text:p>
          </table:table-cell>
          <table:table-cell table:formula="of:=IF(ISERROR(VLOOKUP([.$A46];PkgPin_To_FunctionAssign;2;0));NoPkgPinText;VLOOKUP([.$A4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PD3</text:p>
          </table:table-cell>
          <table:table-cell table:formula="of:=IF(OR(NOT(EXACT([.$D47];NoPkgPinText));NOT(EXACT([.$E47];NoPkgPinText));VLOOKUP([.$A47];PkgPin_To_FixedFunction;2;0));UsedPinMark;NoPkgPinText)" office:value-type="string" office:string-value="o" calcext:value-type="string">
            <text:p>o</text:p>
          </table:table-cell>
          <table:table-cell table:formula="of:=IF(ISERROR(VLOOKUP([.$A47];PkgPin_To_FunctionAssign;2;0));NoPkgPinText;VLOOKUP([.$A47];PkgPin_To_FunctionAssign;2;0))" office:value-type="string" office:string-value="FMC_NWAIT" calcext:value-type="string">
            <text:p>FMC_NWAIT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PC10</text:p>
          </table:table-cell>
          <table:table-cell table:formula="of:=IF(OR(NOT(EXACT([.$D48];NoPkgPinText));NOT(EXACT([.$E48];NoPkgPinText));VLOOKUP([.$A48];PkgPin_To_FixedFunction;2;0));UsedPinMark;NoPkgPinText)" office:value-type="string" office:string-value="o" calcext:value-type="string">
            <text:p>o</text:p>
          </table:table-cell>
          <table:table-cell table:formula="of:=IF(ISERROR(VLOOKUP([.$A48];PkgPin_To_FunctionAssign;2;0));NoPkgPinText;VLOOKUP([.$A48];PkgPin_To_FunctionAssign;2;0))" office:value-type="string" office:string-value="SDMMC1_D2" calcext:value-type="string">
            <text:p>SDMMC1_D2</text:p>
          </table:table-cell>
          <table:table-cell office:value-type="string" calcext:value-type="string">
            <text:p>sdmmc.d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PA15</text:p>
          </table:table-cell>
          <table:table-cell table:formula="of:=IF(OR(NOT(EXACT([.$D49];NoPkgPinText));NOT(EXACT([.$E49];NoPkgPinText));VLOOKUP([.$A49];PkgPin_To_FixedFunction;2;0));UsedPinMark;NoPkgPinText)" office:value-type="string" office:string-value="-" calcext:value-type="string">
            <text:p>-</text:p>
          </table:table-cell>
          <table:table-cell table:formula="of:=IF(ISERROR(VLOOKUP([.$A49];PkgPin_To_FunctionAssign;2;0));NoPkgPinText;VLOOKUP([.$A4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VSSSMPS</text:p>
          </table:table-cell>
          <table:table-cell table:formula="of:=IF(OR(NOT(EXACT([.$D50];NoPkgPinText));NOT(EXACT([.$E50];NoPkgPinText));VLOOKUP([.$A50];PkgPin_To_FixedFunction;2;0));UsedPinMark;NoPkgPinText)" office:value-type="string" office:string-value="o" calcext:value-type="string">
            <text:p>o</text:p>
          </table:table-cell>
          <table:table-cell table:formula="of:=IF(ISERROR(VLOOKUP([.$A50];PkgPin_To_FunctionAssign;2;0));NoPkgPinText;VLOOKUP([.$A5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PE6</text:p>
          </table:table-cell>
          <table:table-cell table:formula="of:=IF(OR(NOT(EXACT([.$D51];NoPkgPinText));NOT(EXACT([.$E51];NoPkgPinText));VLOOKUP([.$A51];PkgPin_To_FixedFunction;2;0));UsedPinMark;NoPkgPinText)" office:value-type="string" office:string-value="o" calcext:value-type="string">
            <text:p>o</text:p>
          </table:table-cell>
          <table:table-cell table:formula="of:=IF(ISERROR(VLOOKUP([.$A51];PkgPin_To_FunctionAssign;2;0));NoPkgPinText;VLOOKUP([.$A51];PkgPin_To_FunctionAssign;2;0))" office:value-type="string" office:string-value="SAI1_SD_A" calcext:value-type="string">
            <text:p>SAI1_SD_A</text:p>
          </table:table-cell>
          <table:table-cell office:value-type="string" calcext:value-type="string">
            <text:p>codec.dpla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PE4</text:p>
          </table:table-cell>
          <table:table-cell table:formula="of:=IF(OR(NOT(EXACT([.$D52];NoPkgPinText));NOT(EXACT([.$E52];NoPkgPinText));VLOOKUP([.$A52];PkgPin_To_FixedFunction;2;0));UsedPinMark;NoPkgPinText)" office:value-type="string" office:string-value="o" calcext:value-type="string">
            <text:p>o</text:p>
          </table:table-cell>
          <table:table-cell table:formula="of:=IF(ISERROR(VLOOKUP([.$A52];PkgPin_To_FunctionAssign;2;0));NoPkgPinText;VLOOKUP([.$A52];PkgPin_To_FunctionAssign;2;0))" office:value-type="string" office:string-value="SAI1_FS_A" calcext:value-type="string">
            <text:p>SAI1_FS_A</text:p>
          </table:table-cell>
          <table:table-cell office:value-type="string" calcext:value-type="string">
            <text:p>codec.wcl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VDD</text:p>
          </table:table-cell>
          <table:table-cell table:formula="of:=IF(OR(NOT(EXACT([.$D53];NoPkgPinText));NOT(EXACT([.$E53];NoPkgPinText));VLOOKUP([.$A53];PkgPin_To_FixedFunction;2;0));UsedPinMark;NoPkgPinText)" office:value-type="string" office:string-value="o" calcext:value-type="string">
            <text:p>o</text:p>
          </table:table-cell>
          <table:table-cell table:formula="of:=IF(ISERROR(VLOOKUP([.$A53];PkgPin_To_FunctionAssign;2;0));NoPkgPinText;VLOOKUP([.$A5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VCAP4</text:p>
          </table:table-cell>
          <table:table-cell table:formula="of:=IF(OR(NOT(EXACT([.$D54];NoPkgPinText));NOT(EXACT([.$E54];NoPkgPinText));VLOOKUP([.$A54];PkgPin_To_FixedFunction;2;0));UsedPinMark;NoPkgPinText)" office:value-type="string" office:string-value="o" calcext:value-type="string">
            <text:p>o</text:p>
          </table:table-cell>
          <table:table-cell table:formula="of:=IF(ISERROR(VLOOKUP([.$A54];PkgPin_To_FunctionAssign;2;0));NoPkgPinText;VLOOKUP([.$A5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PM13</text:p>
          </table:table-cell>
          <table:table-cell table:formula="of:=IF(OR(NOT(EXACT([.$D55];NoPkgPinText));NOT(EXACT([.$E55];NoPkgPinText));VLOOKUP([.$A55];PkgPin_To_FixedFunction;2;0));UsedPinMark;NoPkgPinText)" office:value-type="string" office:string-value="-" calcext:value-type="string">
            <text:p>-</text:p>
          </table:table-cell>
          <table:table-cell table:formula="of:=IF(ISERROR(VLOOKUP([.$A55];PkgPin_To_FunctionAssign;2;0));NoPkgPinText;VLOOKUP([.$A5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VSS</text:p>
          </table:table-cell>
          <table:table-cell table:formula="of:=IF(OR(NOT(EXACT([.$D56];NoPkgPinText));NOT(EXACT([.$E56];NoPkgPinText));VLOOKUP([.$A56];PkgPin_To_FixedFunction;2;0));UsedPinMark;NoPkgPinText)" office:value-type="string" office:string-value="o" calcext:value-type="string">
            <text:p>o</text:p>
          </table:table-cell>
          <table:table-cell table:formula="of:=IF(ISERROR(VLOOKUP([.$A56];PkgPin_To_FunctionAssign;2;0));NoPkgPinText;VLOOKUP([.$A5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PM0</text:p>
          </table:table-cell>
          <table:table-cell table:formula="of:=IF(OR(NOT(EXACT([.$D57];NoPkgPinText));NOT(EXACT([.$E57];NoPkgPinText));VLOOKUP([.$A57];PkgPin_To_FixedFunction;2;0));UsedPinMark;NoPkgPinText)" office:value-type="string" office:string-value="o" calcext:value-type="string">
            <text:p>o</text:p>
          </table:table-cell>
          <table:table-cell table:formula="of:=IF(ISERROR(VLOOKUP([.$A57];PkgPin_To_FunctionAssign;2;0));NoPkgPinText;VLOOKUP([.$A5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pow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PC11</text:p>
          </table:table-cell>
          <table:table-cell table:formula="of:=IF(OR(NOT(EXACT([.$D58];NoPkgPinText));NOT(EXACT([.$E58];NoPkgPinText));VLOOKUP([.$A58];PkgPin_To_FixedFunction;2;0));UsedPinMark;NoPkgPinText)" office:value-type="string" office:string-value="o" calcext:value-type="string">
            <text:p>o</text:p>
          </table:table-cell>
          <table:table-cell table:formula="of:=IF(ISERROR(VLOOKUP([.$A58];PkgPin_To_FunctionAssign;2;0));NoPkgPinText;VLOOKUP([.$A58];PkgPin_To_FunctionAssign;2;0))" office:value-type="string" office:string-value="SDMMC1_D3" calcext:value-type="string">
            <text:p>SDMMC1_D3</text:p>
          </table:table-cell>
          <table:table-cell office:value-type="string" calcext:value-type="string">
            <text:p>sdmmc.d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PA14</text:p>
          </table:table-cell>
          <table:table-cell table:formula="of:=IF(OR(NOT(EXACT([.$D59];NoPkgPinText));NOT(EXACT([.$E59];NoPkgPinText));VLOOKUP([.$A59];PkgPin_To_FixedFunction;2;0));UsedPinMark;NoPkgPinText)" office:value-type="string" office:string-value="o" calcext:value-type="string">
            <text:p>o</text:p>
          </table:table-cell>
          <table:table-cell table:formula="of:=IF(ISERROR(VLOOKUP([.$A59];PkgPin_To_FunctionAssign;2;0));NoPkgPinText;VLOOKUP([.$A59];PkgPin_To_FunctionAssign;2;0))" office:value-type="string" office:string-value="JTCK-SWCLK" calcext:value-type="string">
            <text:p>JTCK-SWCLK</text:p>
          </table:table-cell>
          <table:table-cell office:value-type="string" calcext:value-type="string">
            <text:p>swd.cl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PA12</text:p>
          </table:table-cell>
          <table:table-cell table:formula="of:=IF(OR(NOT(EXACT([.$D60];NoPkgPinText));NOT(EXACT([.$E60];NoPkgPinText));VLOOKUP([.$A60];PkgPin_To_FixedFunction;2;0));UsedPinMark;NoPkgPinText)" office:value-type="string" office:string-value="o" calcext:value-type="string">
            <text:p>o</text:p>
          </table:table-cell>
          <table:table-cell table:formula="of:=IF(ISERROR(VLOOKUP([.$A60];PkgPin_To_FunctionAssign;2;0));NoPkgPinText;VLOOKUP([.$A60];PkgPin_To_FunctionAssign;2;0))" office:value-type="string" office:string-value="FMC_D0" calcext:value-type="string">
            <text:p>FMC_D0</text:p>
          </table:table-cell>
          <table:table-cell office:value-type="string" calcext:value-type="string">
            <text:p>lcd.d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PA13</text:p>
          </table:table-cell>
          <table:table-cell table:formula="of:=IF(OR(NOT(EXACT([.$D61];NoPkgPinText));NOT(EXACT([.$E61];NoPkgPinText));VLOOKUP([.$A61];PkgPin_To_FixedFunction;2;0));UsedPinMark;NoPkgPinText)" office:value-type="string" office:string-value="o" calcext:value-type="string">
            <text:p>o</text:p>
          </table:table-cell>
          <table:table-cell table:formula="of:=IF(ISERROR(VLOOKUP([.$A61];PkgPin_To_FunctionAssign;2;0));NoPkgPinText;VLOOKUP([.$A61];PkgPin_To_FunctionAssign;2;0))" office:value-type="string" office:string-value="JTMS-SWDIO" calcext:value-type="string">
            <text:p>JTMS-SWDIO</text:p>
          </table:table-cell>
          <table:table-cell office:value-type="string" calcext:value-type="string">
            <text:p>swd.i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VLXSMPS</text:p>
          </table:table-cell>
          <table:table-cell table:formula="of:=IF(OR(NOT(EXACT([.$D62];NoPkgPinText));NOT(EXACT([.$E62];NoPkgPinText));VLOOKUP([.$A62];PkgPin_To_FixedFunction;2;0));UsedPinMark;NoPkgPinText)" office:value-type="string" office:string-value="o" calcext:value-type="string">
            <text:p>o</text:p>
          </table:table-cell>
          <table:table-cell table:formula="of:=IF(ISERROR(VLOOKUP([.$A62];PkgPin_To_FunctionAssign;2;0));NoPkgPinText;VLOOKUP([.$A6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VDDSMPS</text:p>
          </table:table-cell>
          <table:table-cell table:formula="of:=IF(OR(NOT(EXACT([.$D63];NoPkgPinText));NOT(EXACT([.$E63];NoPkgPinText));VLOOKUP([.$A63];PkgPin_To_FixedFunction;2;0));UsedPinMark;NoPkgPinText)" office:value-type="string" office:string-value="o" calcext:value-type="string">
            <text:p>o</text:p>
          </table:table-cell>
          <table:table-cell table:formula="of:=IF(ISERROR(VLOOKUP([.$A63];PkgPin_To_FunctionAssign;2;0));NoPkgPinText;VLOOKUP([.$A6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VFBSMPS</text:p>
          </table:table-cell>
          <table:table-cell table:formula="of:=IF(OR(NOT(EXACT([.$D64];NoPkgPinText));NOT(EXACT([.$E64];NoPkgPinText));VLOOKUP([.$A64];PkgPin_To_FixedFunction;2;0));UsedPinMark;NoPkgPinText)" office:value-type="string" office:string-value="o" calcext:value-type="string">
            <text:p>o</text:p>
          </table:table-cell>
          <table:table-cell table:formula="of:=IF(ISERROR(VLOOKUP([.$A64];PkgPin_To_FunctionAssign;2;0));NoPkgPinText;VLOOKUP([.$A6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NRST</text:p>
          </table:table-cell>
          <table:table-cell table:formula="of:=IF(OR(NOT(EXACT([.$D65];NoPkgPinText));NOT(EXACT([.$E65];NoPkgPinText));VLOOKUP([.$A65];PkgPin_To_FixedFunction;2;0));UsedPinMark;NoPkgPinText)" office:value-type="string" office:string-value="o" calcext:value-type="string">
            <text:p>o</text:p>
          </table:table-cell>
          <table:table-cell table:formula="of:=IF(ISERROR(VLOOKUP([.$A65];PkgPin_To_FunctionAssign;2;0));NoPkgPinText;VLOOKUP([.$A6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VSS</text:p>
          </table:table-cell>
          <table:table-cell table:formula="of:=IF(OR(NOT(EXACT([.$D66];NoPkgPinText));NOT(EXACT([.$E66];NoPkgPinText));VLOOKUP([.$A66];PkgPin_To_FixedFunction;2;0));UsedPinMark;NoPkgPinText)" office:value-type="string" office:string-value="o" calcext:value-type="string">
            <text:p>o</text:p>
          </table:table-cell>
          <table:table-cell table:formula="of:=IF(ISERROR(VLOOKUP([.$A66];PkgPin_To_FunctionAssign;2;0));NoPkgPinText;VLOOKUP([.$A6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VDDLDO</text:p>
          </table:table-cell>
          <table:table-cell table:formula="of:=IF(OR(NOT(EXACT([.$D67];NoPkgPinText));NOT(EXACT([.$E67];NoPkgPinText));VLOOKUP([.$A67];PkgPin_To_FixedFunction;2;0));UsedPinMark;NoPkgPinText)" office:value-type="string" office:string-value="o" calcext:value-type="string">
            <text:p>o</text:p>
          </table:table-cell>
          <table:table-cell table:formula="of:=IF(ISERROR(VLOOKUP([.$A67];PkgPin_To_FunctionAssign;2;0));NoPkgPinText;VLOOKUP([.$A6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VDDLDO</text:p>
          </table:table-cell>
          <table:table-cell table:formula="of:=IF(OR(NOT(EXACT([.$D68];NoPkgPinText));NOT(EXACT([.$E68];NoPkgPinText));VLOOKUP([.$A68];PkgPin_To_FixedFunction;2;0));UsedPinMark;NoPkgPinText)" office:value-type="string" office:string-value="o" calcext:value-type="string">
            <text:p>o</text:p>
          </table:table-cell>
          <table:table-cell table:formula="of:=IF(ISERROR(VLOOKUP([.$A68];PkgPin_To_FunctionAssign;2;0));NoPkgPinText;VLOOKUP([.$A6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VCAP3</text:p>
          </table:table-cell>
          <table:table-cell table:formula="of:=IF(OR(NOT(EXACT([.$D69];NoPkgPinText));NOT(EXACT([.$E69];NoPkgPinText));VLOOKUP([.$A69];PkgPin_To_FixedFunction;2;0));UsedPinMark;NoPkgPinText)" office:value-type="string" office:string-value="o" calcext:value-type="string">
            <text:p>o</text:p>
          </table:table-cell>
          <table:table-cell table:formula="of:=IF(ISERROR(VLOOKUP([.$A69];PkgPin_To_FunctionAssign;2;0));NoPkgPinText;VLOOKUP([.$A6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VDD</text:p>
          </table:table-cell>
          <table:table-cell table:formula="of:=IF(OR(NOT(EXACT([.$D70];NoPkgPinText));NOT(EXACT([.$E70];NoPkgPinText));VLOOKUP([.$A70];PkgPin_To_FixedFunction;2;0));UsedPinMark;NoPkgPinText)" office:value-type="string" office:string-value="o" calcext:value-type="string">
            <text:p>o</text:p>
          </table:table-cell>
          <table:table-cell table:formula="of:=IF(ISERROR(VLOOKUP([.$A70];PkgPin_To_FunctionAssign;2;0));NoPkgPinText;VLOOKUP([.$A7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PA8</text:p>
          </table:table-cell>
          <table:table-cell table:formula="of:=IF(OR(NOT(EXACT([.$D71];NoPkgPinText));NOT(EXACT([.$E71];NoPkgPinText));VLOOKUP([.$A71];PkgPin_To_FixedFunction;2;0));UsedPinMark;NoPkgPinText)" office:value-type="string" office:string-value="o" calcext:value-type="string">
            <text:p>o</text:p>
          </table:table-cell>
          <table:table-cell table:formula="of:=IF(ISERROR(VLOOKUP([.$A71];PkgPin_To_FunctionAssign;2;0));NoPkgPinText;VLOOKUP([.$A71];PkgPin_To_FunctionAssign;2;0))" office:value-type="string" office:string-value="FMC_D4" calcext:value-type="string">
            <text:p>FMC_D4</text:p>
          </table:table-cell>
          <table:table-cell office:value-type="string" calcext:value-type="string">
            <text:p>lcd.d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PA10</text:p>
          </table:table-cell>
          <table:table-cell table:formula="of:=IF(OR(NOT(EXACT([.$D72];NoPkgPinText));NOT(EXACT([.$E72];NoPkgPinText));VLOOKUP([.$A72];PkgPin_To_FixedFunction;2;0));UsedPinMark;NoPkgPinText)" office:value-type="string" office:string-value="o" calcext:value-type="string">
            <text:p>o</text:p>
          </table:table-cell>
          <table:table-cell table:formula="of:=IF(ISERROR(VLOOKUP([.$A72];PkgPin_To_FunctionAssign;2;0));NoPkgPinText;VLOOKUP([.$A72];PkgPin_To_FunctionAssign;2;0))" office:value-type="string" office:string-value="FMC_D2" calcext:value-type="string">
            <text:p>FMC_D2</text:p>
          </table:table-cell>
          <table:table-cell office:value-type="string" calcext:value-type="string">
            <text:p>lcd.d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PA11</text:p>
          </table:table-cell>
          <table:table-cell table:formula="of:=IF(OR(NOT(EXACT([.$D73];NoPkgPinText));NOT(EXACT([.$E73];NoPkgPinText));VLOOKUP([.$A73];PkgPin_To_FixedFunction;2;0));UsedPinMark;NoPkgPinText)" office:value-type="string" office:string-value="o" calcext:value-type="string">
            <text:p>o</text:p>
          </table:table-cell>
          <table:table-cell table:formula="of:=IF(ISERROR(VLOOKUP([.$A73];PkgPin_To_FunctionAssign;2;0));NoPkgPinText;VLOOKUP([.$A73];PkgPin_To_FunctionAssign;2;0))" office:value-type="string" office:string-value="FMC_D1" calcext:value-type="string">
            <text:p>FMC_D1</text:p>
          </table:table-cell>
          <table:table-cell office:value-type="string" calcext:value-type="string">
            <text:p>lcd.d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VSS</text:p>
          </table:table-cell>
          <table:table-cell table:formula="of:=IF(OR(NOT(EXACT([.$D74];NoPkgPinText));NOT(EXACT([.$E74];NoPkgPinText));VLOOKUP([.$A74];PkgPin_To_FixedFunction;2;0));UsedPinMark;NoPkgPinText)" office:value-type="string" office:string-value="o" calcext:value-type="string">
            <text:p>o</text:p>
          </table:table-cell>
          <table:table-cell table:formula="of:=IF(ISERROR(VLOOKUP([.$A74];PkgPin_To_FunctionAssign;2;0));NoPkgPinText;VLOOKUP([.$A7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H0-OSC_IN</text:p>
          </table:table-cell>
          <table:table-cell table:formula="of:=IF(OR(NOT(EXACT([.$D75];NoPkgPinText));NOT(EXACT([.$E75];NoPkgPinText));VLOOKUP([.$A75];PkgPin_To_FixedFunction;2;0));UsedPinMark;NoPkgPinText)" office:value-type="string" office:string-value="o" calcext:value-type="string">
            <text:p>o</text:p>
          </table:table-cell>
          <table:table-cell table:formula="of:=IF(ISERROR(VLOOKUP([.$A75];PkgPin_To_FunctionAssign;2;0));NoPkgPinText;VLOOKUP([.$A75];PkgPin_To_FunctionAssign;2;0))" office:value-type="string" office:string-value="OSC_IN" calcext:value-type="string">
            <text:p>OSC_IN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C0</text:p>
          </table:table-cell>
          <table:table-cell table:formula="of:=IF(OR(NOT(EXACT([.$D76];NoPkgPinText));NOT(EXACT([.$E76];NoPkgPinText));VLOOKUP([.$A76];PkgPin_To_FixedFunction;2;0));UsedPinMark;NoPkgPinText)" office:value-type="string" office:string-value="o" calcext:value-type="string">
            <text:p>o</text:p>
          </table:table-cell>
          <table:table-cell table:formula="of:=IF(ISERROR(VLOOKUP([.$A76];PkgPin_To_FunctionAssign;2;0));NoPkgPinText;VLOOKUP([.$A7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h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VDD</text:p>
          </table:table-cell>
          <table:table-cell table:formula="of:=IF(OR(NOT(EXACT([.$D77];NoPkgPinText));NOT(EXACT([.$E77];NoPkgPinText));VLOOKUP([.$A77];PkgPin_To_FixedFunction;2;0));UsedPinMark;NoPkgPinText)" office:value-type="string" office:string-value="o" calcext:value-type="string">
            <text:p>o</text:p>
          </table:table-cell>
          <table:table-cell table:formula="of:=IF(ISERROR(VLOOKUP([.$A77];PkgPin_To_FunctionAssign;2;0));NoPkgPinText;VLOOKUP([.$A7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PC1</text:p>
          </table:table-cell>
          <table:table-cell table:formula="of:=IF(OR(NOT(EXACT([.$D78];NoPkgPinText));NOT(EXACT([.$E78];NoPkgPinText));VLOOKUP([.$A78];PkgPin_To_FixedFunction;2;0));UsedPinMark;NoPkgPinText)" office:value-type="string" office:string-value="o" calcext:value-type="string">
            <text:p>o</text:p>
          </table:table-cell>
          <table:table-cell table:formula="of:=IF(ISERROR(VLOOKUP([.$A78];PkgPin_To_FunctionAssign;2;0));NoPkgPinText;VLOOKUP([.$A78];PkgPin_To_FunctionAssign;2;0))" office:value-type="string" office:string-value="FMC_A16" calcext:value-type="string">
            <text:p>FMC_A16</text:p>
          </table:table-cell>
          <table:table-cell office:value-type="string" calcext:value-type="string">
            <text:p>lcd.dc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VDDLDO</text:p>
          </table:table-cell>
          <table:table-cell table:formula="of:=IF(OR(NOT(EXACT([.$D79];NoPkgPinText));NOT(EXACT([.$E79];NoPkgPinText));VLOOKUP([.$A79];PkgPin_To_FixedFunction;2;0));UsedPinMark;NoPkgPinText)" office:value-type="string" office:string-value="o" calcext:value-type="string">
            <text:p>o</text:p>
          </table:table-cell>
          <table:table-cell table:formula="of:=IF(ISERROR(VLOOKUP([.$A79];PkgPin_To_FunctionAssign;2;0));NoPkgPinText;VLOOKUP([.$A7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VDDLDO</text:p>
          </table:table-cell>
          <table:table-cell table:formula="of:=IF(OR(NOT(EXACT([.$D80];NoPkgPinText));NOT(EXACT([.$E80];NoPkgPinText));VLOOKUP([.$A80];PkgPin_To_FixedFunction;2;0));UsedPinMark;NoPkgPinText)" office:value-type="string" office:string-value="o" calcext:value-type="string">
            <text:p>o</text:p>
          </table:table-cell>
          <table:table-cell table:formula="of:=IF(ISERROR(VLOOKUP([.$A80];PkgPin_To_FunctionAssign;2;0));NoPkgPinText;VLOOKUP([.$A8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VSS</text:p>
          </table:table-cell>
          <table:table-cell table:formula="of:=IF(OR(NOT(EXACT([.$D81];NoPkgPinText));NOT(EXACT([.$E81];NoPkgPinText));VLOOKUP([.$A81];PkgPin_To_FixedFunction;2;0));UsedPinMark;NoPkgPinText)" office:value-type="string" office:string-value="o" calcext:value-type="string">
            <text:p>o</text:p>
          </table:table-cell>
          <table:table-cell table:formula="of:=IF(ISERROR(VLOOKUP([.$A81];PkgPin_To_FunctionAssign;2;0));NoPkgPinText;VLOOKUP([.$A8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PC7</text:p>
          </table:table-cell>
          <table:table-cell table:formula="of:=IF(OR(NOT(EXACT([.$D82];NoPkgPinText));NOT(EXACT([.$E82];NoPkgPinText));VLOOKUP([.$A82];PkgPin_To_FixedFunction;2;0));UsedPinMark;NoPkgPinText)" office:value-type="string" office:string-value="o" calcext:value-type="string">
            <text:p>o</text:p>
          </table:table-cell>
          <table:table-cell table:formula="of:=IF(ISERROR(VLOOKUP([.$A82];PkgPin_To_FunctionAssign;2;0));NoPkgPinText;VLOOKUP([.$A8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chg_enab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PC9</text:p>
          </table:table-cell>
          <table:table-cell table:formula="of:=IF(OR(NOT(EXACT([.$D83];NoPkgPinText));NOT(EXACT([.$E83];NoPkgPinText));VLOOKUP([.$A83];PkgPin_To_FixedFunction;2;0));UsedPinMark;NoPkgPinText)" office:value-type="string" office:string-value="o" calcext:value-type="string">
            <text:p>o</text:p>
          </table:table-cell>
          <table:table-cell table:formula="of:=IF(ISERROR(VLOOKUP([.$A83];PkgPin_To_FunctionAssign;2;0));NoPkgPinText;VLOOKUP([.$A83];PkgPin_To_FunctionAssign;2;0))" office:value-type="string" office:string-value="SDMMC1_D1" calcext:value-type="string">
            <text:p>SDMMC1_D1</text:p>
          </table:table-cell>
          <table:table-cell office:value-type="string" calcext:value-type="string">
            <text:p>sdmmc.d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PC8</text:p>
          </table:table-cell>
          <table:table-cell table:formula="of:=IF(OR(NOT(EXACT([.$D84];NoPkgPinText));NOT(EXACT([.$E84];NoPkgPinText));VLOOKUP([.$A84];PkgPin_To_FixedFunction;2;0));UsedPinMark;NoPkgPinText)" office:value-type="string" office:string-value="o" calcext:value-type="string">
            <text:p>o</text:p>
          </table:table-cell>
          <table:table-cell table:formula="of:=IF(ISERROR(VLOOKUP([.$A84];PkgPin_To_FunctionAssign;2;0));NoPkgPinText;VLOOKUP([.$A84];PkgPin_To_FunctionAssign;2;0))" office:value-type="string" office:string-value="SDMMC1_D0" calcext:value-type="string">
            <text:p>SDMMC1_D0</text:p>
          </table:table-cell>
          <table:table-cell office:value-type="string" calcext:value-type="string">
            <text:p>sdmmc.d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12</text:p>
          </table:table-cell>
          <table:table-cell office:value-type="string" calcext:value-type="string">
            <text:p>PA9</text:p>
          </table:table-cell>
          <table:table-cell table:formula="of:=IF(OR(NOT(EXACT([.$D85];NoPkgPinText));NOT(EXACT([.$E85];NoPkgPinText));VLOOKUP([.$A85];PkgPin_To_FixedFunction;2;0));UsedPinMark;NoPkgPinText)" office:value-type="string" office:string-value="o" calcext:value-type="string">
            <text:p>o</text:p>
          </table:table-cell>
          <table:table-cell table:formula="of:=IF(ISERROR(VLOOKUP([.$A85];PkgPin_To_FunctionAssign;2;0));NoPkgPinText;VLOOKUP([.$A85];PkgPin_To_FunctionAssign;2;0))" office:value-type="string" office:string-value="FMC_D3" calcext:value-type="string">
            <text:p>FMC_D3</text:p>
          </table:table-cell>
          <table:table-cell office:value-type="string" calcext:value-type="string">
            <text:p>lcd.d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PH1-OSC_OUT</text:p>
          </table:table-cell>
          <table:table-cell table:formula="of:=IF(OR(NOT(EXACT([.$D86];NoPkgPinText));NOT(EXACT([.$E86];NoPkgPinText));VLOOKUP([.$A86];PkgPin_To_FixedFunction;2;0));UsedPinMark;NoPkgPinText)" office:value-type="string" office:string-value="o" calcext:value-type="string">
            <text:p>o</text:p>
          </table:table-cell>
          <table:table-cell table:formula="of:=IF(ISERROR(VLOOKUP([.$A86];PkgPin_To_FunctionAssign;2;0));NoPkgPinText;VLOOKUP([.$A86];PkgPin_To_FunctionAssign;2;0))" office:value-type="string" office:string-value="OSC_OUT" calcext:value-type="string">
            <text:p>OSC_OUT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PC3</text:p>
          </table:table-cell>
          <table:table-cell table:formula="of:=IF(OR(NOT(EXACT([.$D87];NoPkgPinText));NOT(EXACT([.$E87];NoPkgPinText));VLOOKUP([.$A87];PkgPin_To_FixedFunction;2;0));UsedPinMark;NoPkgPinText)" office:value-type="string" office:string-value="o" calcext:value-type="string">
            <text:p>o</text:p>
          </table:table-cell>
          <table:table-cell table:formula="of:=IF(ISERROR(VLOOKUP([.$A87];PkgPin_To_FunctionAssign;2;0));NoPkgPinText;VLOOKUP([.$A87];PkgPin_To_FunctionAssign;2;0))" office:value-type="string" office:string-value="ADC12_INN12" calcext:value-type="string">
            <text:p>ADC12_INN12</text:p>
          </table:table-cell>
          <table:table-cell office:value-type="string" calcext:value-type="string">
            <text:p>hp_micbutton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VSSA</text:p>
          </table:table-cell>
          <table:table-cell table:formula="of:=IF(OR(NOT(EXACT([.$D88];NoPkgPinText));NOT(EXACT([.$E88];NoPkgPinText));VLOOKUP([.$A88];PkgPin_To_FixedFunction;2;0));UsedPinMark;NoPkgPinText)" office:value-type="string" office:string-value="o" calcext:value-type="string">
            <text:p>o</text:p>
          </table:table-cell>
          <table:table-cell table:formula="of:=IF(ISERROR(VLOOKUP([.$A88];PkgPin_To_FunctionAssign;2;0));NoPkgPinText;VLOOKUP([.$A8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VSS</text:p>
          </table:table-cell>
          <table:table-cell table:formula="of:=IF(OR(NOT(EXACT([.$D89];NoPkgPinText));NOT(EXACT([.$E89];NoPkgPinText));VLOOKUP([.$A89];PkgPin_To_FixedFunction;2;0));UsedPinMark;NoPkgPinText)" office:value-type="string" office:string-value="o" calcext:value-type="string">
            <text:p>o</text:p>
          </table:table-cell>
          <table:table-cell table:formula="of:=IF(ISERROR(VLOOKUP([.$A89];PkgPin_To_FunctionAssign;2;0));NoPkgPinText;VLOOKUP([.$A8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VREFM</text:p>
          </table:table-cell>
          <table:table-cell table:formula="of:=IF(OR(NOT(EXACT([.$D90];NoPkgPinText));NOT(EXACT([.$E90];NoPkgPinText));VLOOKUP([.$A90];PkgPin_To_FixedFunction;2;0));UsedPinMark;NoPkgPinText)" office:value-type="string" office:string-value="o" calcext:value-type="string">
            <text:p>o</text:p>
          </table:table-cell>
          <table:table-cell table:formula="of:=IF(ISERROR(VLOOKUP([.$A90];PkgPin_To_FunctionAssign;2;0));NoPkgPinText;VLOOKUP([.$A9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VCAP1</text:p>
          </table:table-cell>
          <table:table-cell table:formula="of:=IF(OR(NOT(EXACT([.$D91];NoPkgPinText));NOT(EXACT([.$E91];NoPkgPinText));VLOOKUP([.$A91];PkgPin_To_FixedFunction;2;0));UsedPinMark;NoPkgPinText)" office:value-type="string" office:string-value="o" calcext:value-type="string">
            <text:p>o</text:p>
          </table:table-cell>
          <table:table-cell table:formula="of:=IF(ISERROR(VLOOKUP([.$A91];PkgPin_To_FunctionAssign;2;0));NoPkgPinText;VLOOKUP([.$A9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VSS</text:p>
          </table:table-cell>
          <table:table-cell table:formula="of:=IF(OR(NOT(EXACT([.$D92];NoPkgPinText));NOT(EXACT([.$E92];NoPkgPinText));VLOOKUP([.$A92];PkgPin_To_FixedFunction;2;0));UsedPinMark;NoPkgPinText)" office:value-type="string" office:string-value="o" calcext:value-type="string">
            <text:p>o</text:p>
          </table:table-cell>
          <table:table-cell table:formula="of:=IF(ISERROR(VLOOKUP([.$A92];PkgPin_To_FunctionAssign;2;0));NoPkgPinText;VLOOKUP([.$A9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VCAP2</text:p>
          </table:table-cell>
          <table:table-cell table:formula="of:=IF(OR(NOT(EXACT([.$D93];NoPkgPinText));NOT(EXACT([.$E93];NoPkgPinText));VLOOKUP([.$A93];PkgPin_To_FixedFunction;2;0));UsedPinMark;NoPkgPinText)" office:value-type="string" office:string-value="o" calcext:value-type="string">
            <text:p>o</text:p>
          </table:table-cell>
          <table:table-cell table:formula="of:=IF(ISERROR(VLOOKUP([.$A93];PkgPin_To_FunctionAssign;2;0));NoPkgPinText;VLOOKUP([.$A9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PB14</text:p>
          </table:table-cell>
          <table:table-cell table:formula="of:=IF(OR(NOT(EXACT([.$D94];NoPkgPinText));NOT(EXACT([.$E94];NoPkgPinText));VLOOKUP([.$A94];PkgPin_To_FixedFunction;2;0));UsedPinMark;NoPkgPinText)" office:value-type="string" office:string-value="o" calcext:value-type="string">
            <text:p>o</text:p>
          </table:table-cell>
          <table:table-cell table:formula="of:=IF(ISERROR(VLOOKUP([.$A94];PkgPin_To_FunctionAssign;2;0));NoPkgPinText;VLOOKUP([.$A94];PkgPin_To_FunctionAssign;2;0))" office:value-type="string" office:string-value="USART1_TX" calcext:value-type="string">
            <text:p>USART1_TX</text:p>
          </table:table-cell>
          <table:table-cell office:value-type="string" calcext:value-type="string">
            <text:p>uart_t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PB12</text:p>
          </table:table-cell>
          <table:table-cell table:formula="of:=IF(OR(NOT(EXACT([.$D95];NoPkgPinText));NOT(EXACT([.$E95];NoPkgPinText));VLOOKUP([.$A95];PkgPin_To_FixedFunction;2;0));UsedPinMark;NoPkgPinText)" office:value-type="string" office:string-value="o" calcext:value-type="string">
            <text:p>o</text:p>
          </table:table-cell>
          <table:table-cell table:formula="of:=IF(ISERROR(VLOOKUP([.$A95];PkgPin_To_FunctionAssign;2;0));NoPkgPinText;VLOOKUP([.$A9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lef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PD14</text:p>
          </table:table-cell>
          <table:table-cell table:formula="of:=IF(OR(NOT(EXACT([.$D96];NoPkgPinText));NOT(EXACT([.$E96];NoPkgPinText));VLOOKUP([.$A96];PkgPin_To_FixedFunction;2;0));UsedPinMark;NoPkgPinText)" office:value-type="string" office:string-value="o" calcext:value-type="string">
            <text:p>o</text:p>
          </table:table-cell>
          <table:table-cell table:formula="of:=IF(ISERROR(VLOOKUP([.$A96];PkgPin_To_FunctionAssign;2;0));NoPkgPinText;VLOOKUP([.$A96];PkgPin_To_FunctionAssign;2;0))" office:value-type="string" office:string-value="LPTIM2_CH1" calcext:value-type="string">
            <text:p>LPTIM2_CH1</text:p>
          </table:table-cell>
          <table:table-cell office:value-type="string" calcext:value-type="string">
            <text:p>cpu_power_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PC6</text:p>
          </table:table-cell>
          <table:table-cell table:formula="of:=IF(OR(NOT(EXACT([.$D97];NoPkgPinText));NOT(EXACT([.$E97];NoPkgPinText));VLOOKUP([.$A97];PkgPin_To_FixedFunction;2;0));UsedPinMark;NoPkgPinText)" office:value-type="string" office:string-value="o" calcext:value-type="string">
            <text:p>o</text:p>
          </table:table-cell>
          <table:table-cell table:formula="of:=IF(ISERROR(VLOOKUP([.$A97];PkgPin_To_FunctionAssign;2;0));NoPkgPinText;VLOOKUP([.$A9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chg_charg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C2</text:p>
          </table:table-cell>
          <table:table-cell table:formula="of:=IF(OR(NOT(EXACT([.$D98];NoPkgPinText));NOT(EXACT([.$E98];NoPkgPinText));VLOOKUP([.$A98];PkgPin_To_FixedFunction;2;0));UsedPinMark;NoPkgPinText)" office:value-type="string" office:string-value="o" calcext:value-type="string">
            <text:p>o</text:p>
          </table:table-cell>
          <table:table-cell table:formula="of:=IF(ISERROR(VLOOKUP([.$A98];PkgPin_To_FunctionAssign;2;0));NoPkgPinText;VLOOKUP([.$A98];PkgPin_To_FunctionAssign;2;0))" office:value-type="string" office:string-value="ADC12_INP12" calcext:value-type="string">
            <text:p>ADC12_INP12</text:p>
          </table:table-cell>
          <table:table-cell office:value-type="string" calcext:value-type="string">
            <text:p>hp_micbutton+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A1</text:p>
          </table:table-cell>
          <table:table-cell table:formula="of:=IF(OR(NOT(EXACT([.$D99];NoPkgPinText));NOT(EXACT([.$E99];NoPkgPinText));VLOOKUP([.$A99];PkgPin_To_FixedFunction;2;0));UsedPinMark;NoPkgPinText)" office:value-type="string" office:string-value="o" calcext:value-type="string">
            <text:p>o</text:p>
          </table:table-cell>
          <table:table-cell table:formula="of:=IF(ISERROR(VLOOKUP([.$A99];PkgPin_To_FunctionAssign;2;0));NoPkgPinText;VLOOKUP([.$A99];PkgPin_To_FunctionAssign;2;0))" office:value-type="string" office:string-value="FMC_D6" calcext:value-type="string">
            <text:p>FMC_D6</text:p>
          </table:table-cell>
          <table:table-cell office:value-type="string" calcext:value-type="string">
            <text:p>lcd.d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VDDA</text:p>
          </table:table-cell>
          <table:table-cell table:formula="of:=IF(OR(NOT(EXACT([.$D100];NoPkgPinText));NOT(EXACT([.$E100];NoPkgPinText));VLOOKUP([.$A100];PkgPin_To_FixedFunction;2;0));UsedPinMark;NoPkgPinText)" office:value-type="string" office:string-value="o" calcext:value-type="string">
            <text:p>o</text:p>
          </table:table-cell>
          <table:table-cell table:formula="of:=IF(ISERROR(VLOOKUP([.$A100];PkgPin_To_FunctionAssign;2;0));NoPkgPinText;VLOOKUP([.$A10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PA5</text:p>
          </table:table-cell>
          <table:table-cell table:formula="of:=IF(OR(NOT(EXACT([.$D101];NoPkgPinText));NOT(EXACT([.$E101];NoPkgPinText));VLOOKUP([.$A101];PkgPin_To_FixedFunction;2;0));UsedPinMark;NoPkgPinText)" office:value-type="string" office:string-value="o" calcext:value-type="string">
            <text:p>o</text:p>
          </table:table-cell>
          <table:table-cell table:formula="of:=IF(ISERROR(VLOOKUP([.$A101];PkgPin_To_FunctionAssign;2;0));NoPkgPinText;VLOOKUP([.$A10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VDD</text:p>
          </table:table-cell>
          <table:table-cell table:formula="of:=IF(OR(NOT(EXACT([.$D102];NoPkgPinText));NOT(EXACT([.$E102];NoPkgPinText));VLOOKUP([.$A102];PkgPin_To_FixedFunction;2;0));UsedPinMark;NoPkgPinText)" office:value-type="string" office:string-value="o" calcext:value-type="string">
            <text:p>o</text:p>
          </table:table-cell>
          <table:table-cell table:formula="of:=IF(ISERROR(VLOOKUP([.$A102];PkgPin_To_FunctionAssign;2;0));NoPkgPinText;VLOOKUP([.$A10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PO1</text:p>
          </table:table-cell>
          <table:table-cell table:formula="of:=IF(OR(NOT(EXACT([.$D103];NoPkgPinText));NOT(EXACT([.$E103];NoPkgPinText));VLOOKUP([.$A103];PkgPin_To_FixedFunction;2;0));UsedPinMark;NoPkgPinText)" office:value-type="string" office:string-value="o" calcext:value-type="string">
            <text:p>o</text:p>
          </table:table-cell>
          <table:table-cell table:formula="of:=IF(ISERROR(VLOOKUP([.$A103];PkgPin_To_FunctionAssign;2;0));NoPkgPinText;VLOOKUP([.$A10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xspi_rese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PO0</text:p>
          </table:table-cell>
          <table:table-cell table:formula="of:=IF(OR(NOT(EXACT([.$D104];NoPkgPinText));NOT(EXACT([.$E104];NoPkgPinText));VLOOKUP([.$A104];PkgPin_To_FixedFunction;2;0));UsedPinMark;NoPkgPinText)" office:value-type="string" office:string-value="o" calcext:value-type="string">
            <text:p>o</text:p>
          </table:table-cell>
          <table:table-cell table:formula="of:=IF(ISERROR(VLOOKUP([.$A104];PkgPin_To_FunctionAssign;2;0));NoPkgPinText;VLOOKUP([.$A104];PkgPin_To_FunctionAssign;2;0))" office:value-type="string" office:string-value="XSPIM_P1_NCS1" calcext:value-type="string">
            <text:p>XSPIM_P1_NCS1</text:p>
          </table:table-cell>
          <table:table-cell office:value-type="string" calcext:value-type="string">
            <text:p>xspi.c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PD8</text:p>
          </table:table-cell>
          <table:table-cell table:formula="of:=IF(OR(NOT(EXACT([.$D105];NoPkgPinText));NOT(EXACT([.$E105];NoPkgPinText));VLOOKUP([.$A105];PkgPin_To_FixedFunction;2;0));UsedPinMark;NoPkgPinText)" office:value-type="string" office:string-value="o" calcext:value-type="string">
            <text:p>o</text:p>
          </table:table-cell>
          <table:table-cell table:formula="of:=IF(ISERROR(VLOOKUP([.$A105];PkgPin_To_FunctionAssign;2;0));NoPkgPinText;VLOOKUP([.$A10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vol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VDD</text:p>
          </table:table-cell>
          <table:table-cell table:formula="of:=IF(OR(NOT(EXACT([.$D106];NoPkgPinText));NOT(EXACT([.$E106];NoPkgPinText));VLOOKUP([.$A106];PkgPin_To_FixedFunction;2;0));UsedPinMark;NoPkgPinText)" office:value-type="string" office:string-value="o" calcext:value-type="string">
            <text:p>o</text:p>
          </table:table-cell>
          <table:table-cell table:formula="of:=IF(ISERROR(VLOOKUP([.$A106];PkgPin_To_FunctionAssign;2;0));NoPkgPinText;VLOOKUP([.$A10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PB10</text:p>
          </table:table-cell>
          <table:table-cell table:formula="of:=IF(OR(NOT(EXACT([.$D107];NoPkgPinText));NOT(EXACT([.$E107];NoPkgPinText));VLOOKUP([.$A107];PkgPin_To_FixedFunction;2;0));UsedPinMark;NoPkgPinText)" office:value-type="string" office:string-value="o" calcext:value-type="string">
            <text:p>o</text:p>
          </table:table-cell>
          <table:table-cell table:formula="of:=IF(ISERROR(VLOOKUP([.$A107];PkgPin_To_FunctionAssign;2;0));NoPkgPinText;VLOOKUP([.$A10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u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PB13</text:p>
          </table:table-cell>
          <table:table-cell table:formula="of:=IF(OR(NOT(EXACT([.$D108];NoPkgPinText));NOT(EXACT([.$E108];NoPkgPinText));VLOOKUP([.$A108];PkgPin_To_FixedFunction;2;0));UsedPinMark;NoPkgPinText)" office:value-type="string" office:string-value="o" calcext:value-type="string">
            <text:p>o</text:p>
          </table:table-cell>
          <table:table-cell table:formula="of:=IF(ISERROR(VLOOKUP([.$A108];PkgPin_To_FunctionAssign;2;0));NoPkgPinText;VLOOKUP([.$A10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righ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PB15</text:p>
          </table:table-cell>
          <table:table-cell table:formula="of:=IF(OR(NOT(EXACT([.$D109];NoPkgPinText));NOT(EXACT([.$E109];NoPkgPinText));VLOOKUP([.$A109];PkgPin_To_FixedFunction;2;0));UsedPinMark;NoPkgPinText)" office:value-type="string" office:string-value="o" calcext:value-type="string">
            <text:p>o</text:p>
          </table:table-cell>
          <table:table-cell table:formula="of:=IF(ISERROR(VLOOKUP([.$A109];PkgPin_To_FunctionAssign;2;0));NoPkgPinText;VLOOKUP([.$A109];PkgPin_To_FunctionAssign;2;0))" office:value-type="string" office:string-value="USART1_RX" calcext:value-type="string">
            <text:p>USART1_RX</text:p>
          </table:table-cell>
          <table:table-cell office:value-type="string" calcext:value-type="string">
            <text:p>uart_r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PA0</text:p>
          </table:table-cell>
          <table:table-cell table:formula="of:=IF(OR(NOT(EXACT([.$D110];NoPkgPinText));NOT(EXACT([.$E110];NoPkgPinText));VLOOKUP([.$A110];PkgPin_To_FixedFunction;2;0));UsedPinMark;NoPkgPinText)" office:value-type="string" office:string-value="o" calcext:value-type="string">
            <text:p>o</text:p>
          </table:table-cell>
          <table:table-cell table:formula="of:=IF(ISERROR(VLOOKUP([.$A110];PkgPin_To_FunctionAssign;2;0));NoPkgPinText;VLOOKUP([.$A110];PkgPin_To_FunctionAssign;2;0))" office:value-type="string" office:string-value="FMC_D7" calcext:value-type="string">
            <text:p>FMC_D7</text:p>
          </table:table-cell>
          <table:table-cell office:value-type="string" calcext:value-type="string">
            <text:p>lcd.d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PA3</text:p>
          </table:table-cell>
          <table:table-cell table:formula="of:=IF(OR(NOT(EXACT([.$D111];NoPkgPinText));NOT(EXACT([.$E111];NoPkgPinText));VLOOKUP([.$A111];PkgPin_To_FixedFunction;2;0));UsedPinMark;NoPkgPinText)" office:value-type="string" office:string-value="o" calcext:value-type="string">
            <text:p>o</text:p>
          </table:table-cell>
          <table:table-cell table:formula="of:=IF(ISERROR(VLOOKUP([.$A111];PkgPin_To_FunctionAssign;2;0));NoPkgPinText;VLOOKUP([.$A11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VREFP</text:p>
          </table:table-cell>
          <table:table-cell table:formula="of:=IF(OR(NOT(EXACT([.$D112];NoPkgPinText));NOT(EXACT([.$E112];NoPkgPinText));VLOOKUP([.$A112];PkgPin_To_FixedFunction;2;0));UsedPinMark;NoPkgPinText)" office:value-type="string" office:string-value="o" calcext:value-type="string">
            <text:p>o</text:p>
          </table:table-cell>
          <table:table-cell table:formula="of:=IF(ISERROR(VLOOKUP([.$A112];PkgPin_To_FunctionAssign;2;0));NoPkgPinText;VLOOKUP([.$A11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PA7</text:p>
          </table:table-cell>
          <table:table-cell table:formula="of:=IF(OR(NOT(EXACT([.$D113];NoPkgPinText));NOT(EXACT([.$E113];NoPkgPinText));VLOOKUP([.$A113];PkgPin_To_FixedFunction;2;0));UsedPinMark;NoPkgPinText)" office:value-type="string" office:string-value="o" calcext:value-type="string">
            <text:p>o</text:p>
          </table:table-cell>
          <table:table-cell table:formula="of:=IF(ISERROR(VLOOKUP([.$A113];PkgPin_To_FunctionAssign;2;0));NoPkgPinText;VLOOKUP([.$A113];PkgPin_To_FunctionAssign;2;0))" office:value-type="string" office:string-value="ADC12_INP7" calcext:value-type="string">
            <text:p>ADC12_INP7</text:p>
          </table:table-cell>
          <table:table-cell office:value-type="string" calcext:value-type="string">
            <text:p>adc_vb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5</text:p>
          </table:table-cell>
          <table:table-cell office:value-type="string" calcext:value-type="string">
            <text:p>VDDXSPI1</text:p>
          </table:table-cell>
          <table:table-cell table:formula="of:=IF(OR(NOT(EXACT([.$D114];NoPkgPinText));NOT(EXACT([.$E114];NoPkgPinText));VLOOKUP([.$A114];PkgPin_To_FixedFunction;2;0));UsedPinMark;NoPkgPinText)" office:value-type="string" office:string-value="o" calcext:value-type="string">
            <text:p>o</text:p>
          </table:table-cell>
          <table:table-cell table:formula="of:=IF(ISERROR(VLOOKUP([.$A114];PkgPin_To_FunctionAssign;2;0));NoPkgPinText;VLOOKUP([.$A11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6</text:p>
          </table:table-cell>
          <table:table-cell office:value-type="string" calcext:value-type="string">
            <text:p>VSS</text:p>
          </table:table-cell>
          <table:table-cell table:formula="of:=IF(OR(NOT(EXACT([.$D115];NoPkgPinText));NOT(EXACT([.$E115];NoPkgPinText));VLOOKUP([.$A115];PkgPin_To_FixedFunction;2;0));UsedPinMark;NoPkgPinText)" office:value-type="string" office:string-value="o" calcext:value-type="string">
            <text:p>o</text:p>
          </table:table-cell>
          <table:table-cell table:formula="of:=IF(ISERROR(VLOOKUP([.$A115];PkgPin_To_FunctionAssign;2;0));NoPkgPinText;VLOOKUP([.$A11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7</text:p>
          </table:table-cell>
          <table:table-cell office:value-type="string" calcext:value-type="string">
            <text:p>VDDXSPI1</text:p>
          </table:table-cell>
          <table:table-cell table:formula="of:=IF(OR(NOT(EXACT([.$D116];NoPkgPinText));NOT(EXACT([.$E116];NoPkgPinText));VLOOKUP([.$A116];PkgPin_To_FixedFunction;2;0));UsedPinMark;NoPkgPinText)" office:value-type="string" office:string-value="o" calcext:value-type="string">
            <text:p>o</text:p>
          </table:table-cell>
          <table:table-cell table:formula="of:=IF(ISERROR(VLOOKUP([.$A116];PkgPin_To_FunctionAssign;2;0));NoPkgPinText;VLOOKUP([.$A11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8</text:p>
          </table:table-cell>
          <table:table-cell office:value-type="string" calcext:value-type="string">
            <text:p>VSS</text:p>
          </table:table-cell>
          <table:table-cell table:formula="of:=IF(OR(NOT(EXACT([.$D117];NoPkgPinText));NOT(EXACT([.$E117];NoPkgPinText));VLOOKUP([.$A117];PkgPin_To_FixedFunction;2;0));UsedPinMark;NoPkgPinText)" office:value-type="string" office:string-value="o" calcext:value-type="string">
            <text:p>o</text:p>
          </table:table-cell>
          <table:table-cell table:formula="of:=IF(ISERROR(VLOOKUP([.$A117];PkgPin_To_FunctionAssign;2;0));NoPkgPinText;VLOOKUP([.$A11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9</text:p>
          </table:table-cell>
          <table:table-cell office:value-type="string" calcext:value-type="string">
            <text:p>VDDXSPI1</text:p>
          </table:table-cell>
          <table:table-cell table:formula="of:=IF(OR(NOT(EXACT([.$D118];NoPkgPinText));NOT(EXACT([.$E118];NoPkgPinText));VLOOKUP([.$A118];PkgPin_To_FixedFunction;2;0));UsedPinMark;NoPkgPinText)" office:value-type="string" office:string-value="o" calcext:value-type="string">
            <text:p>o</text:p>
          </table:table-cell>
          <table:table-cell table:formula="of:=IF(ISERROR(VLOOKUP([.$A118];PkgPin_To_FunctionAssign;2;0));NoPkgPinText;VLOOKUP([.$A11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10</text:p>
          </table:table-cell>
          <table:table-cell office:value-type="string" calcext:value-type="string">
            <text:p>VSS</text:p>
          </table:table-cell>
          <table:table-cell table:formula="of:=IF(OR(NOT(EXACT([.$D119];NoPkgPinText));NOT(EXACT([.$E119];NoPkgPinText));VLOOKUP([.$A119];PkgPin_To_FixedFunction;2;0));UsedPinMark;NoPkgPinText)" office:value-type="string" office:string-value="o" calcext:value-type="string">
            <text:p>o</text:p>
          </table:table-cell>
          <table:table-cell table:formula="of:=IF(ISERROR(VLOOKUP([.$A119];PkgPin_To_FunctionAssign;2;0));NoPkgPinText;VLOOKUP([.$A11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11</text:p>
          </table:table-cell>
          <table:table-cell office:value-type="string" calcext:value-type="string">
            <text:p>PD12</text:p>
          </table:table-cell>
          <table:table-cell table:formula="of:=IF(OR(NOT(EXACT([.$D120];NoPkgPinText));NOT(EXACT([.$E120];NoPkgPinText));VLOOKUP([.$A120];PkgPin_To_FixedFunction;2;0));UsedPinMark;NoPkgPinText)" office:value-type="string" office:string-value="-" calcext:value-type="string">
            <text:p>-</text:p>
          </table:table-cell>
          <table:table-cell table:formula="of:=IF(ISERROR(VLOOKUP([.$A120];PkgPin_To_FunctionAssign;2;0));NoPkgPinText;VLOOKUP([.$A12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12</text:p>
          </table:table-cell>
          <table:table-cell office:value-type="string" calcext:value-type="string">
            <text:p>PB11</text:p>
          </table:table-cell>
          <table:table-cell table:formula="of:=IF(OR(NOT(EXACT([.$D121];NoPkgPinText));NOT(EXACT([.$E121];NoPkgPinText));VLOOKUP([.$A121];PkgPin_To_FixedFunction;2;0));UsedPinMark;NoPkgPinText)" office:value-type="string" office:string-value="o" calcext:value-type="string">
            <text:p>o</text:p>
          </table:table-cell>
          <table:table-cell table:formula="of:=IF(ISERROR(VLOOKUP([.$A121];PkgPin_To_FunctionAssign;2;0));NoPkgPinText;VLOOKUP([.$A12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dow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PA2</text:p>
          </table:table-cell>
          <table:table-cell table:formula="of:=IF(OR(NOT(EXACT([.$D122];NoPkgPinText));NOT(EXACT([.$E122];NoPkgPinText));VLOOKUP([.$A122];PkgPin_To_FixedFunction;2;0));UsedPinMark;NoPkgPinText)" office:value-type="string" office:string-value="o" calcext:value-type="string">
            <text:p>o</text:p>
          </table:table-cell>
          <table:table-cell table:formula="of:=IF(ISERROR(VLOOKUP([.$A122];PkgPin_To_FunctionAssign;2;0));NoPkgPinText;VLOOKUP([.$A122];PkgPin_To_FunctionAssign;2;0))" office:value-type="string" office:string-value="FMC_D5" calcext:value-type="string">
            <text:p>FMC_D5</text:p>
          </table:table-cell>
          <table:table-cell office:value-type="string" calcext:value-type="string">
            <text:p>lcd.d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PA4</text:p>
          </table:table-cell>
          <table:table-cell table:formula="of:=IF(OR(NOT(EXACT([.$D123];NoPkgPinText));NOT(EXACT([.$E123];NoPkgPinText));VLOOKUP([.$A123];PkgPin_To_FixedFunction;2;0));UsedPinMark;NoPkgPinText)" office:value-type="string" office:string-value="o" calcext:value-type="string">
            <text:p>o</text:p>
          </table:table-cell>
          <table:table-cell table:formula="of:=IF(ISERROR(VLOOKUP([.$A123];PkgPin_To_FunctionAssign;2;0));NoPkgPinText;VLOOKUP([.$A12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C4</text:p>
          </table:table-cell>
          <table:table-cell table:formula="of:=IF(OR(NOT(EXACT([.$D124];NoPkgPinText));NOT(EXACT([.$E124];NoPkgPinText));VLOOKUP([.$A124];PkgPin_To_FixedFunction;2;0));UsedPinMark;NoPkgPinText)" office:value-type="string" office:string-value="o" calcext:value-type="string">
            <text:p>o</text:p>
          </table:table-cell>
          <table:table-cell table:formula="of:=IF(ISERROR(VLOOKUP([.$A124];PkgPin_To_FunctionAssign;2;0));NoPkgPinText;VLOOKUP([.$A12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lo_detec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PB0</text:p>
          </table:table-cell>
          <table:table-cell table:formula="of:=IF(OR(NOT(EXACT([.$D125];NoPkgPinText));NOT(EXACT([.$E125];NoPkgPinText));VLOOKUP([.$A125];PkgPin_To_FixedFunction;2;0));UsedPinMark;NoPkgPinText)" office:value-type="string" office:string-value="-" calcext:value-type="string">
            <text:p>-</text:p>
          </table:table-cell>
          <table:table-cell table:formula="of:=IF(ISERROR(VLOOKUP([.$A125];PkgPin_To_FunctionAssign;2;0));NoPkgPinText;VLOOKUP([.$A12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PB2</text:p>
          </table:table-cell>
          <table:table-cell table:formula="of:=IF(OR(NOT(EXACT([.$D126];NoPkgPinText));NOT(EXACT([.$E126];NoPkgPinText));VLOOKUP([.$A126];PkgPin_To_FixedFunction;2;0));UsedPinMark;NoPkgPinText)" office:value-type="string" office:string-value="o" calcext:value-type="string">
            <text:p>o</text:p>
          </table:table-cell>
          <table:table-cell table:formula="of:=IF(ISERROR(VLOOKUP([.$A126];PkgPin_To_FunctionAssign;2;0));NoPkgPinText;VLOOKUP([.$A126];PkgPin_To_FunctionAssign;2;0))" office:value-type="string" office:string-value="FMC_NWE" calcext:value-type="string">
            <text:p>FMC_NWE</text:p>
          </table:table-cell>
          <table:table-cell office:value-type="string" calcext:value-type="string">
            <text:p>lcd.wr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PP2</text:p>
          </table:table-cell>
          <table:table-cell table:formula="of:=IF(OR(NOT(EXACT([.$D127];NoPkgPinText));NOT(EXACT([.$E127];NoPkgPinText));VLOOKUP([.$A127];PkgPin_To_FixedFunction;2;0));UsedPinMark;NoPkgPinText)" office:value-type="string" office:string-value="o" calcext:value-type="string">
            <text:p>o</text:p>
          </table:table-cell>
          <table:table-cell table:formula="of:=IF(ISERROR(VLOOKUP([.$A127];PkgPin_To_FunctionAssign;2;0));NoPkgPinText;VLOOKUP([.$A127];PkgPin_To_FunctionAssign;2;0))" office:value-type="string" office:string-value="XSPIM_P1_IO2" calcext:value-type="string">
            <text:p>XSPIM_P1_IO2</text:p>
          </table:table-cell>
          <table:table-cell office:value-type="string" calcext:value-type="string">
            <text:p>xspi.d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PO5</text:p>
          </table:table-cell>
          <table:table-cell table:formula="of:=IF(OR(NOT(EXACT([.$D128];NoPkgPinText));NOT(EXACT([.$E128];NoPkgPinText));VLOOKUP([.$A128];PkgPin_To_FixedFunction;2;0));UsedPinMark;NoPkgPinText)" office:value-type="string" office:string-value="o" calcext:value-type="string">
            <text:p>o</text:p>
          </table:table-cell>
          <table:table-cell table:formula="of:=IF(ISERROR(VLOOKUP([.$A128];PkgPin_To_FunctionAssign;2;0));NoPkgPinText;VLOOKUP([.$A128];PkgPin_To_FunctionAssign;2;0))" office:value-type="string" office:string-value="XSPIM_P1_NCLK" calcext:value-type="string">
            <text:p>XSPIM_P1_NCLK</text:p>
          </table:table-cell>
          <table:table-cell office:value-type="string" calcext:value-type="string">
            <text:p>xspi.clk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PP0</text:p>
          </table:table-cell>
          <table:table-cell table:formula="of:=IF(OR(NOT(EXACT([.$D129];NoPkgPinText));NOT(EXACT([.$E129];NoPkgPinText));VLOOKUP([.$A129];PkgPin_To_FixedFunction;2;0));UsedPinMark;NoPkgPinText)" office:value-type="string" office:string-value="o" calcext:value-type="string">
            <text:p>o</text:p>
          </table:table-cell>
          <table:table-cell table:formula="of:=IF(ISERROR(VLOOKUP([.$A129];PkgPin_To_FunctionAssign;2;0));NoPkgPinText;VLOOKUP([.$A129];PkgPin_To_FunctionAssign;2;0))" office:value-type="string" office:string-value="XSPIM_P1_IO0" calcext:value-type="string">
            <text:p>XSPIM_P1_IO0</text:p>
          </table:table-cell>
          <table:table-cell office:value-type="string" calcext:value-type="string">
            <text:p>xspi.d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9</text:p>
          </table:table-cell>
          <table:table-cell office:value-type="string" calcext:value-type="string">
            <text:p>PO2</text:p>
          </table:table-cell>
          <table:table-cell table:formula="of:=IF(OR(NOT(EXACT([.$D130];NoPkgPinText));NOT(EXACT([.$E130];NoPkgPinText));VLOOKUP([.$A130];PkgPin_To_FixedFunction;2;0));UsedPinMark;NoPkgPinText)" office:value-type="string" office:string-value="o" calcext:value-type="string">
            <text:p>o</text:p>
          </table:table-cell>
          <table:table-cell table:formula="of:=IF(ISERROR(VLOOKUP([.$A130];PkgPin_To_FunctionAssign;2;0));NoPkgPinText;VLOOKUP([.$A130];PkgPin_To_FunctionAssign;2;0))" office:value-type="string" office:string-value="XSPIM_P1_DQS0" calcext:value-type="string">
            <text:p>XSPIM_P1_DQS0</text:p>
          </table:table-cell>
          <table:table-cell office:value-type="string" calcext:value-type="string">
            <text:p>xspi.dsq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0</text:p>
          </table:table-cell>
          <table:table-cell office:value-type="string" calcext:value-type="string">
            <text:p>PP1</text:p>
          </table:table-cell>
          <table:table-cell table:formula="of:=IF(OR(NOT(EXACT([.$D131];NoPkgPinText));NOT(EXACT([.$E131];NoPkgPinText));VLOOKUP([.$A131];PkgPin_To_FixedFunction;2;0));UsedPinMark;NoPkgPinText)" office:value-type="string" office:string-value="o" calcext:value-type="string">
            <text:p>o</text:p>
          </table:table-cell>
          <table:table-cell table:formula="of:=IF(ISERROR(VLOOKUP([.$A131];PkgPin_To_FunctionAssign;2;0));NoPkgPinText;VLOOKUP([.$A131];PkgPin_To_FunctionAssign;2;0))" office:value-type="string" office:string-value="XSPIM_P1_IO1" calcext:value-type="string">
            <text:p>XSPIM_P1_IO1</text:p>
          </table:table-cell>
          <table:table-cell office:value-type="string" calcext:value-type="string">
            <text:p>xspi.d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1</text:p>
          </table:table-cell>
          <table:table-cell office:value-type="string" calcext:value-type="string">
            <text:p>PD11</text:p>
          </table:table-cell>
          <table:table-cell table:formula="of:=IF(OR(NOT(EXACT([.$D132];NoPkgPinText));NOT(EXACT([.$E132];NoPkgPinText));VLOOKUP([.$A132];PkgPin_To_FixedFunction;2;0));UsedPinMark;NoPkgPinText)" office:value-type="string" office:string-value="o" calcext:value-type="string">
            <text:p>o</text:p>
          </table:table-cell>
          <table:table-cell table:formula="of:=IF(ISERROR(VLOOKUP([.$A132];PkgPin_To_FunctionAssign;2;0));NoPkgPinText;VLOOKUP([.$A13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selec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PD13</text:p>
          </table:table-cell>
          <table:table-cell table:formula="of:=IF(OR(NOT(EXACT([.$D133];NoPkgPinText));NOT(EXACT([.$E133];NoPkgPinText));VLOOKUP([.$A133];PkgPin_To_FixedFunction;2;0));UsedPinMark;NoPkgPinText)" office:value-type="string" office:string-value="o" calcext:value-type="string">
            <text:p>o</text:p>
          </table:table-cell>
          <table:table-cell table:formula="of:=IF(ISERROR(VLOOKUP([.$A133];PkgPin_To_FunctionAssign;2;0));NoPkgPinText;VLOOKUP([.$A133];PkgPin_To_FunctionAssign;2;0))" office:value-type="string" office:string-value="LPTIM1_CH1" calcext:value-type="string">
            <text:p>LPTIM1_CH1</text:p>
          </table:table-cell>
          <table:table-cell office:value-type="string" calcext:value-type="string">
            <text:p>backlight_pw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VSS</text:p>
          </table:table-cell>
          <table:table-cell table:formula="of:=IF(OR(NOT(EXACT([.$D134];NoPkgPinText));NOT(EXACT([.$E134];NoPkgPinText));VLOOKUP([.$A134];PkgPin_To_FixedFunction;2;0));UsedPinMark;NoPkgPinText)" office:value-type="string" office:string-value="o" calcext:value-type="string">
            <text:p>o</text:p>
          </table:table-cell>
          <table:table-cell table:formula="of:=IF(ISERROR(VLOOKUP([.$A134];PkgPin_To_FunctionAssign;2;0));NoPkgPinText;VLOOKUP([.$A13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PA6</text:p>
          </table:table-cell>
          <table:table-cell table:formula="of:=IF(OR(NOT(EXACT([.$D135];NoPkgPinText));NOT(EXACT([.$E135];NoPkgPinText));VLOOKUP([.$A135];PkgPin_To_FixedFunction;2;0));UsedPinMark;NoPkgPinText)" office:value-type="string" office:string-value="o" calcext:value-type="string">
            <text:p>o</text:p>
          </table:table-cell>
          <table:table-cell table:formula="of:=IF(ISERROR(VLOOKUP([.$A135];PkgPin_To_FunctionAssign;2;0));NoPkgPinText;VLOOKUP([.$A13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PC5</text:p>
          </table:table-cell>
          <table:table-cell table:formula="of:=IF(OR(NOT(EXACT([.$D136];NoPkgPinText));NOT(EXACT([.$E136];NoPkgPinText));VLOOKUP([.$A136];PkgPin_To_FixedFunction;2;0));UsedPinMark;NoPkgPinText)" office:value-type="string" office:string-value="o" calcext:value-type="string">
            <text:p>o</text:p>
          </table:table-cell>
          <table:table-cell table:formula="of:=IF(ISERROR(VLOOKUP([.$A136];PkgPin_To_FunctionAssign;2;0));NoPkgPinText;VLOOKUP([.$A136];PkgPin_To_FunctionAssign;2;0))" office:value-type="string" office:string-value="ADC12_INP8" calcext:value-type="string">
            <text:p>ADC12_INP8</text:p>
          </table:table-cell>
          <table:table-cell office:value-type="string" calcext:value-type="string">
            <text:p>adc_vb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PB1</text:p>
          </table:table-cell>
          <table:table-cell table:formula="of:=IF(OR(NOT(EXACT([.$D137];NoPkgPinText));NOT(EXACT([.$E137];NoPkgPinText));VLOOKUP([.$A137];PkgPin_To_FixedFunction;2;0));UsedPinMark;NoPkgPinText)" office:value-type="string" office:string-value="o" calcext:value-type="string">
            <text:p>o</text:p>
          </table:table-cell>
          <table:table-cell table:formula="of:=IF(ISERROR(VLOOKUP([.$A137];PkgPin_To_FunctionAssign;2;0));NoPkgPinText;VLOOKUP([.$A137];PkgPin_To_FunctionAssign;2;0))" office:value-type="string" office:string-value="FMC_NOE" calcext:value-type="string">
            <text:p>FMC_NOE</text:p>
          </table:table-cell>
          <table:table-cell office:value-type="string" calcext:value-type="string">
            <text:p>lcd.rd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PP4</text:p>
          </table:table-cell>
          <table:table-cell table:formula="of:=IF(OR(NOT(EXACT([.$D138];NoPkgPinText));NOT(EXACT([.$E138];NoPkgPinText));VLOOKUP([.$A138];PkgPin_To_FixedFunction;2;0));UsedPinMark;NoPkgPinText)" office:value-type="string" office:string-value="o" calcext:value-type="string">
            <text:p>o</text:p>
          </table:table-cell>
          <table:table-cell table:formula="of:=IF(ISERROR(VLOOKUP([.$A138];PkgPin_To_FunctionAssign;2;0));NoPkgPinText;VLOOKUP([.$A138];PkgPin_To_FunctionAssign;2;0))" office:value-type="string" office:string-value="XSPIM_P1_IO4" calcext:value-type="string">
            <text:p>XSPIM_P1_IO4</text:p>
          </table:table-cell>
          <table:table-cell office:value-type="string" calcext:value-type="string">
            <text:p>xspi.d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PP3</text:p>
          </table:table-cell>
          <table:table-cell table:formula="of:=IF(OR(NOT(EXACT([.$D139];NoPkgPinText));NOT(EXACT([.$E139];NoPkgPinText));VLOOKUP([.$A139];PkgPin_To_FixedFunction;2;0));UsedPinMark;NoPkgPinText)" office:value-type="string" office:string-value="o" calcext:value-type="string">
            <text:p>o</text:p>
          </table:table-cell>
          <table:table-cell table:formula="of:=IF(ISERROR(VLOOKUP([.$A139];PkgPin_To_FunctionAssign;2;0));NoPkgPinText;VLOOKUP([.$A139];PkgPin_To_FunctionAssign;2;0))" office:value-type="string" office:string-value="XSPIM_P1_IO3" calcext:value-type="string">
            <text:p>XSPIM_P1_IO3</text:p>
          </table:table-cell>
          <table:table-cell office:value-type="string" calcext:value-type="string">
            <text:p>xspi.d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PO4</text:p>
          </table:table-cell>
          <table:table-cell table:formula="of:=IF(OR(NOT(EXACT([.$D140];NoPkgPinText));NOT(EXACT([.$E140];NoPkgPinText));VLOOKUP([.$A140];PkgPin_To_FixedFunction;2;0));UsedPinMark;NoPkgPinText)" office:value-type="string" office:string-value="o" calcext:value-type="string">
            <text:p>o</text:p>
          </table:table-cell>
          <table:table-cell table:formula="of:=IF(ISERROR(VLOOKUP([.$A140];PkgPin_To_FunctionAssign;2;0));NoPkgPinText;VLOOKUP([.$A140];PkgPin_To_FunctionAssign;2;0))" office:value-type="string" office:string-value="XSPIM_P1_CLK" calcext:value-type="string">
            <text:p>XSPIM_P1_CLK</text:p>
          </table:table-cell>
          <table:table-cell office:value-type="string" calcext:value-type="string">
            <text:p>xspio.clk+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PP5</text:p>
          </table:table-cell>
          <table:table-cell table:formula="of:=IF(OR(NOT(EXACT([.$D141];NoPkgPinText));NOT(EXACT([.$E141];NoPkgPinText));VLOOKUP([.$A141];PkgPin_To_FixedFunction;2;0));UsedPinMark;NoPkgPinText)" office:value-type="string" office:string-value="o" calcext:value-type="string">
            <text:p>o</text:p>
          </table:table-cell>
          <table:table-cell table:formula="of:=IF(ISERROR(VLOOKUP([.$A141];PkgPin_To_FunctionAssign;2;0));NoPkgPinText;VLOOKUP([.$A141];PkgPin_To_FunctionAssign;2;0))" office:value-type="string" office:string-value="XSPIM_P1_IO5" calcext:value-type="string">
            <text:p>XSPIM_P1_IO5</text:p>
          </table:table-cell>
          <table:table-cell office:value-type="string" calcext:value-type="string">
            <text:p>xspi.d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PP6</text:p>
          </table:table-cell>
          <table:table-cell table:formula="of:=IF(OR(NOT(EXACT([.$D142];NoPkgPinText));NOT(EXACT([.$E142];NoPkgPinText));VLOOKUP([.$A142];PkgPin_To_FixedFunction;2;0));UsedPinMark;NoPkgPinText)" office:value-type="string" office:string-value="o" calcext:value-type="string">
            <text:p>o</text:p>
          </table:table-cell>
          <table:table-cell table:formula="of:=IF(ISERROR(VLOOKUP([.$A142];PkgPin_To_FunctionAssign;2;0));NoPkgPinText;VLOOKUP([.$A142];PkgPin_To_FunctionAssign;2;0))" office:value-type="string" office:string-value="XSPIM_P1_IO6" calcext:value-type="string">
            <text:p>XSPIM_P1_IO6</text:p>
          </table:table-cell>
          <table:table-cell office:value-type="string" calcext:value-type="string">
            <text:p>xspi.d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10</text:p>
          </table:table-cell>
          <table:table-cell office:value-type="string" calcext:value-type="string">
            <text:p>PP7</text:p>
          </table:table-cell>
          <table:table-cell table:formula="of:=IF(OR(NOT(EXACT([.$D143];NoPkgPinText));NOT(EXACT([.$E143];NoPkgPinText));VLOOKUP([.$A143];PkgPin_To_FixedFunction;2;0));UsedPinMark;NoPkgPinText)" office:value-type="string" office:string-value="o" calcext:value-type="string">
            <text:p>o</text:p>
          </table:table-cell>
          <table:table-cell table:formula="of:=IF(ISERROR(VLOOKUP([.$A143];PkgPin_To_FunctionAssign;2;0));NoPkgPinText;VLOOKUP([.$A143];PkgPin_To_FunctionAssign;2;0))" office:value-type="string" office:string-value="XSPIM_P1_IO7" calcext:value-type="string">
            <text:p>XSPIM_P1_IO7</text:p>
          </table:table-cell>
          <table:table-cell office:value-type="string" calcext:value-type="string">
            <text:p>xspi.d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11</text:p>
          </table:table-cell>
          <table:table-cell office:value-type="string" calcext:value-type="string">
            <text:p>PD10</text:p>
          </table:table-cell>
          <table:table-cell table:formula="of:=IF(OR(NOT(EXACT([.$D144];NoPkgPinText));NOT(EXACT([.$E144];NoPkgPinText));VLOOKUP([.$A144];PkgPin_To_FixedFunction;2;0));UsedPinMark;NoPkgPinText)" office:value-type="string" office:string-value="o" calcext:value-type="string">
            <text:p>o</text:p>
          </table:table-cell>
          <table:table-cell table:formula="of:=IF(ISERROR(VLOOKUP([.$A144];PkgPin_To_FunctionAssign;2;0));NoPkgPinText;VLOOKUP([.$A14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sta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VSS</text:p>
          </table:table-cell>
          <table:table-cell table:formula="of:=IF(OR(NOT(EXACT([.$D145];NoPkgPinText));NOT(EXACT([.$E145];NoPkgPinText));VLOOKUP([.$A145];PkgPin_To_FixedFunction;2;0));UsedPinMark;NoPkgPinText)" office:value-type="string" office:string-value="o" calcext:value-type="string">
            <text:p>o</text:p>
          </table:table-cell>
          <table:table-cell table:formula="of:=IF(ISERROR(VLOOKUP([.$A145];PkgPin_To_FunctionAssign;2;0));NoPkgPinText;VLOOKUP([.$A14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/>
          <table:table-cell table:style-name="ce13" office:value-type="string" calcext:value-type="string">
            <text:p>TOTAL PINS USED</text:p>
          </table:table-cell>
          <table:table-cell table:style-name="ce13" table:formula="of:=COUNTIF([.$C2:.$C145];&quot;=o&quot;)" office:value-type="float" office:value="134" calcext:value-type="float">
            <text:p>134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TOTAL PINS FREE</text:p>
          </table:table-cell>
          <table:table-cell table:style-name="ce13" table:formula="of:=144 - COUNTIF([.$C2:.$C145];&quot;=o&quot;)" office:value-type="float" office:value="10" calcext:value-type="float">
            <text:p>10</text:p>
          </table:table-cell>
          <table:table-cell table:number-columns-repeated="13"/>
        </table:table-row>
        <table:table-row table:style-name="ro1" table:number-rows-repeated="2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FunctionAssign" table:style-name="ta1">
        <table:table-column table:style-name="co4" table:default-cell-style-name="ce10"/>
        <table:table-column table:style-name="co12" table:default-cell-style-name="Default"/>
        <table:table-column table:style-name="co13" table:default-cell-style-name="ce15"/>
        <table:table-column table:style-name="co4" table:number-columns-repeated="4" table:default-cell-style-name="Default"/>
        <table:table-row table:style-name="ro1">
          <table:table-cell table:style-name="ce13" office:value-type="string" calcext:value-type="string">
            <text:p>PKGPIN</text:p>
          </table:table-cell>
          <table:table-cell table:style-name="ce13" office:value-type="string" calcext:value-type="string">
            <text:p>FUNCTION</text:p>
          </table:table-cell>
          <table:table-cell table:style-name="ce13" office:value-type="string" calcext:value-type="string">
            <text:p>PIN NAME</text:p>
          </table:table-cell>
          <table:table-cell table:style-name="ce18"/>
          <table:table-cell table:number-columns-repeated="3"/>
        </table:table-row>
        <table:table-row table:style-name="ro1">
          <table:table-cell table:formula="of:=IF(ISERROR(VLOOKUP([.$C2];PinName_To_PkgPin;2;0));NoPkgPinText;VLOOKUP([.$C2];PinName_To_PkgPin;2;0))" office:value-type="string" office:string-value="-" calcext:value-type="string">
            <text:p>-</text:p>
          </table:table-cell>
          <table:table-cell office:value-type="string" calcext:value-type="string">
            <text:p>FMC_A0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21"/>
        </table:table-row>
        <table:table-row table:style-name="ro1">
          <table:table-cell table:formula="of:=IF(ISERROR(VLOOKUP([.$C3];PinName_To_PkgPin;2;0));NoPkgPinText;VLOOKUP([.$C3];PinName_To_PkgPin;2;0))" office:value-type="string" office:string-value="-" calcext:value-type="string">
            <text:p>-</text:p>
          </table:table-cell>
          <table:table-cell office:value-type="string" calcext:value-type="string">
            <text:p>FMC_A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];PinName_To_PkgPin;2;0));NoPkgPinText;VLOOKUP([.$C4];PinName_To_PkgPin;2;0))" office:value-type="string" office:string-value="-" calcext:value-type="string">
            <text:p>-</text:p>
          </table:table-cell>
          <table:table-cell office:value-type="string" calcext:value-type="string">
            <text:p>FMC_A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];PinName_To_PkgPin;2;0));NoPkgPinText;VLOOKUP([.$C5];PinName_To_PkgPin;2;0))" office:value-type="string" office:string-value="-" calcext:value-type="string">
            <text:p>-</text:p>
          </table:table-cell>
          <table:table-cell office:value-type="string" calcext:value-type="string">
            <text:p>FMC_A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];PinName_To_PkgPin;2;0));NoPkgPinText;VLOOKUP([.$C6];PinName_To_PkgPin;2;0))" office:value-type="string" office:string-value="-" calcext:value-type="string">
            <text:p>-</text:p>
          </table:table-cell>
          <table:table-cell office:value-type="string" calcext:value-type="string">
            <text:p>FMC_A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7];PinName_To_PkgPin;2;0));NoPkgPinText;VLOOKUP([.$C7];PinName_To_PkgPin;2;0))" office:value-type="string" office:string-value="-" calcext:value-type="string">
            <text:p>-</text:p>
          </table:table-cell>
          <table:table-cell office:value-type="string" calcext:value-type="string">
            <text:p>FMC_A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];PinName_To_PkgPin;2;0));NoPkgPinText;VLOOKUP([.$C8];PinName_To_PkgPin;2;0))" office:value-type="string" office:string-value="-" calcext:value-type="string">
            <text:p>-</text:p>
          </table:table-cell>
          <table:table-cell office:value-type="string" calcext:value-type="string">
            <text:p>FMC_A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9];PinName_To_PkgPin;2;0));NoPkgPinText;VLOOKUP([.$C9];PinName_To_PkgPin;2;0))" office:value-type="string" office:string-value="-" calcext:value-type="string">
            <text:p>-</text:p>
          </table:table-cell>
          <table:table-cell office:value-type="string" calcext:value-type="string">
            <text:p>FMC_A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0];PinName_To_PkgPin;2;0));NoPkgPinText;VLOOKUP([.$C10];PinName_To_PkgPin;2;0))" office:value-type="string" office:string-value="E11" calcext:value-type="string">
            <text:p>E11</text:p>
          </table:table-cell>
          <table:table-cell office:value-type="string" calcext:value-type="string">
            <text:p>FMC_D0</text:p>
          </table:table-cell>
          <table:table-cell office:value-type="string" calcext:value-type="string">
            <text:p>PA12</text:p>
          </table:table-cell>
          <table:table-cell table:number-columns-repeated="4"/>
        </table:table-row>
        <table:table-row table:style-name="ro1">
          <table:table-cell table:formula="of:=IF(ISERROR(VLOOKUP([.$C11];PinName_To_PkgPin;2;0));NoPkgPinText;VLOOKUP([.$C11];PinName_To_PkgPin;2;0))" office:value-type="string" office:string-value="F12" calcext:value-type="string">
            <text:p>F12</text:p>
          </table:table-cell>
          <table:table-cell office:value-type="string" calcext:value-type="string">
            <text:p>FMC_D1</text:p>
          </table:table-cell>
          <table:table-cell office:value-type="string" calcext:value-type="string">
            <text:p>PA11</text:p>
          </table:table-cell>
          <table:table-cell table:number-columns-repeated="4"/>
        </table:table-row>
        <table:table-row table:style-name="ro1">
          <table:table-cell table:formula="of:=IF(ISERROR(VLOOKUP([.$C12];PinName_To_PkgPin;2;0));NoPkgPinText;VLOOKUP([.$C12];PinName_To_PkgPin;2;0))" office:value-type="string" office:string-value="F11" calcext:value-type="string">
            <text:p>F11</text:p>
          </table:table-cell>
          <table:table-cell office:value-type="string" calcext:value-type="string">
            <text:p>FMC_D2</text:p>
          </table:table-cell>
          <table:table-cell office:value-type="string" calcext:value-type="string">
            <text:p>PA10</text:p>
          </table:table-cell>
          <table:table-cell table:number-columns-repeated="4"/>
        </table:table-row>
        <table:table-row table:style-name="ro1">
          <table:table-cell table:formula="of:=IF(ISERROR(VLOOKUP([.$C13];PinName_To_PkgPin;2;0));NoPkgPinText;VLOOKUP([.$C13];PinName_To_PkgPin;2;0))" office:value-type="string" office:string-value="G12" calcext:value-type="string">
            <text:p>G12</text:p>
          </table:table-cell>
          <table:table-cell office:value-type="string" calcext:value-type="string">
            <text:p>FMC_D3</text:p>
          </table:table-cell>
          <table:table-cell office:value-type="string" calcext:value-type="string">
            <text:p>PA9</text:p>
          </table:table-cell>
          <table:table-cell table:number-columns-repeated="4"/>
        </table:table-row>
        <table:table-row table:style-name="ro1">
          <table:table-cell table:formula="of:=IF(ISERROR(VLOOKUP([.$C14];PinName_To_PkgPin;2;0));NoPkgPinText;VLOOKUP([.$C14];PinName_To_PkgPin;2;0))" office:value-type="string" office:string-value="F10" calcext:value-type="string">
            <text:p>F10</text:p>
          </table:table-cell>
          <table:table-cell office:value-type="string" calcext:value-type="string">
            <text:p>FMC_D4</text:p>
          </table:table-cell>
          <table:table-cell office:value-type="string" calcext:value-type="string">
            <text:p>PA8</text:p>
          </table:table-cell>
          <table:table-cell table:number-columns-repeated="4"/>
        </table:table-row>
        <table:table-row table:style-name="ro1">
          <table:table-cell table:formula="of:=IF(ISERROR(VLOOKUP([.$C15];PinName_To_PkgPin;2;0));NoPkgPinText;VLOOKUP([.$C15];PinName_To_PkgPin;2;0))" office:value-type="string" office:string-value="L1" calcext:value-type="string">
            <text:p>L1</text:p>
          </table:table-cell>
          <table:table-cell office:value-type="string" calcext:value-type="string">
            <text:p>FMC_D5</text:p>
          </table:table-cell>
          <table:table-cell office:value-type="string" calcext:value-type="string">
            <text:p>PA2</text:p>
          </table:table-cell>
          <table:table-cell table:number-columns-repeated="4"/>
        </table:table-row>
        <table:table-row table:style-name="ro1">
          <table:table-cell table:formula="of:=IF(ISERROR(VLOOKUP([.$C16];PinName_To_PkgPin;2;0));NoPkgPinText;VLOOKUP([.$C16];PinName_To_PkgPin;2;0))" office:value-type="string" office:string-value="J2" calcext:value-type="string">
            <text:p>J2</text:p>
          </table:table-cell>
          <table:table-cell office:value-type="string" calcext:value-type="string">
            <text:p>FMC_D6</text:p>
          </table:table-cell>
          <table:table-cell office:value-type="string" calcext:value-type="string">
            <text:p>PA1</text:p>
          </table:table-cell>
          <table:table-cell table:number-columns-repeated="4"/>
        </table:table-row>
        <table:table-row table:style-name="ro1">
          <table:table-cell table:formula="of:=IF(ISERROR(VLOOKUP([.$C17];PinName_To_PkgPin;2;0));NoPkgPinText;VLOOKUP([.$C17];PinName_To_PkgPin;2;0))" office:value-type="string" office:string-value="K1" calcext:value-type="string">
            <text:p>K1</text:p>
          </table:table-cell>
          <table:table-cell office:value-type="string" calcext:value-type="string">
            <text:p>FMC_D7</text:p>
          </table:table-cell>
          <table:table-cell office:value-type="string" calcext:value-type="string">
            <text:p>PA0</text:p>
          </table:table-cell>
          <table:table-cell table:number-columns-repeated="4"/>
        </table:table-row>
        <table:table-row table:style-name="ro1">
          <table:table-cell table:formula="of:=IF(ISERROR(VLOOKUP([.$C18];PinName_To_PkgPin;2;0));NoPkgPinText;VLOOKUP([.$C18];PinName_To_PkgPin;2;0))" office:value-type="string" office:string-value="-" calcext:value-type="string">
            <text:p>-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9];PinName_To_PkgPin;2;0));NoPkgPinText;VLOOKUP([.$C19];PinName_To_PkgPin;2;0))" office:value-type="string" office:string-value="L5" calcext:value-type="string">
            <text:p>L5</text:p>
          </table:table-cell>
          <table:table-cell office:value-type="string" calcext:value-type="string">
            <text:p>FMC_NWE</text:p>
          </table:table-cell>
          <table:table-cell office:value-type="string" calcext:value-type="string">
            <text:p>PB2</text:p>
          </table:table-cell>
          <table:table-cell table:number-columns-repeated="4"/>
        </table:table-row>
        <table:table-row table:style-name="ro1">
          <table:table-cell table:formula="of:=IF(ISERROR(VLOOKUP([.$C20];PinName_To_PkgPin;2;0));NoPkgPinText;VLOOKUP([.$C20];PinName_To_PkgPin;2;0))" office:value-type="string" office:string-value="A2" calcext:value-type="string">
            <text:p>A2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PB8</text:p>
          </table:table-cell>
          <table:table-cell table:number-columns-repeated="4"/>
        </table:table-row>
        <table:table-row table:style-name="ro1">
          <table:table-cell table:formula="of:=IF(ISERROR(VLOOKUP([.$C21];PinName_To_PkgPin;2;0));NoPkgPinText;VLOOKUP([.$C21];PinName_To_PkgPin;2;0))" office:value-type="string" office:string-value="D4" calcext:value-type="string">
            <text:p>D4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PB7</text:p>
          </table:table-cell>
          <table:table-cell table:number-columns-repeated="4"/>
        </table:table-row>
        <table:table-row table:style-name="ro1">
          <table:table-cell table:formula="of:=IF(ISERROR(VLOOKUP([.$C22];PinName_To_PkgPin;2;0));NoPkgPinText;VLOOKUP([.$C22];PinName_To_PkgPin;2;0))" office:value-type="string" office:string-value="-" calcext:value-type="string">
            <text:p>-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3];PinName_To_PkgPin;2;0));NoPkgPinText;VLOOKUP([.$C23];PinName_To_PkgPin;2;0))" office:value-type="string" office:string-value="-" calcext:value-type="string">
            <text:p>-</text:p>
          </table:table-cell>
          <table:table-cell office:value-type="string" calcext:value-type="string">
            <text:p>I2C2_SD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4];PinName_To_PkgPin;2;0));NoPkgPinText;VLOOKUP([.$C24];PinName_To_PkgPin;2;0))" office:value-type="string" office:string-value="-" calcext:value-type="string">
            <text:p>-</text:p>
          </table:table-cell>
          <table:table-cell office:value-type="string" calcext:value-type="string">
            <text:p>I2C3_SCL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5];PinName_To_PkgPin;2;0));NoPkgPinText;VLOOKUP([.$C25];PinName_To_PkgPin;2;0))" office:value-type="string" office:string-value="-" calcext:value-type="string">
            <text:p>-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6];PinName_To_PkgPin;2;0));NoPkgPinText;VLOOKUP([.$C26];PinName_To_PkgPin;2;0))" office:value-type="string" office:string-value="E10" calcext:value-type="string">
            <text:p>E10</text:p>
          </table:table-cell>
          <table:table-cell office:value-type="string" calcext:value-type="string">
            <text:p>JTCK-SWCLK</text:p>
          </table:table-cell>
          <table:table-cell office:value-type="string" calcext:value-type="string">
            <text:p>PA14</text:p>
          </table:table-cell>
          <table:table-cell table:number-columns-repeated="4"/>
        </table:table-row>
        <table:table-row table:style-name="ro1">
          <table:table-cell table:formula="of:=IF(ISERROR(VLOOKUP([.$C27];PinName_To_PkgPin;2;0));NoPkgPinText;VLOOKUP([.$C27];PinName_To_PkgPin;2;0))" office:value-type="string" office:string-value="E12" calcext:value-type="string">
            <text:p>E12</text:p>
          </table:table-cell>
          <table:table-cell office:value-type="string" calcext:value-type="string">
            <text:p>JTMS-SWDIO</text:p>
          </table:table-cell>
          <table:table-cell office:value-type="string" calcext:value-type="string">
            <text:p>PA13</text:p>
          </table:table-cell>
          <table:table-cell table:number-columns-repeated="4"/>
        </table:table-row>
        <table:table-row table:style-name="ro1">
          <table:table-cell table:formula="of:=IF(ISERROR(VLOOKUP([.$C28];PinName_To_PkgPin;2;0));NoPkgPinText;VLOOKUP([.$C28];PinName_To_PkgPin;2;0))" office:value-type="string" office:string-value="C1" calcext:value-type="string">
            <text:p>C1</text:p>
          </table:table-cell>
          <table:table-cell office:value-type="string" calcext:value-type="string">
            <text:p>OSC32_IN</text:p>
          </table:table-cell>
          <table:table-cell office:value-type="string" calcext:value-type="string">
            <text:p>PC14-OSC32_IN</text:p>
          </table:table-cell>
          <table:table-cell table:number-columns-repeated="4"/>
        </table:table-row>
        <table:table-row table:style-name="ro1">
          <table:table-cell table:formula="of:=IF(ISERROR(VLOOKUP([.$C29];PinName_To_PkgPin;2;0));NoPkgPinText;VLOOKUP([.$C29];PinName_To_PkgPin;2;0))" office:value-type="string" office:string-value="C2" calcext:value-type="string">
            <text:p>C2</text:p>
          </table:table-cell>
          <table:table-cell office:value-type="string" calcext:value-type="string">
            <text:p>OSC32_OUT</text:p>
          </table:table-cell>
          <table:table-cell office:value-type="string" calcext:value-type="string">
            <text:p>PC15-OSC32_OUT</text:p>
          </table:table-cell>
          <table:table-cell table:number-columns-repeated="4"/>
        </table:table-row>
        <table:table-row table:style-name="ro1">
          <table:table-cell table:formula="of:=IF(ISERROR(VLOOKUP([.$C30];PinName_To_PkgPin;2;0));NoPkgPinText;VLOOKUP([.$C30];PinName_To_PkgPin;2;0))" office:value-type="string" office:string-value="G2" calcext:value-type="string">
            <text:p>G2</text:p>
          </table:table-cell>
          <table:table-cell office:value-type="string" calcext:value-type="string">
            <text:p>OSC_IN</text:p>
          </table:table-cell>
          <table:table-cell office:value-type="string" calcext:value-type="string">
            <text:p>PH0-OSC_IN</text:p>
          </table:table-cell>
          <table:table-cell table:number-columns-repeated="4"/>
        </table:table-row>
        <table:table-row table:style-name="ro1">
          <table:table-cell table:formula="of:=IF(ISERROR(VLOOKUP([.$C31];PinName_To_PkgPin;2;0));NoPkgPinText;VLOOKUP([.$C31];PinName_To_PkgPin;2;0))" office:value-type="string" office:string-value="H1" calcext:value-type="string">
            <text:p>H1</text:p>
          </table:table-cell>
          <table:table-cell office:value-type="string" calcext:value-type="string">
            <text:p>OSC_OUT</text:p>
          </table:table-cell>
          <table:table-cell office:value-type="string" calcext:value-type="string">
            <text:p>PH1-OSC_OUT</text:p>
          </table:table-cell>
          <table:table-cell table:number-columns-repeated="4"/>
        </table:table-row>
        <table:table-row table:style-name="ro1">
          <table:table-cell table:formula="of:=IF(ISERROR(VLOOKUP([.$C32];PinName_To_PkgPin;2;0));NoPkgPinText;VLOOKUP([.$C32];PinName_To_PkgPin;2;0))" office:value-type="string" office:string-value="B9" calcext:value-type="string">
            <text:p>B9</text:p>
          </table:table-cell>
          <table:table-cell office:value-type="string" calcext:value-type="string">
            <text:p>OTG_HS_DM</text:p>
          </table:table-cell>
          <table:table-cell office:value-type="string" calcext:value-type="string">
            <text:p>PM5</text:p>
          </table:table-cell>
          <table:table-cell table:number-columns-repeated="4"/>
        </table:table-row>
        <table:table-row table:style-name="ro1">
          <table:table-cell table:formula="of:=IF(ISERROR(VLOOKUP([.$C33];PinName_To_PkgPin;2;0));NoPkgPinText;VLOOKUP([.$C33];PinName_To_PkgPin;2;0))" office:value-type="string" office:string-value="A9" calcext:value-type="string">
            <text:p>A9</text:p>
          </table:table-cell>
          <table:table-cell office:value-type="string" calcext:value-type="string">
            <text:p>OTG_HS_DP</text:p>
          </table:table-cell>
          <table:table-cell office:value-type="string" calcext:value-type="string">
            <text:p>PM6</text:p>
          </table:table-cell>
          <table:table-cell table:number-columns-repeated="4"/>
        </table:table-row>
        <table:table-row table:style-name="ro1">
          <table:table-cell table:formula="of:=IF(ISERROR(VLOOKUP([.$C34];PinName_To_PkgPin;2;0));NoPkgPinText;VLOOKUP([.$C34];PinName_To_PkgPin;2;0))" office:value-type="string" office:string-value="-" calcext:value-type="string">
            <text:p>-</text:p>
          </table:table-cell>
          <table:table-cell office:value-type="string" calcext:value-type="string">
            <text:p>OTG_HS_ID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5];PinName_To_PkgPin;2;0));NoPkgPinText;VLOOKUP([.$C35];PinName_To_PkgPin;2;0))" office:value-type="string" office:string-value="-" calcext:value-type="string">
            <text:p>-</text:p>
          </table:table-cell>
          <table:table-cell office:value-type="string" calcext:value-type="string">
            <text:p>OTG_HS_SOF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6];PinName_To_PkgPin;2;0));NoPkgPinText;VLOOKUP([.$C36];PinName_To_PkgPin;2;0))" office:value-type="string" office:string-value="B8" calcext:value-type="string">
            <text:p>B8</text:p>
          </table:table-cell>
          <table:table-cell office:value-type="string" calcext:value-type="string">
            <text:p>OTG_HS_VBUS</text:p>
          </table:table-cell>
          <table:table-cell office:value-type="string" calcext:value-type="string">
            <text:p>PM8</text:p>
          </table:table-cell>
          <table:table-cell table:number-columns-repeated="4"/>
        </table:table-row>
        <table:table-row table:style-name="ro1">
          <table:table-cell table:formula="of:=IF(ISERROR(VLOOKUP([.$C37];PinName_To_PkgPin;2;0));NoPkgPinText;VLOOKUP([.$C37];PinName_To_PkgPin;2;0))" office:value-type="string" office:string-value="B2" calcext:value-type="string">
            <text:p>B2</text:p>
          </table:table-cell>
          <table:table-cell office:value-type="string" calcext:value-type="string">
            <text:p>RTC_OUT1</text:p>
          </table:table-cell>
          <table:table-cell office:value-type="string" calcext:value-type="string">
            <text:p>PC13</text:p>
          </table:table-cell>
          <table:table-cell table:number-columns-repeated="4"/>
        </table:table-row>
        <table:table-row table:style-name="ro1">
          <table:table-cell table:formula="of:=IF(ISERROR(VLOOKUP([.$C38];PinName_To_PkgPin;2;0));NoPkgPinText;VLOOKUP([.$C38];PinName_To_PkgPin;2;0))" office:value-type="string" office:string-value="E3" calcext:value-type="string">
            <text:p>E3</text:p>
          </table:table-cell>
          <table:table-cell office:value-type="string" calcext:value-type="string">
            <text:p>SAI1_FS_A</text:p>
          </table:table-cell>
          <table:table-cell office:value-type="string" calcext:value-type="string">
            <text:p>PE4</text:p>
          </table:table-cell>
          <table:table-cell table:number-columns-repeated="4"/>
        </table:table-row>
        <table:table-row table:style-name="ro1">
          <table:table-cell table:formula="of:=IF(ISERROR(VLOOKUP([.$C39];PinName_To_PkgPin;2;0));NoPkgPinText;VLOOKUP([.$C39];PinName_To_PkgPin;2;0))" office:value-type="string" office:string-value="-" calcext:value-type="string">
            <text:p>-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0];PinName_To_PkgPin;2;0));NoPkgPinText;VLOOKUP([.$C40];PinName_To_PkgPin;2;0))" office:value-type="string" office:string-value="C4" calcext:value-type="string">
            <text:p>C4</text:p>
          </table:table-cell>
          <table:table-cell office:value-type="string" calcext:value-type="string">
            <text:p>SAI1_MCLK_A</text:p>
          </table:table-cell>
          <table:table-cell office:value-type="string" calcext:value-type="string">
            <text:p>PE2</text:p>
          </table:table-cell>
          <table:table-cell table:number-columns-repeated="4"/>
        </table:table-row>
        <table:table-row table:style-name="ro1">
          <table:table-cell table:formula="of:=IF(ISERROR(VLOOKUP([.$C41];PinName_To_PkgPin;2;0));NoPkgPinText;VLOOKUP([.$C41];PinName_To_PkgPin;2;0))" office:value-type="string" office:string-value="-" calcext:value-type="string">
            <text:p>-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2];PinName_To_PkgPin;2;0));NoPkgPinText;VLOOKUP([.$C42];PinName_To_PkgPin;2;0))" office:value-type="string" office:string-value="D1" calcext:value-type="string">
            <text:p>D1</text:p>
          </table:table-cell>
          <table:table-cell office:value-type="string" calcext:value-type="string">
            <text:p>SAI1_SCK_A</text:p>
          </table:table-cell>
          <table:table-cell office:value-type="string" calcext:value-type="string">
            <text:p>PE5</text:p>
          </table:table-cell>
          <table:table-cell table:number-columns-repeated="4"/>
        </table:table-row>
        <table:table-row table:style-name="ro1">
          <table:table-cell table:formula="of:=IF(ISERROR(VLOOKUP([.$C43];PinName_To_PkgPin;2;0));NoPkgPinText;VLOOKUP([.$C43];PinName_To_PkgPin;2;0))" office:value-type="string" office:string-value="-" calcext:value-type="string">
            <text:p>-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4];PinName_To_PkgPin;2;0));NoPkgPinText;VLOOKUP([.$C44];PinName_To_PkgPin;2;0))" office:value-type="string" office:string-value="E2" calcext:value-type="string">
            <text:p>E2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PE6</text:p>
          </table:table-cell>
          <table:table-cell table:number-columns-repeated="4"/>
        </table:table-row>
        <table:table-row table:style-name="ro1">
          <table:table-cell table:formula="of:=IF(ISERROR(VLOOKUP([.$C45];PinName_To_PkgPin;2;0));NoPkgPinText;VLOOKUP([.$C45];PinName_To_PkgPin;2;0))" office:value-type="string" office:string-value="D3" calcext:value-type="string">
            <text:p>D3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PE3</text:p>
          </table:table-cell>
          <table:table-cell table:number-columns-repeated="4"/>
        </table:table-row>
        <table:table-row table:style-name="ro1">
          <table:table-cell table:formula="of:=IF(ISERROR(VLOOKUP([.$C46];PinName_To_PkgPin;2;0));NoPkgPinText;VLOOKUP([.$C46];PinName_To_PkgPin;2;0))" office:value-type="string" office:string-value="-" calcext:value-type="string">
            <text:p>-</text:p>
          </table:table-cell>
          <table:table-cell office:value-type="string" calcext:value-type="string">
            <text:p>SAI2_FS_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7];PinName_To_PkgPin;2;0));NoPkgPinText;VLOOKUP([.$C47];PinName_To_PkgPin;2;0))" office:value-type="string" office:string-value="-" calcext:value-type="string">
            <text:p>-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8];PinName_To_PkgPin;2;0));NoPkgPinText;VLOOKUP([.$C48];PinName_To_PkgPin;2;0))" office:value-type="string" office:string-value="-" calcext:value-type="string">
            <text:p>-</text:p>
          </table:table-cell>
          <table:table-cell office:value-type="string" calcext:value-type="string">
            <text:p>SAI2_MCLK_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9];PinName_To_PkgPin;2;0));NoPkgPinText;VLOOKUP([.$C49];PinName_To_PkgPin;2;0))" office:value-type="string" office:string-value="-" calcext:value-type="string">
            <text:p>-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0];PinName_To_PkgPin;2;0));NoPkgPinText;VLOOKUP([.$C50];PinName_To_PkgPin;2;0))" office:value-type="string" office:string-value="-" calcext:value-type="string">
            <text:p>-</text:p>
          </table:table-cell>
          <table:table-cell office:value-type="string" calcext:value-type="string">
            <text:p>SAI2_SCK_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1];PinName_To_PkgPin;2;0));NoPkgPinText;VLOOKUP([.$C51];PinName_To_PkgPin;2;0))" office:value-type="string" office:string-value="-" calcext:value-type="string">
            <text:p>-</text:p>
          </table:table-cell>
          <table:table-cell office:value-type="string" calcext:value-type="string">
            <text:p>SAI2_SCK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2];PinName_To_PkgPin;2;0));NoPkgPinText;VLOOKUP([.$C52];PinName_To_PkgPin;2;0))" office:value-type="string" office:string-value="-" calcext:value-type="string">
            <text:p>-</text:p>
          </table:table-cell>
          <table:table-cell office:value-type="string" calcext:value-type="string">
            <text:p>SAI2_SD_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3];PinName_To_PkgPin;2;0));NoPkgPinText;VLOOKUP([.$C53];PinName_To_PkgPin;2;0))" office:value-type="string" office:string-value="-" calcext:value-type="string">
            <text:p>-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4];PinName_To_PkgPin;2;0));NoPkgPinText;VLOOKUP([.$C54];PinName_To_PkgPin;2;0))" office:value-type="string" office:string-value="C12" calcext:value-type="string">
            <text:p>C12</text:p>
          </table:table-cell>
          <table:table-cell office:value-type="string" calcext:value-type="string">
            <text:p>SDMMC1_CK</text:p>
          </table:table-cell>
          <table:table-cell office:value-type="string" calcext:value-type="string">
            <text:p>PC12</text:p>
          </table:table-cell>
          <table:table-cell table:number-columns-repeated="4"/>
        </table:table-row>
        <table:table-row table:style-name="ro1">
          <table:table-cell table:formula="of:=IF(ISERROR(VLOOKUP([.$C55];PinName_To_PkgPin;2;0));NoPkgPinText;VLOOKUP([.$C55];PinName_To_PkgPin;2;0))" office:value-type="string" office:string-value="C11" calcext:value-type="string">
            <text:p>C11</text:p>
          </table:table-cell>
          <table:table-cell office:value-type="string" calcext:value-type="string">
            <text:p>SDMMC1_CMD</text:p>
          </table:table-cell>
          <table:table-cell office:value-type="string" calcext:value-type="string">
            <text:p>PD2</text:p>
          </table:table-cell>
          <table:table-cell table:number-columns-repeated="4"/>
        </table:table-row>
        <table:table-row table:style-name="ro1">
          <table:table-cell table:formula="of:=IF(ISERROR(VLOOKUP([.$C56];PinName_To_PkgPin;2;0));NoPkgPinText;VLOOKUP([.$C56];PinName_To_PkgPin;2;0))" office:value-type="string" office:string-value="G11" calcext:value-type="string">
            <text:p>G11</text:p>
          </table:table-cell>
          <table:table-cell office:value-type="string" calcext:value-type="string">
            <text:p>SDMMC1_D0</text:p>
          </table:table-cell>
          <table:table-cell office:value-type="string" calcext:value-type="string">
            <text:p>PC8</text:p>
          </table:table-cell>
          <table:table-cell table:number-columns-repeated="4"/>
        </table:table-row>
        <table:table-row table:style-name="ro1">
          <table:table-cell table:formula="of:=IF(ISERROR(VLOOKUP([.$C57];PinName_To_PkgPin;2;0));NoPkgPinText;VLOOKUP([.$C57];PinName_To_PkgPin;2;0))" office:value-type="string" office:string-value="G10" calcext:value-type="string">
            <text:p>G10</text:p>
          </table:table-cell>
          <table:table-cell office:value-type="string" calcext:value-type="string">
            <text:p>SDMMC1_D1</text:p>
          </table:table-cell>
          <table:table-cell office:value-type="string" calcext:value-type="string">
            <text:p>PC9</text:p>
          </table:table-cell>
          <table:table-cell table:number-columns-repeated="4"/>
        </table:table-row>
        <table:table-row table:style-name="ro1">
          <table:table-cell table:formula="of:=IF(ISERROR(VLOOKUP([.$C58];PinName_To_PkgPin;2;0));NoPkgPinText;VLOOKUP([.$C58];PinName_To_PkgPin;2;0))" office:value-type="string" office:string-value="D11" calcext:value-type="string">
            <text:p>D11</text:p>
          </table:table-cell>
          <table:table-cell office:value-type="string" calcext:value-type="string">
            <text:p>SDMMC1_D2</text:p>
          </table:table-cell>
          <table:table-cell office:value-type="string" calcext:value-type="string">
            <text:p>PC10</text:p>
          </table:table-cell>
          <table:table-cell table:number-columns-repeated="4"/>
        </table:table-row>
        <table:table-row table:style-name="ro1">
          <table:table-cell table:formula="of:=IF(ISERROR(VLOOKUP([.$C59];PinName_To_PkgPin;2;0));NoPkgPinText;VLOOKUP([.$C59];PinName_To_PkgPin;2;0))" office:value-type="string" office:string-value="E9" calcext:value-type="string">
            <text:p>E9</text:p>
          </table:table-cell>
          <table:table-cell office:value-type="string" calcext:value-type="string">
            <text:p>SDMMC1_D3</text:p>
          </table:table-cell>
          <table:table-cell office:value-type="string" calcext:value-type="string">
            <text:p>PC11</text:p>
          </table:table-cell>
          <table:table-cell table:number-columns-repeated="4"/>
        </table:table-row>
        <table:table-row table:style-name="ro1">
          <table:table-cell table:formula="of:=IF(ISERROR(VLOOKUP([.$C60];PinName_To_PkgPin;2;0));NoPkgPinText;VLOOKUP([.$C60];PinName_To_PkgPin;2;0))" office:value-type="string" office:string-value="-" calcext:value-type="string">
            <text:p>-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1];PinName_To_PkgPin;2;0));NoPkgPinText;VLOOKUP([.$C61];PinName_To_PkgPin;2;0))" office:value-type="string" office:string-value="-" calcext:value-type="string">
            <text:p>-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2];PinName_To_PkgPin;2;0));NoPkgPinText;VLOOKUP([.$C62];PinName_To_PkgPin;2;0))" office:value-type="string" office:string-value="-" calcext:value-type="string">
            <text:p>-</text:p>
          </table:table-cell>
          <table:table-cell office:value-type="string" calcext:value-type="string">
            <text:p>SDMMC2_D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3];PinName_To_PkgPin;2;0));NoPkgPinText;VLOOKUP([.$C63];PinName_To_PkgPin;2;0))" office:value-type="string" office:string-value="-" calcext:value-type="string">
            <text:p>-</text:p>
          </table:table-cell>
          <table:table-cell office:value-type="string" calcext:value-type="string">
            <text:p>SDMMC2_D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4];PinName_To_PkgPin;2;0));NoPkgPinText;VLOOKUP([.$C64];PinName_To_PkgPin;2;0))" office:value-type="string" office:string-value="-" calcext:value-type="string">
            <text:p>-</text:p>
          </table:table-cell>
          <table:table-cell office:value-type="string" calcext:value-type="string">
            <text:p>SDMMC2_D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5];PinName_To_PkgPin;2;0));NoPkgPinText;VLOOKUP([.$C65];PinName_To_PkgPin;2;0))" office:value-type="string" office:string-value="-" calcext:value-type="string">
            <text:p>-</text:p>
          </table:table-cell>
          <table:table-cell office:value-type="string" calcext:value-type="string">
            <text:p>SDMMC2_D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6];PinName_To_PkgPin;2;0));NoPkgPinText;VLOOKUP([.$C66];PinName_To_PkgPin;2;0))" office:value-type="string" office:string-value="M7" calcext:value-type="string">
            <text:p>M7</text:p>
          </table:table-cell>
          <table:table-cell office:value-type="string" calcext:value-type="string">
            <text:p>XSPIM_P1_CLK</text:p>
          </table:table-cell>
          <table:table-cell office:value-type="string" calcext:value-type="string">
            <text:p>PO4</text:p>
          </table:table-cell>
          <table:table-cell table:number-columns-repeated="4"/>
        </table:table-row>
        <table:table-row table:style-name="ro1">
          <table:table-cell table:formula="of:=IF(ISERROR(VLOOKUP([.$C67];PinName_To_PkgPin;2;0));NoPkgPinText;VLOOKUP([.$C67];PinName_To_PkgPin;2;0))" office:value-type="string" office:string-value="L9" calcext:value-type="string">
            <text:p>L9</text:p>
          </table:table-cell>
          <table:table-cell office:value-type="string" calcext:value-type="string">
            <text:p>XSPIM_P1_DQS0</text:p>
          </table:table-cell>
          <table:table-cell office:value-type="string" calcext:value-type="string">
            <text:p>PO2</text:p>
          </table:table-cell>
          <table:table-cell table:number-columns-repeated="4"/>
        </table:table-row>
        <table:table-row table:style-name="ro1">
          <table:table-cell table:formula="of:=IF(ISERROR(VLOOKUP([.$C68];PinName_To_PkgPin;2;0));NoPkgPinText;VLOOKUP([.$C68];PinName_To_PkgPin;2;0))" office:value-type="string" office:string-value="L8" calcext:value-type="string">
            <text:p>L8</text:p>
          </table:table-cell>
          <table:table-cell office:value-type="string" calcext:value-type="string">
            <text:p>XSPIM_P1_IO0</text:p>
          </table:table-cell>
          <table:table-cell office:value-type="string" calcext:value-type="string">
            <text:p>PP0</text:p>
          </table:table-cell>
          <table:table-cell table:number-columns-repeated="4"/>
        </table:table-row>
        <table:table-row table:style-name="ro1">
          <table:table-cell table:formula="of:=IF(ISERROR(VLOOKUP([.$C69];PinName_To_PkgPin;2;0));NoPkgPinText;VLOOKUP([.$C69];PinName_To_PkgPin;2;0))" office:value-type="string" office:string-value="L10" calcext:value-type="string">
            <text:p>L10</text:p>
          </table:table-cell>
          <table:table-cell office:value-type="string" calcext:value-type="string">
            <text:p>XSPIM_P1_IO1</text:p>
          </table:table-cell>
          <table:table-cell office:value-type="string" calcext:value-type="string">
            <text:p>PP1</text:p>
          </table:table-cell>
          <table:table-cell table:number-columns-repeated="4"/>
        </table:table-row>
        <table:table-row table:style-name="ro1">
          <table:table-cell table:formula="of:=IF(ISERROR(VLOOKUP([.$C70];PinName_To_PkgPin;2;0));NoPkgPinText;VLOOKUP([.$C70];PinName_To_PkgPin;2;0))" office:value-type="string" office:string-value="L6" calcext:value-type="string">
            <text:p>L6</text:p>
          </table:table-cell>
          <table:table-cell office:value-type="string" calcext:value-type="string">
            <text:p>XSPIM_P1_IO2</text:p>
          </table:table-cell>
          <table:table-cell office:value-type="string" calcext:value-type="string">
            <text:p>PP2</text:p>
          </table:table-cell>
          <table:table-cell table:number-columns-repeated="4"/>
        </table:table-row>
        <table:table-row table:style-name="ro1">
          <table:table-cell table:formula="of:=IF(ISERROR(VLOOKUP([.$C71];PinName_To_PkgPin;2;0));NoPkgPinText;VLOOKUP([.$C71];PinName_To_PkgPin;2;0))" office:value-type="string" office:string-value="M6" calcext:value-type="string">
            <text:p>M6</text:p>
          </table:table-cell>
          <table:table-cell office:value-type="string" calcext:value-type="string">
            <text:p>XSPIM_P1_IO3</text:p>
          </table:table-cell>
          <table:table-cell office:value-type="string" calcext:value-type="string">
            <text:p>PP3</text:p>
          </table:table-cell>
          <table:table-cell table:number-columns-repeated="4"/>
        </table:table-row>
        <table:table-row table:style-name="ro1">
          <table:table-cell table:formula="of:=IF(ISERROR(VLOOKUP([.$C72];PinName_To_PkgPin;2;0));NoPkgPinText;VLOOKUP([.$C72];PinName_To_PkgPin;2;0))" office:value-type="string" office:string-value="M5" calcext:value-type="string">
            <text:p>M5</text:p>
          </table:table-cell>
          <table:table-cell office:value-type="string" calcext:value-type="string">
            <text:p>XSPIM_P1_IO4</text:p>
          </table:table-cell>
          <table:table-cell office:value-type="string" calcext:value-type="string">
            <text:p>PP4</text:p>
          </table:table-cell>
          <table:table-cell table:number-columns-repeated="4"/>
        </table:table-row>
        <table:table-row table:style-name="ro1">
          <table:table-cell table:formula="of:=IF(ISERROR(VLOOKUP([.$C73];PinName_To_PkgPin;2;0));NoPkgPinText;VLOOKUP([.$C73];PinName_To_PkgPin;2;0))" office:value-type="string" office:string-value="M8" calcext:value-type="string">
            <text:p>M8</text:p>
          </table:table-cell>
          <table:table-cell office:value-type="string" calcext:value-type="string">
            <text:p>XSPIM_P1_IO5</text:p>
          </table:table-cell>
          <table:table-cell office:value-type="string" calcext:value-type="string">
            <text:p>PP5</text:p>
          </table:table-cell>
          <table:table-cell table:number-columns-repeated="4"/>
        </table:table-row>
        <table:table-row table:style-name="ro1">
          <table:table-cell table:formula="of:=IF(ISERROR(VLOOKUP([.$C74];PinName_To_PkgPin;2;0));NoPkgPinText;VLOOKUP([.$C74];PinName_To_PkgPin;2;0))" office:value-type="string" office:string-value="M9" calcext:value-type="string">
            <text:p>M9</text:p>
          </table:table-cell>
          <table:table-cell office:value-type="string" calcext:value-type="string">
            <text:p>XSPIM_P1_IO6</text:p>
          </table:table-cell>
          <table:table-cell office:value-type="string" calcext:value-type="string">
            <text:p>PP6</text:p>
          </table:table-cell>
          <table:table-cell table:number-columns-repeated="4"/>
        </table:table-row>
        <table:table-row table:style-name="ro1">
          <table:table-cell table:formula="of:=IF(ISERROR(VLOOKUP([.$C75];PinName_To_PkgPin;2;0));NoPkgPinText;VLOOKUP([.$C75];PinName_To_PkgPin;2;0))" office:value-type="string" office:string-value="M10" calcext:value-type="string">
            <text:p>M10</text:p>
          </table:table-cell>
          <table:table-cell office:value-type="string" calcext:value-type="string">
            <text:p>XSPIM_P1_IO7</text:p>
          </table:table-cell>
          <table:table-cell office:value-type="string" calcext:value-type="string">
            <text:p>PP7</text:p>
          </table:table-cell>
          <table:table-cell table:number-columns-repeated="4"/>
        </table:table-row>
        <table:table-row table:style-name="ro1">
          <table:table-cell table:formula="of:=IF(ISERROR(VLOOKUP([.$C76];PinName_To_PkgPin;2;0));NoPkgPinText;VLOOKUP([.$C76];PinName_To_PkgPin;2;0))" office:value-type="string" office:string-value="L7" calcext:value-type="string">
            <text:p>L7</text:p>
          </table:table-cell>
          <table:table-cell office:value-type="string" calcext:value-type="string">
            <text:p>XSPIM_P1_NCLK</text:p>
          </table:table-cell>
          <table:table-cell office:value-type="string" calcext:value-type="string">
            <text:p>PO5</text:p>
          </table:table-cell>
          <table:table-cell table:number-columns-repeated="4"/>
        </table:table-row>
        <table:table-row table:style-name="ro1">
          <table:table-cell table:formula="of:=IF(ISERROR(VLOOKUP([.$C77];PinName_To_PkgPin;2;0));NoPkgPinText;VLOOKUP([.$C77];PinName_To_PkgPin;2;0))" office:value-type="string" office:string-value="J7" calcext:value-type="string">
            <text:p>J7</text:p>
          </table:table-cell>
          <table:table-cell office:value-type="string" calcext:value-type="string">
            <text:p>XSPIM_P1_NCS1</text:p>
          </table:table-cell>
          <table:table-cell office:value-type="string" calcext:value-type="string">
            <text:p>PO0</text:p>
          </table:table-cell>
          <table:table-cell table:number-columns-repeated="4"/>
        </table:table-row>
        <table:table-row table:style-name="ro1">
          <table:table-cell table:formula="of:=IF(ISERROR(VLOOKUP([.$C78];PinName_To_PkgPin;2;0));NoPkgPinText;VLOOKUP([.$C78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CLK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79];PinName_To_PkgPin;2;0));NoPkgPinText;VLOOKUP([.$C79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DQS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0];PinName_To_PkgPin;2;0));NoPkgPinText;VLOOKUP([.$C80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1];PinName_To_PkgPin;2;0));NoPkgPinText;VLOOKUP([.$C81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2];PinName_To_PkgPin;2;0));NoPkgPinText;VLOOKUP([.$C82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3];PinName_To_PkgPin;2;0));NoPkgPinText;VLOOKUP([.$C83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4];PinName_To_PkgPin;2;0));NoPkgPinText;VLOOKUP([.$C84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5];PinName_To_PkgPin;2;0));NoPkgPinText;VLOOKUP([.$C85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6];PinName_To_PkgPin;2;0));NoPkgPinText;VLOOKUP([.$C86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7];PinName_To_PkgPin;2;0));NoPkgPinText;VLOOKUP([.$C87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8];PinName_To_PkgPin;2;0));NoPkgPinText;VLOOKUP([.$C88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NCLK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9];PinName_To_PkgPin;2;0));NoPkgPinText;VLOOKUP([.$C89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NCS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90];PinName_To_PkgPin;2;0));NoPkgPinText;VLOOKUP([.$C90];PinName_To_PkgPin;2;0))" office:value-type="string" office:string-value="L12" calcext:value-type="string">
            <text:p>L12</text:p>
          </table:table-cell>
          <table:table-cell office:value-type="string" calcext:value-type="string">
            <text:p>LPTIM1_CH1</text:p>
          </table:table-cell>
          <table:table-cell office:value-type="string" calcext:value-type="string">
            <text:p>PD13</text:p>
          </table:table-cell>
          <table:table-cell table:number-columns-repeated="4"/>
        </table:table-row>
        <table:table-row table:style-name="ro1">
          <table:table-cell table:formula="of:=IF(ISERROR(VLOOKUP([.$C91];PinName_To_PkgPin;2;0));NoPkgPinText;VLOOKUP([.$C91];PinName_To_PkgPin;2;0))" office:value-type="string" office:string-value="-" calcext:value-type="string">
            <text:p>-</text:p>
          </table:table-cell>
          <table:table-cell office:value-type="string" calcext:value-type="string">
            <text:p>LPTIM1_CH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92];PinName_To_PkgPin;2;0));NoPkgPinText;VLOOKUP([.$C92];PinName_To_PkgPin;2;0))" office:value-type="string" office:string-value="H11" calcext:value-type="string">
            <text:p>H11</text:p>
          </table:table-cell>
          <table:table-cell office:value-type="string" calcext:value-type="string">
            <text:p>LPTIM2_CH1</text:p>
          </table:table-cell>
          <table:table-cell office:value-type="string" calcext:value-type="string">
            <text:p>PD14</text:p>
          </table:table-cell>
          <table:table-cell table:number-columns-repeated="4"/>
        </table:table-row>
        <table:table-row table:style-name="ro1">
          <table:table-cell table:formula="of:=IF(ISERROR(VLOOKUP([.$C93];PinName_To_PkgPin;2;0));NoPkgPinText;VLOOKUP([.$C93];PinName_To_PkgPin;2;0))" office:value-type="string" office:string-value="-" calcext:value-type="string">
            <text:p>-</text:p>
          </table:table-cell>
          <table:table-cell office:value-type="string" calcext:value-type="string">
            <text:p>LPTIM2_CH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94];PinName_To_PkgPin;2;0));NoPkgPinText;VLOOKUP([.$C94];PinName_To_PkgPin;2;0))" office:value-type="string" office:string-value="-" calcext:value-type="string">
            <text:p>-</text:p>
          </table:table-cell>
          <table:table-cell office:value-type="string" calcext:value-type="string">
            <text:p>LPTIM3_CH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95];PinName_To_PkgPin;2;0));NoPkgPinText;VLOOKUP([.$C95];PinName_To_PkgPin;2;0))" office:value-type="string" office:string-value="-" calcext:value-type="string">
            <text:p>-</text:p>
          </table:table-cell>
          <table:table-cell office:value-type="string" calcext:value-type="string">
            <text:p>LPTIM3_CH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96];PinName_To_PkgPin;2;0));NoPkgPinText;VLOOKUP([.$C96];PinName_To_PkgPin;2;0))" office:value-type="string" office:string-value="K4" calcext:value-type="string">
            <text:p>K4</text:p>
          </table:table-cell>
          <table:table-cell office:value-type="string" calcext:value-type="string">
            <text:p>ADC12_INP7</text:p>
          </table:table-cell>
          <table:table-cell office:value-type="string" calcext:value-type="string">
            <text:p>PA7</text:p>
          </table:table-cell>
          <table:table-cell table:number-columns-repeated="4"/>
        </table:table-row>
        <table:table-row table:style-name="ro1">
          <table:table-cell table:formula="of:=IF(ISERROR(VLOOKUP([.$C97];PinName_To_PkgPin;2;0));NoPkgPinText;VLOOKUP([.$C97];PinName_To_PkgPin;2;0))" office:value-type="string" office:string-value="M3" calcext:value-type="string">
            <text:p>M3</text:p>
          </table:table-cell>
          <table:table-cell office:value-type="string" calcext:value-type="string">
            <text:p>ADC12_INP8</text:p>
          </table:table-cell>
          <table:table-cell office:value-type="string" calcext:value-type="string">
            <text:p>PC5</text:p>
          </table:table-cell>
          <table:table-cell table:number-columns-repeated="4"/>
        </table:table-row>
        <table:table-row table:style-name="ro1">
          <table:table-cell table:formula="of:=IF(ISERROR(VLOOKUP([.$C98];PinName_To_PkgPin;2;0));NoPkgPinText;VLOOKUP([.$C98];PinName_To_PkgPin;2;0))" office:value-type="string" office:string-value="J1" calcext:value-type="string">
            <text:p>J1</text:p>
          </table:table-cell>
          <table:table-cell office:value-type="string" calcext:value-type="string">
            <text:p>ADC12_INP12</text:p>
          </table:table-cell>
          <table:table-cell office:value-type="string" calcext:value-type="string">
            <text:p>PC2</text:p>
          </table:table-cell>
          <table:table-cell table:number-columns-repeated="4"/>
        </table:table-row>
        <table:table-row table:style-name="ro1">
          <table:table-cell table:formula="of:=IF(ISERROR(VLOOKUP([.$C99];PinName_To_PkgPin;2;0));NoPkgPinText;VLOOKUP([.$C99];PinName_To_PkgPin;2;0))" office:value-type="string" office:string-value="H2" calcext:value-type="string">
            <text:p>H2</text:p>
          </table:table-cell>
          <table:table-cell office:value-type="string" calcext:value-type="string">
            <text:p>ADC12_INN12</text:p>
          </table:table-cell>
          <table:table-cell office:value-type="string" calcext:value-type="string">
            <text:p>PC3</text:p>
          </table:table-cell>
          <table:table-cell table:number-columns-repeated="4"/>
        </table:table-row>
        <table:table-row table:style-name="ro1">
          <table:table-cell table:formula="of:=IF(ISERROR(VLOOKUP([.$C100];PinName_To_PkgPin;2;0));NoPkgPinText;VLOOKUP([.$C100];PinName_To_PkgPin;2;0))" office:value-type="string" office:string-value="H9" calcext:value-type="string">
            <text:p>H9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PB14</text:p>
          </table:table-cell>
          <table:table-cell table:number-columns-repeated="4"/>
        </table:table-row>
        <table:table-row table:style-name="ro1">
          <table:table-cell table:formula="of:=IF(ISERROR(VLOOKUP([.$C101];PinName_To_PkgPin;2;0));NoPkgPinText;VLOOKUP([.$C101];PinName_To_PkgPin;2;0))" office:value-type="string" office:string-value="J12" calcext:value-type="string">
            <text:p>J12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PB15</text:p>
          </table:table-cell>
          <table:table-cell table:number-columns-repeated="4"/>
        </table:table-row>
        <table:table-row table:style-name="ro1">
          <table:table-cell table:formula="of:=IF(ISERROR(VLOOKUP([.$C102];PinName_To_PkgPin;2;0));NoPkgPinText;VLOOKUP([.$C102];PinName_To_PkgPin;2;0))" office:value-type="string" office:string-value="-" calcext:value-type="string">
            <text:p>-</text:p>
          </table:table-cell>
          <table:table-cell office:value-type="string" calcext:value-type="string">
            <text:p>FMC_D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03];PinName_To_PkgPin;2;0));NoPkgPinText;VLOOKUP([.$C103];PinName_To_PkgPin;2;0))" office:value-type="string" office:string-value="-" calcext:value-type="string">
            <text:p>-</text:p>
          </table:table-cell>
          <table:table-cell office:value-type="string" calcext:value-type="string">
            <text:p>FMC_D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04];PinName_To_PkgPin;2;0));NoPkgPinText;VLOOKUP([.$C104];PinName_To_PkgPin;2;0))" office:value-type="string" office:string-value="-" calcext:value-type="string">
            <text:p>-</text:p>
          </table:table-cell>
          <table:table-cell office:value-type="string" calcext:value-type="string">
            <text:p>FMC_D1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05];PinName_To_PkgPin;2;0));NoPkgPinText;VLOOKUP([.$C105];PinName_To_PkgPin;2;0))" office:value-type="string" office:string-value="-" calcext:value-type="string">
            <text:p>-</text:p>
          </table:table-cell>
          <table:table-cell office:value-type="string" calcext:value-type="string">
            <text:p>FMC_D1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06];PinName_To_PkgPin;2;0));NoPkgPinText;VLOOKUP([.$C106];PinName_To_PkgPin;2;0))" office:value-type="string" office:string-value="-" calcext:value-type="string">
            <text:p>-</text:p>
          </table:table-cell>
          <table:table-cell office:value-type="string" calcext:value-type="string">
            <text:p>FMC_D1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07];PinName_To_PkgPin;2;0));NoPkgPinText;VLOOKUP([.$C107];PinName_To_PkgPin;2;0))" office:value-type="string" office:string-value="-" calcext:value-type="string">
            <text:p>-</text:p>
          </table:table-cell>
          <table:table-cell office:value-type="string" calcext:value-type="string">
            <text:p>FMC_D1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08];PinName_To_PkgPin;2;0));NoPkgPinText;VLOOKUP([.$C108];PinName_To_PkgPin;2;0))" office:value-type="string" office:string-value="-" calcext:value-type="string">
            <text:p>-</text:p>
          </table:table-cell>
          <table:table-cell office:value-type="string" calcext:value-type="string">
            <text:p>FMC_D1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09];PinName_To_PkgPin;2;0));NoPkgPinText;VLOOKUP([.$C109];PinName_To_PkgPin;2;0))" office:value-type="string" office:string-value="-" calcext:value-type="string">
            <text:p>-</text:p>
          </table:table-cell>
          <table:table-cell office:value-type="string" calcext:value-type="string">
            <text:p>FMC_D1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10];PinName_To_PkgPin;2;0));NoPkgPinText;VLOOKUP([.$C110];PinName_To_PkgPin;2;0))" office:value-type="string" office:string-value="M4" calcext:value-type="string">
            <text:p>M4</text:p>
          </table:table-cell>
          <table:table-cell office:value-type="string" calcext:value-type="string">
            <text:p>FMC_NOE</text:p>
          </table:table-cell>
          <table:table-cell office:value-type="string" calcext:value-type="string">
            <text:p>PB1</text:p>
          </table:table-cell>
          <table:table-cell table:number-columns-repeated="4"/>
        </table:table-row>
        <table:table-row table:style-name="ro1">
          <table:table-cell table:formula="of:=IF(ISERROR(VLOOKUP([.$C111];PinName_To_PkgPin;2;0));NoPkgPinText;VLOOKUP([.$C111];PinName_To_PkgPin;2;0))" office:value-type="string" office:string-value="A7" calcext:value-type="string">
            <text:p>A7</text:p>
          </table:table-cell>
          <table:table-cell office:value-type="string" calcext:value-type="string">
            <text:p>OTG_FS_DP</text:p>
          </table:table-cell>
          <table:table-cell office:value-type="string" calcext:value-type="string">
            <text:p>PM11</text:p>
          </table:table-cell>
          <table:table-cell table:number-columns-repeated="4"/>
        </table:table-row>
        <table:table-row table:style-name="ro1">
          <table:table-cell table:formula="of:=IF(ISERROR(VLOOKUP([.$C112];PinName_To_PkgPin;2;0));NoPkgPinText;VLOOKUP([.$C112];PinName_To_PkgPin;2;0))" office:value-type="string" office:string-value="B7" calcext:value-type="string">
            <text:p>B7</text:p>
          </table:table-cell>
          <table:table-cell office:value-type="string" calcext:value-type="string">
            <text:p>OTG_FS_DM</text:p>
          </table:table-cell>
          <table:table-cell office:value-type="string" calcext:value-type="string">
            <text:p>PM12</text:p>
          </table:table-cell>
          <table:table-cell table:number-columns-repeated="4"/>
        </table:table-row>
        <table:table-row table:style-name="ro1">
          <table:table-cell table:formula="of:=IF(ISERROR(VLOOKUP([.$C113];PinName_To_PkgPin;2;0));NoPkgPinText;VLOOKUP([.$C113];PinName_To_PkgPin;2;0))" office:value-type="string" office:string-value="C7" calcext:value-type="string">
            <text:p>C7</text:p>
          </table:table-cell>
          <table:table-cell office:value-type="string" calcext:value-type="string">
            <text:p>OTG_FS_VBUS</text:p>
          </table:table-cell>
          <table:table-cell office:value-type="string" calcext:value-type="string">
            <text:p>PM14</text:p>
          </table:table-cell>
          <table:table-cell table:number-columns-repeated="4"/>
        </table:table-row>
        <table:table-row table:style-name="ro1">
          <table:table-cell table:formula="of:=IF(ISERROR(VLOOKUP([.$C114];PinName_To_PkgPin;2;0));NoPkgPinText;VLOOKUP([.$C114];PinName_To_PkgPin;2;0))" office:value-type="string" office:string-value="G5" calcext:value-type="string">
            <text:p>G5</text:p>
          </table:table-cell>
          <table:table-cell office:value-type="string" calcext:value-type="string">
            <text:p>FMC_A16</text:p>
          </table:table-cell>
          <table:table-cell office:value-type="string" calcext:value-type="string">
            <text:p>PC1</text:p>
          </table:table-cell>
          <table:table-cell table:number-columns-repeated="4"/>
        </table:table-row>
        <table:table-row table:style-name="ro1">
          <table:table-cell table:formula="of:=IF(ISERROR(VLOOKUP([.$C115];PinName_To_PkgPin;2;0));NoPkgPinText;VLOOKUP([.$C115];PinName_To_PkgPin;2;0))" office:value-type="string" office:string-value="-" calcext:value-type="string">
            <text:p>-</text:p>
          </table:table-cell>
          <table:table-cell office:value-type="string" calcext:value-type="string">
            <text:p>FMC_A1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16];PinName_To_PkgPin;2;0));NoPkgPinText;VLOOKUP([.$C116];PinName_To_PkgPin;2;0))" office:value-type="string" office:string-value="D10" calcext:value-type="string">
            <text:p>D10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PD3</text:p>
          </table:table-cell>
          <table:table-cell table:number-columns-repeated="4"/>
        </table:table-row>
        <table:table-row table:style-name="ro1">
          <table:table-cell table:formula="of:=IF(ISERROR(VLOOKUP([.$C117];PinName_To_PkgPin;2;0));NoPkgPinText;VLOOKUP([.$C117];PinName_To_PkgPin;2;0))" office:value-type="string" office:string-value="B6" calcext:value-type="string">
            <text:p>B6</text:p>
          </table:table-cell>
          <table:table-cell office:value-type="string" calcext:value-type="string">
            <text:p>FMC_NCE</text:p>
          </table:table-cell>
          <table:table-cell office:value-type="string" calcext:value-type="string">
            <text:p>PD5</text:p>
          </table:table-cell>
          <table:table-cell table:number-columns-repeated="4"/>
        </table:table-row>
        <table:table-row table:style-name="ro1" table:number-rows-repeated="428"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FunctionPinMux" table:style-name="ta1">
        <table:table-column table:style-name="co12" table:default-cell-style-name="ce8"/>
        <table:table-column table:style-name="co22" table:number-columns-repeated="7" table:default-cell-style-name="ce9"/>
        <table:table-column table:style-name="co23" table:number-columns-repeated="6" table:default-cell-style-name="Default"/>
        <table:table-row table:style-name="ro1">
          <table:table-cell table:style-name="ce18" office:value-type="string" calcext:value-type="string">
            <text:p>FUNCTION</text:p>
          </table:table-cell>
          <table:table-cell table:style-name="ce18" office:value-type="string" calcext:value-type="string">
            <text:p>PINS</text:p>
          </table:table-cell>
          <table:table-cell table:style-name="Default" table:number-columns-repeated="6"/>
          <table:table-cell table:number-columns-repeated="6"/>
        </table:table-row>
        <table:table-row table:style-name="ro1">
          <table:table-cell office:value-type="string" calcext:value-type="string">
            <text:p>FMC_A0</text:p>
          </table:table-cell>
          <table:table-cell office:value-type="string" calcext:value-type="string">
            <text:p>PC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1</text:p>
          </table:table-cell>
          <table:table-cell office:value-type="string" calcext:value-type="string">
            <text:p>PC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2</text:p>
          </table:table-cell>
          <table:table-cell office:value-type="string" calcext:value-type="string">
            <text:p>PC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3</text:p>
          </table:table-cell>
          <table:table-cell office:value-type="string" calcext:value-type="string">
            <text:p>PC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4</text:p>
          </table:table-cell>
          <table:table-cell office:value-type="string" calcext:value-type="string">
            <text:p>PE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5</text:p>
          </table:table-cell>
          <table:table-cell office:value-type="string" calcext:value-type="string">
            <text:p>P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6</text:p>
          </table:table-cell>
          <table:table-cell office:value-type="string" calcext:value-type="string">
            <text:p>PD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7</text:p>
          </table:table-cell>
          <table:table-cell office:value-type="string" calcext:value-type="string">
            <text:p>PD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0</text:p>
          </table:table-cell>
          <table:table-cell office:value-type="string" calcext:value-type="string">
            <text:p>PN2</text:p>
          </table:table-cell>
          <table:table-cell office:value-type="string" calcext:value-type="string">
            <text:p>PA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1</text:p>
          </table:table-cell>
          <table:table-cell office:value-type="string" calcext:value-type="string">
            <text:p>PN3</text:p>
          </table:table-cell>
          <table:table-cell office:value-type="string" calcext:value-type="string">
            <text:p>PA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2</text:p>
          </table:table-cell>
          <table:table-cell office:value-type="string" calcext:value-type="string">
            <text:p>PN4</text:p>
          </table:table-cell>
          <table:table-cell office:value-type="string" calcext:value-type="string">
            <text:p>PA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3</text:p>
          </table:table-cell>
          <table:table-cell office:value-type="string" calcext:value-type="string">
            <text:p>PN5</text:p>
          </table:table-cell>
          <table:table-cell office:value-type="string" calcext:value-type="string">
            <text:p>PA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4</text:p>
          </table:table-cell>
          <table:table-cell office:value-type="string" calcext:value-type="string">
            <text:p>PN8</text:p>
          </table:table-cell>
          <table:table-cell office:value-type="string" calcext:value-type="string">
            <text:p>PA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5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PN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6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PN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7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PN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NE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PB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NWE</text:p>
          </table:table-cell>
          <table:table-cell office:value-type="string" calcext:value-type="string">
            <text:p>PB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2C1_SCL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PB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C1_SDA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PB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C2_SCL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PF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C2_SDA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PF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C3_SCL</text:p>
          </table:table-cell>
          <table:table-cell office:value-type="string" calcext:value-type="string">
            <text:p>PA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2C3_SDA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PA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TCK-SWCLK</text:p>
          </table:table-cell>
          <table:table-cell office:value-type="string" calcext:value-type="string">
            <text:p>PA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TMS-SWDIO</text:p>
          </table:table-cell>
          <table:table-cell office:value-type="string" calcext:value-type="string">
            <text:p>PA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C32_IN</text:p>
          </table:table-cell>
          <table:table-cell office:value-type="string" calcext:value-type="string">
            <text:p>PC14-OSC32_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C32_OUT</text:p>
          </table:table-cell>
          <table:table-cell office:value-type="string" calcext:value-type="string">
            <text:p>PC15-OSC32_OU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C_IN</text:p>
          </table:table-cell>
          <table:table-cell office:value-type="string" calcext:value-type="string">
            <text:p>PH0-OSC_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C_OUT</text:p>
          </table:table-cell>
          <table:table-cell office:value-type="string" calcext:value-type="string">
            <text:p>PH1-OSC_OU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DM</text:p>
          </table:table-cell>
          <table:table-cell office:value-type="string" calcext:value-type="string">
            <text:p>PM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DP</text:p>
          </table:table-cell>
          <table:table-cell office:value-type="string" calcext:value-type="string">
            <text:p>PM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ID</text:p>
          </table:table-cell>
          <table:table-cell office:value-type="string" calcext:value-type="string">
            <text:p>PM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SOF</text:p>
          </table:table-cell>
          <table:table-cell office:value-type="string" calcext:value-type="string">
            <text:p>PA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VBUS</text:p>
          </table:table-cell>
          <table:table-cell office:value-type="string" calcext:value-type="string">
            <text:p>PM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C_OUT1</text:p>
          </table:table-cell>
          <table:table-cell office:value-type="string" calcext:value-type="string">
            <text:p>PC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FS_A</text:p>
          </table:table-cell>
          <table:table-cell office:value-type="string" calcext:value-type="string">
            <text:p>PE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FS_B</text:p>
          </table:table-cell>
          <table:table-cell office:value-type="string" calcext:value-type="string">
            <text:p>P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MCLK_A</text:p>
          </table:table-cell>
          <table:table-cell office:value-type="string" calcext:value-type="string">
            <text:p>PE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MCLK_B</text:p>
          </table:table-cell>
          <table:table-cell office:value-type="string" calcext:value-type="string">
            <text:p>P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SCK_A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PD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I1_SCK_B</text:p>
          </table:table-cell>
          <table:table-cell office:value-type="string" calcext:value-type="string">
            <text:p>PF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SD_A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B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I1_SD_B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PF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I2_FS_A</text:p>
          </table:table-cell>
          <table:table-cell office:value-type="string" calcext:value-type="string">
            <text:p>PD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2_FS_B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PE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I2_MCLK_A</text:p>
          </table:table-cell>
          <table:table-cell office:value-type="string" calcext:value-type="string">
            <text:p>PE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2_MCLK_B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PE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I2_SCK_A</text:p>
          </table:table-cell>
          <table:table-cell office:value-type="string" calcext:value-type="string">
            <text:p>PD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2_SCK_B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PE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I2_SD_A</text:p>
          </table:table-cell>
          <table:table-cell office:value-type="string" calcext:value-type="string">
            <text:p>PD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2_SD_B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PE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DMMC1_CK</text:p>
          </table:table-cell>
          <table:table-cell office:value-type="string" calcext:value-type="string">
            <text:p>PC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CMD</text:p>
          </table:table-cell>
          <table:table-cell office:value-type="string" calcext:value-type="string">
            <text:p>PD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D0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PC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1_D1</text:p>
          </table:table-cell>
          <table:table-cell office:value-type="string" calcext:value-type="string">
            <text:p>PC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D2</text:p>
          </table:table-cell>
          <table:table-cell office:value-type="string" calcext:value-type="string">
            <text:p>PC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D3</text:p>
          </table:table-cell>
          <table:table-cell office:value-type="string" calcext:value-type="string">
            <text:p>PC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2_CK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D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2_CMD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PD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2_D0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PB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2_D1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PB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2_D2</text:p>
          </table:table-cell>
          <table:table-cell office:value-type="string" calcext:value-type="string">
            <text:p>PG11</text:p>
          </table:table-cell>
          <table:table-cell office:value-type="string" calcext:value-type="string">
            <text:p>PB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2_D3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PB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SPIM_P1_CLK</text:p>
          </table:table-cell>
          <table:table-cell office:value-type="string" calcext:value-type="string">
            <text:p>PO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DQS0</text:p>
          </table:table-cell>
          <table:table-cell office:value-type="string" calcext:value-type="string">
            <text:p>PO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0</text:p>
          </table:table-cell>
          <table:table-cell office:value-type="string" calcext:value-type="string">
            <text:p>PP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1</text:p>
          </table:table-cell>
          <table:table-cell office:value-type="string" calcext:value-type="string">
            <text:p>PP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2</text:p>
          </table:table-cell>
          <table:table-cell office:value-type="string" calcext:value-type="string">
            <text:p>PP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3</text:p>
          </table:table-cell>
          <table:table-cell office:value-type="string" calcext:value-type="string">
            <text:p>PP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4</text:p>
          </table:table-cell>
          <table:table-cell office:value-type="string" calcext:value-type="string">
            <text:p>PP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5</text:p>
          </table:table-cell>
          <table:table-cell office:value-type="string" calcext:value-type="string">
            <text:p>PP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6</text:p>
          </table:table-cell>
          <table:table-cell office:value-type="string" calcext:value-type="string">
            <text:p>PP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7</text:p>
          </table:table-cell>
          <table:table-cell office:value-type="string" calcext:value-type="string">
            <text:p>PP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NCLK</text:p>
          </table:table-cell>
          <table:table-cell office:value-type="string" calcext:value-type="string">
            <text:p>PO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NCS1</text:p>
          </table:table-cell>
          <table:table-cell office:value-type="string" calcext:value-type="string">
            <text:p>PO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CLK</text:p>
          </table:table-cell>
          <table:table-cell office:value-type="string" calcext:value-type="string">
            <text:p>PN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DQS0</text:p>
          </table:table-cell>
          <table:table-cell office:value-type="string" calcext:value-type="string">
            <text:p>PN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0</text:p>
          </table:table-cell>
          <table:table-cell office:value-type="string" calcext:value-type="string">
            <text:p>PN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1</text:p>
          </table:table-cell>
          <table:table-cell office:value-type="string" calcext:value-type="string">
            <text:p>PN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2</text:p>
          </table:table-cell>
          <table:table-cell office:value-type="string" calcext:value-type="string">
            <text:p>PN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3</text:p>
          </table:table-cell>
          <table:table-cell office:value-type="string" calcext:value-type="string">
            <text:p>PN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4</text:p>
          </table:table-cell>
          <table:table-cell office:value-type="string" calcext:value-type="string">
            <text:p>PN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5</text:p>
          </table:table-cell>
          <table:table-cell office:value-type="string" calcext:value-type="string">
            <text:p>PN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6</text:p>
          </table:table-cell>
          <table:table-cell office:value-type="string" calcext:value-type="string">
            <text:p>PN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7</text:p>
          </table:table-cell>
          <table:table-cell office:value-type="string" calcext:value-type="string">
            <text:p>PN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NCLK</text:p>
          </table:table-cell>
          <table:table-cell office:value-type="string" calcext:value-type="string">
            <text:p>PN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NCS1</text:p>
          </table:table-cell>
          <table:table-cell office:value-type="string" calcext:value-type="string">
            <text:p>PN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PTIM1_CH1</text:p>
          </table:table-cell>
          <table:table-cell office:value-type="string" calcext:value-type="string">
            <text:p>PD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PTIM1_CH2</text:p>
          </table:table-cell>
          <table:table-cell office:value-type="string" calcext:value-type="string">
            <text:p>PD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PTIM2_CH1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PD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PTIM2_CH2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PE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PTIM3_CH1</text:p>
          </table:table-cell>
          <table:table-cell office:value-type="string" calcext:value-type="string">
            <text:p>PA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PTIM3_CH2</text:p>
          </table:table-cell>
          <table:table-cell office:value-type="string" calcext:value-type="string">
            <text:p>PA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2_INP7</text:p>
          </table:table-cell>
          <table:table-cell office:value-type="string" calcext:value-type="string">
            <text:p>PA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2_INP8</text:p>
          </table:table-cell>
          <table:table-cell office:value-type="string" calcext:value-type="string">
            <text:p>P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2_INP12</text:p>
          </table:table-cell>
          <table:table-cell office:value-type="string" calcext:value-type="string">
            <text:p>PC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2_INN12</text:p>
          </table:table-cell>
          <table:table-cell office:value-type="string" calcext:value-type="string">
            <text:p>PC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ART1_TX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PB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SART1_RX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PB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MC_D8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PD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9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PB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MC_D1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PE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11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PE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12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PE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13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PE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14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PE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15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PE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NOE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PA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TG_FS_DP</text:p>
          </table:table-cell>
          <table:table-cell office:value-type="string" calcext:value-type="string">
            <text:p>PM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FS_DM</text:p>
          </table:table-cell>
          <table:table-cell office:value-type="string" calcext:value-type="string">
            <text:p>PM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FS_VBUS</text:p>
          </table:table-cell>
          <table:table-cell office:value-type="string" calcext:value-type="string">
            <text:p>PM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16</text:p>
          </table:table-cell>
          <table:table-cell office:value-type="string" calcext:value-type="string">
            <text:p>PC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17</text:p>
          </table:table-cell>
          <table:table-cell office:value-type="string" calcext:value-type="string">
            <text:p>PC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NWAIT</text:p>
          </table:table-cell>
          <table:table-cell office:value-type="string" calcext:value-type="string">
            <text:p>PD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NCE</text:p>
          </table:table-cell>
          <table:table-cell office:value-type="string" calcext:value-type="string">
            <text:p>PD5</text:p>
          </table:table-cell>
          <table:table-cell table:number-columns-repeated="12"/>
        </table:table-row>
        <calcext:conditional-formats>
          <calcext:conditional-format calcext:target-range-address="FunctionPinMux.A2:FunctionPinMux.A117">
            <calcext:condition calcext:apply-style-name="Note" calcext:value="formula-is(ISBLANK(VLOOKUP([.$A2];FunctionName_To_PinName;2;0)))" calcext:base-cell-address="FunctionPinMux.A2"/>
            <calcext:condition calcext:apply-style-name="UnusedPin" calcext:value="formula-is(EXACT(VLOOKUP([.$A2];FunctionName_To_PinName;2;0);UnusedPinMark))" calcext:base-cell-address="FunctionPinMux.A2"/>
            <calcext:condition calcext:apply-style-name="TodoPin" calcext:value="formula-is(EXACT(VLOOKUP([.$A2];FunctionName_To_PinName;2;0);UsedPinMark))" calcext:base-cell-address="FunctionPinMux.A2"/>
            <calcext:condition calcext:apply-style-name="Good" calcext:value="formula-is(NOT(ISBLANK(VLOOKUP([.$A2];FunctionName_To_PinName;2;0))))" calcext:base-cell-address="FunctionPinMux.A2"/>
          </calcext:conditional-format>
          <calcext:conditional-format calcext:target-range-address="FunctionPinMux.B2:FunctionPinMux.H117">
            <calcext:condition calcext:apply-style-name="UnusedPin" calcext:value="formula-is(EXACT(VLOOKUP([.$A2];FunctionName_To_PinName;2;0);UnusedPinMark))" calcext:base-cell-address="FunctionPinMux.B2"/>
            <calcext:condition calcext:apply-style-name="Good" calcext:value="formula-is(AND(NOT(ISBLANK([.B2]));EXACT(VLOOKUP([.$A2];FunctionName_To_PinName;2;0);[.B2])))" calcext:base-cell-address="FunctionPinMux.B2"/>
            <calcext:condition calcext:apply-style-name="UsedPin" calcext:value="formula-is(NOT(EXACT(VLOOKUP([.B2];PinName_To_Used;2;0);NoPkgPinText)))" calcext:base-cell-address="FunctionPinMux.B2"/>
          </calcext:conditional-format>
        </calcext:conditional-formats>
      </table:table>
      <table:table table:name="_Data" table:style-name="ta1">
        <table:table-column table:style-name="co16" table:default-cell-style-name="ce15"/>
        <table:table-column table:style-name="co17" table:default-cell-style-name="ce10"/>
        <table:table-column table:style-name="co18" table:default-cell-style-name="ce21"/>
        <table:table-row table:style-name="ro1">
          <table:table-cell table:style-name="ce13" office:value-type="string" calcext:value-type="string">
            <text:p>NAME</text:p>
          </table:table-cell>
          <table:table-cell table:style-name="ce7" office:value-type="string" calcext:value-type="string">
            <text:p>PKGPIN</text:p>
          </table:table-cell>
          <table:table-cell table:style-name="ce13" office:value-type="string" calcext:value-type="string">
            <text:p>FIXED FUNCTION</text:p>
          </table:table-cell>
        </table:table-row>
        <table:table-row table:style-name="ro1">
          <table:table-cell table:formula="of:=VLOOKUP([.$B2]; PkgPin_To_PinName; 2; 0)" office:value-type="string" office:string-value="VSS" calcext:value-type="string">
            <text:p>VSS</text:p>
          </table:table-cell>
          <table:table-cell office:value-type="string" calcext:value-type="string">
            <text:p>A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3]; PkgPin_To_PinName; 2; 0)" office:value-type="string" office:string-value="PB8" calcext:value-type="string">
            <text:p>PB8</text:p>
          </table:table-cell>
          <table:table-cell office:value-type="string" calcext:value-type="string">
            <text:p>A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]; PkgPin_To_PinName; 2; 0)" office:value-type="string" office:string-value="PB6" calcext:value-type="string">
            <text:p>PB6</text:p>
          </table:table-cell>
          <table:table-cell office:value-type="string" calcext:value-type="string">
            <text:p>A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]; PkgPin_To_PinName; 2; 0)" office:value-type="string" office:string-value="PB5" calcext:value-type="string">
            <text:p>PB5</text:p>
          </table:table-cell>
          <table:table-cell office:value-type="string" calcext:value-type="string">
            <text:p>A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]; PkgPin_To_PinName; 2; 0)" office:value-type="string" office:string-value="PD7" calcext:value-type="string">
            <text:p>PD7</text:p>
          </table:table-cell>
          <table:table-cell office:value-type="string" calcext:value-type="string">
            <text:p>A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]; PkgPin_To_PinName; 2; 0)" office:value-type="string" office:string-value="BOOT0" calcext:value-type="string">
            <text:p>BOOT0</text:p>
          </table:table-cell>
          <table:table-cell office:value-type="string" calcext:value-type="string">
            <text:p>A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]; PkgPin_To_PinName; 2; 0)" office:value-type="string" office:string-value="PM11" calcext:value-type="string">
            <text:p>PM11</text:p>
          </table:table-cell>
          <table:table-cell office:value-type="string" calcext:value-type="string">
            <text:p>A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]; PkgPin_To_PinName; 2; 0)" office:value-type="string" office:string-value="PM9" calcext:value-type="string">
            <text:p>PM9</text:p>
          </table:table-cell>
          <table:table-cell office:value-type="string" calcext:value-type="string">
            <text:p>A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]; PkgPin_To_PinName; 2; 0)" office:value-type="string" office:string-value="PM6" calcext:value-type="string">
            <text:p>PM6</text:p>
          </table:table-cell>
          <table:table-cell office:value-type="string" calcext:value-type="string">
            <text:p>A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]; PkgPin_To_PinName; 2; 0)" office:value-type="string" office:string-value="VDD33USB" calcext:value-type="string">
            <text:p>VDD33USB</text:p>
          </table:table-cell>
          <table:table-cell office:value-type="string" calcext:value-type="string">
            <text:p>A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2]; PkgPin_To_PinName; 2; 0)" office:value-type="string" office:string-value="VDD50USB" calcext:value-type="string">
            <text:p>VDD50USB</text:p>
          </table:table-cell>
          <table:table-cell office:value-type="string" calcext:value-type="string">
            <text:p>A1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3]; PkgPin_To_PinName; 2; 0)" office:value-type="string" office:string-value="VSS" calcext:value-type="string">
            <text:p>VSS</text:p>
          </table:table-cell>
          <table:table-cell office:value-type="string" calcext:value-type="string">
            <text:p>A1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4]; PkgPin_To_PinName; 2; 0)" office:value-type="string" office:string-value="VBAT" calcext:value-type="string">
            <text:p>VBAT</text:p>
          </table:table-cell>
          <table:table-cell office:value-type="string" calcext:value-type="string">
            <text:p>B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5]; PkgPin_To_PinName; 2; 0)" office:value-type="string" office:string-value="PC13" calcext:value-type="string">
            <text:p>PC13</text:p>
          </table:table-cell>
          <table:table-cell office:value-type="string" calcext:value-type="string">
            <text:p>B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6]; PkgPin_To_PinName; 2; 0)" office:value-type="string" office:string-value="PE1" calcext:value-type="string">
            <text:p>PE1</text:p>
          </table:table-cell>
          <table:table-cell office:value-type="string" calcext:value-type="string">
            <text:p>B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7]; PkgPin_To_PinName; 2; 0)" office:value-type="string" office:string-value="PE0" calcext:value-type="string">
            <text:p>PE0</text:p>
          </table:table-cell>
          <table:table-cell office:value-type="string" calcext:value-type="string">
            <text:p>B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8]; PkgPin_To_PinName; 2; 0)" office:value-type="string" office:string-value="PB3" calcext:value-type="string">
            <text:p>PB3</text:p>
          </table:table-cell>
          <table:table-cell office:value-type="string" calcext:value-type="string">
            <text:p>B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9]; PkgPin_To_PinName; 2; 0)" office:value-type="string" office:string-value="PD5" calcext:value-type="string">
            <text:p>PD5</text:p>
          </table:table-cell>
          <table:table-cell office:value-type="string" calcext:value-type="string">
            <text:p>B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0]; PkgPin_To_PinName; 2; 0)" office:value-type="string" office:string-value="PM12" calcext:value-type="string">
            <text:p>PM12</text:p>
          </table:table-cell>
          <table:table-cell office:value-type="string" calcext:value-type="string">
            <text:p>B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1]; PkgPin_To_PinName; 2; 0)" office:value-type="string" office:string-value="PM8" calcext:value-type="string">
            <text:p>PM8</text:p>
          </table:table-cell>
          <table:table-cell office:value-type="string" calcext:value-type="string">
            <text:p>B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2]; PkgPin_To_PinName; 2; 0)" office:value-type="string" office:string-value="PM5" calcext:value-type="string">
            <text:p>PM5</text:p>
          </table:table-cell>
          <table:table-cell office:value-type="string" calcext:value-type="string">
            <text:p>B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3]; PkgPin_To_PinName; 2; 0)" office:value-type="string" office:string-value="PM2" calcext:value-type="string">
            <text:p>PM2</text:p>
          </table:table-cell>
          <table:table-cell office:value-type="string" calcext:value-type="string">
            <text:p>B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4]; PkgPin_To_PinName; 2; 0)" office:value-type="string" office:string-value="PM3" calcext:value-type="string">
            <text:p>PM3</text:p>
          </table:table-cell>
          <table:table-cell office:value-type="string" calcext:value-type="string">
            <text:p>B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5]; PkgPin_To_PinName; 2; 0)" office:value-type="string" office:string-value="PD4" calcext:value-type="string">
            <text:p>PD4</text:p>
          </table:table-cell>
          <table:table-cell office:value-type="string" calcext:value-type="string">
            <text:p>B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6]; PkgPin_To_PinName; 2; 0)" office:value-type="string" office:string-value="PC14-OSC32_IN" calcext:value-type="string">
            <text:p>PC14-OSC32_IN</text:p>
          </table:table-cell>
          <table:table-cell office:value-type="string" calcext:value-type="string">
            <text:p>C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7]; PkgPin_To_PinName; 2; 0)" office:value-type="string" office:string-value="PC15-OSC32_OUT" calcext:value-type="string">
            <text:p>PC15-OSC32_OUT</text:p>
          </table:table-cell>
          <table:table-cell office:value-type="string" calcext:value-type="string">
            <text:p>C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8]; PkgPin_To_PinName; 2; 0)" office:value-type="string" office:string-value="PB9" calcext:value-type="string">
            <text:p>PB9</text:p>
          </table:table-cell>
          <table:table-cell office:value-type="string" calcext:value-type="string">
            <text:p>C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9]; PkgPin_To_PinName; 2; 0)" office:value-type="string" office:string-value="PE2" calcext:value-type="string">
            <text:p>PE2</text:p>
          </table:table-cell>
          <table:table-cell office:value-type="string" calcext:value-type="string">
            <text:p>C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0]; PkgPin_To_PinName; 2; 0)" office:value-type="string" office:string-value="PB4" calcext:value-type="string">
            <text:p>PB4</text:p>
          </table:table-cell>
          <table:table-cell office:value-type="string" calcext:value-type="string">
            <text:p>C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1]; PkgPin_To_PinName; 2; 0)" office:value-type="string" office:string-value="PD6" calcext:value-type="string">
            <text:p>PD6</text:p>
          </table:table-cell>
          <table:table-cell office:value-type="string" calcext:value-type="string">
            <text:p>C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2]; PkgPin_To_PinName; 2; 0)" office:value-type="string" office:string-value="PM14" calcext:value-type="string">
            <text:p>PM14</text:p>
          </table:table-cell>
          <table:table-cell office:value-type="string" calcext:value-type="string">
            <text:p>C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3]; PkgPin_To_PinName; 2; 0)" office:value-type="string" office:string-value="DVDD" calcext:value-type="string">
            <text:p>DVDD</text:p>
          </table:table-cell>
          <table:table-cell office:value-type="string" calcext:value-type="string">
            <text:p>C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34]; PkgPin_To_PinName; 2; 0)" office:value-type="string" office:string-value="VSS" calcext:value-type="string">
            <text:p>VSS</text:p>
          </table:table-cell>
          <table:table-cell office:value-type="string" calcext:value-type="string">
            <text:p>C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35]; PkgPin_To_PinName; 2; 0)" office:value-type="string" office:string-value="PM1" calcext:value-type="string">
            <text:p>PM1</text:p>
          </table:table-cell>
          <table:table-cell office:value-type="string" calcext:value-type="string">
            <text:p>C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6]; PkgPin_To_PinName; 2; 0)" office:value-type="string" office:string-value="PD2" calcext:value-type="string">
            <text:p>PD2</text:p>
          </table:table-cell>
          <table:table-cell office:value-type="string" calcext:value-type="string">
            <text:p>C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7]; PkgPin_To_PinName; 2; 0)" office:value-type="string" office:string-value="PC12" calcext:value-type="string">
            <text:p>PC12</text:p>
          </table:table-cell>
          <table:table-cell office:value-type="string" calcext:value-type="string">
            <text:p>C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8]; PkgPin_To_PinName; 2; 0)" office:value-type="string" office:string-value="PE5" calcext:value-type="string">
            <text:p>PE5</text:p>
          </table:table-cell>
          <table:table-cell office:value-type="string" calcext:value-type="string">
            <text:p>D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9]; PkgPin_To_PinName; 2; 0)" office:value-type="string" office:string-value="VSS" calcext:value-type="string">
            <text:p>VSS</text:p>
          </table:table-cell>
          <table:table-cell office:value-type="string" calcext:value-type="string">
            <text:p>D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0]; PkgPin_To_PinName; 2; 0)" office:value-type="string" office:string-value="PE3" calcext:value-type="string">
            <text:p>PE3</text:p>
          </table:table-cell>
          <table:table-cell office:value-type="string" calcext:value-type="string">
            <text:p>D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1]; PkgPin_To_PinName; 2; 0)" office:value-type="string" office:string-value="PB7" calcext:value-type="string">
            <text:p>PB7</text:p>
          </table:table-cell>
          <table:table-cell office:value-type="string" calcext:value-type="string">
            <text:p>D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2]; PkgPin_To_PinName; 2; 0)" office:value-type="string" office:string-value="VSS" calcext:value-type="string">
            <text:p>VSS</text:p>
          </table:table-cell>
          <table:table-cell office:value-type="string" calcext:value-type="string">
            <text:p>D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3]; PkgPin_To_PinName; 2; 0)" office:value-type="string" office:string-value="VDD" calcext:value-type="string">
            <text:p>VDD</text:p>
          </table:table-cell>
          <table:table-cell office:value-type="string" calcext:value-type="string">
            <text:p>D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4]; PkgPin_To_PinName; 2; 0)" office:value-type="string" office:string-value="VSS" calcext:value-type="string">
            <text:p>VSS</text:p>
          </table:table-cell>
          <table:table-cell office:value-type="string" calcext:value-type="string">
            <text:p>D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5]; PkgPin_To_PinName; 2; 0)" office:value-type="string" office:string-value="VSSUSB" calcext:value-type="string">
            <text:p>VSSUSB</text:p>
          </table:table-cell>
          <table:table-cell office:value-type="string" calcext:value-type="string">
            <text:p>D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6]; PkgPin_To_PinName; 2; 0)" office:value-type="string" office:string-value="VDD" calcext:value-type="string">
            <text:p>VDD</text:p>
          </table:table-cell>
          <table:table-cell office:value-type="string" calcext:value-type="string">
            <text:p>D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7]; PkgPin_To_PinName; 2; 0)" office:value-type="string" office:string-value="PD3" calcext:value-type="string">
            <text:p>PD3</text:p>
          </table:table-cell>
          <table:table-cell office:value-type="string" calcext:value-type="string">
            <text:p>D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8]; PkgPin_To_PinName; 2; 0)" office:value-type="string" office:string-value="PC10" calcext:value-type="string">
            <text:p>PC10</text:p>
          </table:table-cell>
          <table:table-cell office:value-type="string" calcext:value-type="string">
            <text:p>D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9]; PkgPin_To_PinName; 2; 0)" office:value-type="string" office:string-value="PA15" calcext:value-type="string">
            <text:p>PA15</text:p>
          </table:table-cell>
          <table:table-cell office:value-type="string" calcext:value-type="string">
            <text:p>D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0]; PkgPin_To_PinName; 2; 0)" office:value-type="string" office:string-value="VSSSMPS" calcext:value-type="string">
            <text:p>VSSSMPS</text:p>
          </table:table-cell>
          <table:table-cell office:value-type="string" calcext:value-type="string">
            <text:p>E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51]; PkgPin_To_PinName; 2; 0)" office:value-type="string" office:string-value="PE6" calcext:value-type="string">
            <text:p>PE6</text:p>
          </table:table-cell>
          <table:table-cell office:value-type="string" calcext:value-type="string">
            <text:p>E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2]; PkgPin_To_PinName; 2; 0)" office:value-type="string" office:string-value="PE4" calcext:value-type="string">
            <text:p>PE4</text:p>
          </table:table-cell>
          <table:table-cell office:value-type="string" calcext:value-type="string">
            <text:p>E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3]; PkgPin_To_PinName; 2; 0)" office:value-type="string" office:string-value="VDD" calcext:value-type="string">
            <text:p>VDD</text:p>
          </table:table-cell>
          <table:table-cell office:value-type="string" calcext:value-type="string">
            <text:p>E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54]; PkgPin_To_PinName; 2; 0)" office:value-type="string" office:string-value="VCAP4" calcext:value-type="string">
            <text:p>VCAP4</text:p>
          </table:table-cell>
          <table:table-cell office:value-type="string" calcext:value-type="string">
            <text:p>E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55]; PkgPin_To_PinName; 2; 0)" office:value-type="string" office:string-value="PM13" calcext:value-type="string">
            <text:p>PM13</text:p>
          </table:table-cell>
          <table:table-cell office:value-type="string" calcext:value-type="string">
            <text:p>E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6]; PkgPin_To_PinName; 2; 0)" office:value-type="string" office:string-value="VSS" calcext:value-type="string">
            <text:p>VSS</text:p>
          </table:table-cell>
          <table:table-cell office:value-type="string" calcext:value-type="string">
            <text:p>E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57]; PkgPin_To_PinName; 2; 0)" office:value-type="string" office:string-value="PM0" calcext:value-type="string">
            <text:p>PM0</text:p>
          </table:table-cell>
          <table:table-cell office:value-type="string" calcext:value-type="string">
            <text:p>E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8]; PkgPin_To_PinName; 2; 0)" office:value-type="string" office:string-value="PC11" calcext:value-type="string">
            <text:p>PC11</text:p>
          </table:table-cell>
          <table:table-cell office:value-type="string" calcext:value-type="string">
            <text:p>E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9]; PkgPin_To_PinName; 2; 0)" office:value-type="string" office:string-value="PA14" calcext:value-type="string">
            <text:p>PA14</text:p>
          </table:table-cell>
          <table:table-cell office:value-type="string" calcext:value-type="string">
            <text:p>E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0]; PkgPin_To_PinName; 2; 0)" office:value-type="string" office:string-value="PA12" calcext:value-type="string">
            <text:p>PA12</text:p>
          </table:table-cell>
          <table:table-cell office:value-type="string" calcext:value-type="string">
            <text:p>E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1]; PkgPin_To_PinName; 2; 0)" office:value-type="string" office:string-value="PA13" calcext:value-type="string">
            <text:p>PA13</text:p>
          </table:table-cell>
          <table:table-cell office:value-type="string" calcext:value-type="string">
            <text:p>E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2]; PkgPin_To_PinName; 2; 0)" office:value-type="string" office:string-value="VLXSMPS" calcext:value-type="string">
            <text:p>VLXSMPS</text:p>
          </table:table-cell>
          <table:table-cell office:value-type="string" calcext:value-type="string">
            <text:p>F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3]; PkgPin_To_PinName; 2; 0)" office:value-type="string" office:string-value="VDDSMPS" calcext:value-type="string">
            <text:p>VDDSMPS</text:p>
          </table:table-cell>
          <table:table-cell office:value-type="string" calcext:value-type="string">
            <text:p>F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4]; PkgPin_To_PinName; 2; 0)" office:value-type="string" office:string-value="VFBSMPS" calcext:value-type="string">
            <text:p>VFBSMPS</text:p>
          </table:table-cell>
          <table:table-cell office:value-type="string" calcext:value-type="string">
            <text:p>F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5]; PkgPin_To_PinName; 2; 0)" office:value-type="string" office:string-value="NRST" calcext:value-type="string">
            <text:p>NRST</text:p>
          </table:table-cell>
          <table:table-cell office:value-type="string" calcext:value-type="string">
            <text:p>F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6]; PkgPin_To_PinName; 2; 0)" office:value-type="string" office:string-value="VSS" calcext:value-type="string">
            <text:p>VSS</text:p>
          </table:table-cell>
          <table:table-cell office:value-type="string" calcext:value-type="string">
            <text:p>F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7]; PkgPin_To_PinName; 2; 0)" office:value-type="string" office:string-value="VDDLDO" calcext:value-type="string">
            <text:p>VDDLDO</text:p>
          </table:table-cell>
          <table:table-cell office:value-type="string" calcext:value-type="string">
            <text:p>F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8]; PkgPin_To_PinName; 2; 0)" office:value-type="string" office:string-value="VDDLDO" calcext:value-type="string">
            <text:p>VDDLDO</text:p>
          </table:table-cell>
          <table:table-cell office:value-type="string" calcext:value-type="string">
            <text:p>F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9]; PkgPin_To_PinName; 2; 0)" office:value-type="string" office:string-value="VCAP3" calcext:value-type="string">
            <text:p>VCAP3</text:p>
          </table:table-cell>
          <table:table-cell office:value-type="string" calcext:value-type="string">
            <text:p>F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70]; PkgPin_To_PinName; 2; 0)" office:value-type="string" office:string-value="VDD" calcext:value-type="string">
            <text:p>VDD</text:p>
          </table:table-cell>
          <table:table-cell office:value-type="string" calcext:value-type="string">
            <text:p>F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71]; PkgPin_To_PinName; 2; 0)" office:value-type="string" office:string-value="PA8" calcext:value-type="string">
            <text:p>PA8</text:p>
          </table:table-cell>
          <table:table-cell office:value-type="string" calcext:value-type="string">
            <text:p>F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2]; PkgPin_To_PinName; 2; 0)" office:value-type="string" office:string-value="PA10" calcext:value-type="string">
            <text:p>PA10</text:p>
          </table:table-cell>
          <table:table-cell office:value-type="string" calcext:value-type="string">
            <text:p>F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3]; PkgPin_To_PinName; 2; 0)" office:value-type="string" office:string-value="PA11" calcext:value-type="string">
            <text:p>PA11</text:p>
          </table:table-cell>
          <table:table-cell office:value-type="string" calcext:value-type="string">
            <text:p>F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4]; PkgPin_To_PinName; 2; 0)" office:value-type="string" office:string-value="VSS" calcext:value-type="string">
            <text:p>VSS</text:p>
          </table:table-cell>
          <table:table-cell office:value-type="string" calcext:value-type="string">
            <text:p>G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75]; PkgPin_To_PinName; 2; 0)" office:value-type="string" office:string-value="PH0-OSC_IN" calcext:value-type="string">
            <text:p>PH0-OSC_IN</text:p>
          </table:table-cell>
          <table:table-cell office:value-type="string" calcext:value-type="string">
            <text:p>G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6]; PkgPin_To_PinName; 2; 0)" office:value-type="string" office:string-value="PC0" calcext:value-type="string">
            <text:p>PC0</text:p>
          </table:table-cell>
          <table:table-cell office:value-type="string" calcext:value-type="string">
            <text:p>G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7]; PkgPin_To_PinName; 2; 0)" office:value-type="string" office:string-value="VDD" calcext:value-type="string">
            <text:p>VDD</text:p>
          </table:table-cell>
          <table:table-cell office:value-type="string" calcext:value-type="string">
            <text:p>G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78]; PkgPin_To_PinName; 2; 0)" office:value-type="string" office:string-value="PC1" calcext:value-type="string">
            <text:p>PC1</text:p>
          </table:table-cell>
          <table:table-cell office:value-type="string" calcext:value-type="string">
            <text:p>G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9]; PkgPin_To_PinName; 2; 0)" office:value-type="string" office:string-value="VDDLDO" calcext:value-type="string">
            <text:p>VDDLDO</text:p>
          </table:table-cell>
          <table:table-cell office:value-type="string" calcext:value-type="string">
            <text:p>G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0]; PkgPin_To_PinName; 2; 0)" office:value-type="string" office:string-value="VDDLDO" calcext:value-type="string">
            <text:p>VDDLDO</text:p>
          </table:table-cell>
          <table:table-cell office:value-type="string" calcext:value-type="string">
            <text:p>G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1]; PkgPin_To_PinName; 2; 0)" office:value-type="string" office:string-value="VSS" calcext:value-type="string">
            <text:p>VSS</text:p>
          </table:table-cell>
          <table:table-cell office:value-type="string" calcext:value-type="string">
            <text:p>G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2]; PkgPin_To_PinName; 2; 0)" office:value-type="string" office:string-value="PC7" calcext:value-type="string">
            <text:p>PC7</text:p>
          </table:table-cell>
          <table:table-cell office:value-type="string" calcext:value-type="string">
            <text:p>G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3]; PkgPin_To_PinName; 2; 0)" office:value-type="string" office:string-value="PC9" calcext:value-type="string">
            <text:p>PC9</text:p>
          </table:table-cell>
          <table:table-cell office:value-type="string" calcext:value-type="string">
            <text:p>G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4]; PkgPin_To_PinName; 2; 0)" office:value-type="string" office:string-value="PC8" calcext:value-type="string">
            <text:p>PC8</text:p>
          </table:table-cell>
          <table:table-cell office:value-type="string" calcext:value-type="string">
            <text:p>G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5]; PkgPin_To_PinName; 2; 0)" office:value-type="string" office:string-value="PA9" calcext:value-type="string">
            <text:p>PA9</text:p>
          </table:table-cell>
          <table:table-cell office:value-type="string" calcext:value-type="string">
            <text:p>G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6]; PkgPin_To_PinName; 2; 0)" office:value-type="string" office:string-value="PH1-OSC_OUT" calcext:value-type="string">
            <text:p>PH1-OSC_OUT</text:p>
          </table:table-cell>
          <table:table-cell office:value-type="string" calcext:value-type="string">
            <text:p>H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7]; PkgPin_To_PinName; 2; 0)" office:value-type="string" office:string-value="PC3" calcext:value-type="string">
            <text:p>PC3</text:p>
          </table:table-cell>
          <table:table-cell office:value-type="string" calcext:value-type="string">
            <text:p>H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8]; PkgPin_To_PinName; 2; 0)" office:value-type="string" office:string-value="VSSA" calcext:value-type="string">
            <text:p>VSSA</text:p>
          </table:table-cell>
          <table:table-cell office:value-type="string" calcext:value-type="string">
            <text:p>H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9]; PkgPin_To_PinName; 2; 0)" office:value-type="string" office:string-value="VSS" calcext:value-type="string">
            <text:p>VSS</text:p>
          </table:table-cell>
          <table:table-cell office:value-type="string" calcext:value-type="string">
            <text:p>H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0]; PkgPin_To_PinName; 2; 0)" office:value-type="string" office:string-value="VREFM" calcext:value-type="string">
            <text:p>VREFM</text:p>
          </table:table-cell>
          <table:table-cell office:value-type="string" calcext:value-type="string">
            <text:p>H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1]; PkgPin_To_PinName; 2; 0)" office:value-type="string" office:string-value="VCAP1" calcext:value-type="string">
            <text:p>VCAP1</text:p>
          </table:table-cell>
          <table:table-cell office:value-type="string" calcext:value-type="string">
            <text:p>H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2]; PkgPin_To_PinName; 2; 0)" office:value-type="string" office:string-value="VSS" calcext:value-type="string">
            <text:p>VSS</text:p>
          </table:table-cell>
          <table:table-cell office:value-type="string" calcext:value-type="string">
            <text:p>H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3]; PkgPin_To_PinName; 2; 0)" office:value-type="string" office:string-value="VCAP2" calcext:value-type="string">
            <text:p>VCAP2</text:p>
          </table:table-cell>
          <table:table-cell office:value-type="string" calcext:value-type="string">
            <text:p>H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4]; PkgPin_To_PinName; 2; 0)" office:value-type="string" office:string-value="PB14" calcext:value-type="string">
            <text:p>PB14</text:p>
          </table:table-cell>
          <table:table-cell office:value-type="string" calcext:value-type="string">
            <text:p>H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5]; PkgPin_To_PinName; 2; 0)" office:value-type="string" office:string-value="PB12" calcext:value-type="string">
            <text:p>PB12</text:p>
          </table:table-cell>
          <table:table-cell office:value-type="string" calcext:value-type="string">
            <text:p>H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6]; PkgPin_To_PinName; 2; 0)" office:value-type="string" office:string-value="PD14" calcext:value-type="string">
            <text:p>PD14</text:p>
          </table:table-cell>
          <table:table-cell office:value-type="string" calcext:value-type="string">
            <text:p>H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7]; PkgPin_To_PinName; 2; 0)" office:value-type="string" office:string-value="PC6" calcext:value-type="string">
            <text:p>PC6</text:p>
          </table:table-cell>
          <table:table-cell office:value-type="string" calcext:value-type="string">
            <text:p>H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8]; PkgPin_To_PinName; 2; 0)" office:value-type="string" office:string-value="PC2" calcext:value-type="string">
            <text:p>PC2</text:p>
          </table:table-cell>
          <table:table-cell office:value-type="string" calcext:value-type="string">
            <text:p>J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9]; PkgPin_To_PinName; 2; 0)" office:value-type="string" office:string-value="PA1" calcext:value-type="string">
            <text:p>PA1</text:p>
          </table:table-cell>
          <table:table-cell office:value-type="string" calcext:value-type="string">
            <text:p>J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0]; PkgPin_To_PinName; 2; 0)" office:value-type="string" office:string-value="VDDA" calcext:value-type="string">
            <text:p>VDDA</text:p>
          </table:table-cell>
          <table:table-cell office:value-type="string" calcext:value-type="string">
            <text:p>J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01]; PkgPin_To_PinName; 2; 0)" office:value-type="string" office:string-value="PA5" calcext:value-type="string">
            <text:p>PA5</text:p>
          </table:table-cell>
          <table:table-cell office:value-type="string" calcext:value-type="string">
            <text:p>J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2]; PkgPin_To_PinName; 2; 0)" office:value-type="string" office:string-value="VDD" calcext:value-type="string">
            <text:p>VDD</text:p>
          </table:table-cell>
          <table:table-cell office:value-type="string" calcext:value-type="string">
            <text:p>J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03]; PkgPin_To_PinName; 2; 0)" office:value-type="string" office:string-value="PO1" calcext:value-type="string">
            <text:p>PO1</text:p>
          </table:table-cell>
          <table:table-cell office:value-type="string" calcext:value-type="string">
            <text:p>J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4]; PkgPin_To_PinName; 2; 0)" office:value-type="string" office:string-value="PO0" calcext:value-type="string">
            <text:p>PO0</text:p>
          </table:table-cell>
          <table:table-cell office:value-type="string" calcext:value-type="string">
            <text:p>J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5]; PkgPin_To_PinName; 2; 0)" office:value-type="string" office:string-value="PD8" calcext:value-type="string">
            <text:p>PD8</text:p>
          </table:table-cell>
          <table:table-cell office:value-type="string" calcext:value-type="string">
            <text:p>J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6]; PkgPin_To_PinName; 2; 0)" office:value-type="string" office:string-value="VDD" calcext:value-type="string">
            <text:p>VDD</text:p>
          </table:table-cell>
          <table:table-cell office:value-type="string" calcext:value-type="string">
            <text:p>J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07]; PkgPin_To_PinName; 2; 0)" office:value-type="string" office:string-value="PB10" calcext:value-type="string">
            <text:p>PB10</text:p>
          </table:table-cell>
          <table:table-cell office:value-type="string" calcext:value-type="string">
            <text:p>J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8]; PkgPin_To_PinName; 2; 0)" office:value-type="string" office:string-value="PB13" calcext:value-type="string">
            <text:p>PB13</text:p>
          </table:table-cell>
          <table:table-cell office:value-type="string" calcext:value-type="string">
            <text:p>J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9]; PkgPin_To_PinName; 2; 0)" office:value-type="string" office:string-value="PB15" calcext:value-type="string">
            <text:p>PB15</text:p>
          </table:table-cell>
          <table:table-cell office:value-type="string" calcext:value-type="string">
            <text:p>J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0]; PkgPin_To_PinName; 2; 0)" office:value-type="string" office:string-value="PA0" calcext:value-type="string">
            <text:p>PA0</text:p>
          </table:table-cell>
          <table:table-cell office:value-type="string" calcext:value-type="string">
            <text:p>K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1]; PkgPin_To_PinName; 2; 0)" office:value-type="string" office:string-value="PA3" calcext:value-type="string">
            <text:p>PA3</text:p>
          </table:table-cell>
          <table:table-cell office:value-type="string" calcext:value-type="string">
            <text:p>K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2]; PkgPin_To_PinName; 2; 0)" office:value-type="string" office:string-value="VREFP" calcext:value-type="string">
            <text:p>VREFP</text:p>
          </table:table-cell>
          <table:table-cell office:value-type="string" calcext:value-type="string">
            <text:p>K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3]; PkgPin_To_PinName; 2; 0)" office:value-type="string" office:string-value="PA7" calcext:value-type="string">
            <text:p>PA7</text:p>
          </table:table-cell>
          <table:table-cell office:value-type="string" calcext:value-type="string">
            <text:p>K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4]; PkgPin_To_PinName; 2; 0)" office:value-type="string" office:string-value="VDDXSPI1" calcext:value-type="string">
            <text:p>VDDXSPI1</text:p>
          </table:table-cell>
          <table:table-cell office:value-type="string" calcext:value-type="string">
            <text:p>K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5]; PkgPin_To_PinName; 2; 0)" office:value-type="string" office:string-value="VSS" calcext:value-type="string">
            <text:p>VSS</text:p>
          </table:table-cell>
          <table:table-cell office:value-type="string" calcext:value-type="string">
            <text:p>K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6]; PkgPin_To_PinName; 2; 0)" office:value-type="string" office:string-value="VDDXSPI1" calcext:value-type="string">
            <text:p>VDDXSPI1</text:p>
          </table:table-cell>
          <table:table-cell office:value-type="string" calcext:value-type="string">
            <text:p>K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7]; PkgPin_To_PinName; 2; 0)" office:value-type="string" office:string-value="VSS" calcext:value-type="string">
            <text:p>VSS</text:p>
          </table:table-cell>
          <table:table-cell office:value-type="string" calcext:value-type="string">
            <text:p>K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8]; PkgPin_To_PinName; 2; 0)" office:value-type="string" office:string-value="VDDXSPI1" calcext:value-type="string">
            <text:p>VDDXSPI1</text:p>
          </table:table-cell>
          <table:table-cell office:value-type="string" calcext:value-type="string">
            <text:p>K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9]; PkgPin_To_PinName; 2; 0)" office:value-type="string" office:string-value="VSS" calcext:value-type="string">
            <text:p>VSS</text:p>
          </table:table-cell>
          <table:table-cell office:value-type="string" calcext:value-type="string">
            <text:p>K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20]; PkgPin_To_PinName; 2; 0)" office:value-type="string" office:string-value="PD12" calcext:value-type="string">
            <text:p>PD12</text:p>
          </table:table-cell>
          <table:table-cell office:value-type="string" calcext:value-type="string">
            <text:p>K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1]; PkgPin_To_PinName; 2; 0)" office:value-type="string" office:string-value="PB11" calcext:value-type="string">
            <text:p>PB11</text:p>
          </table:table-cell>
          <table:table-cell office:value-type="string" calcext:value-type="string">
            <text:p>K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2]; PkgPin_To_PinName; 2; 0)" office:value-type="string" office:string-value="PA2" calcext:value-type="string">
            <text:p>PA2</text:p>
          </table:table-cell>
          <table:table-cell office:value-type="string" calcext:value-type="string">
            <text:p>L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3]; PkgPin_To_PinName; 2; 0)" office:value-type="string" office:string-value="PA4" calcext:value-type="string">
            <text:p>PA4</text:p>
          </table:table-cell>
          <table:table-cell office:value-type="string" calcext:value-type="string">
            <text:p>L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4]; PkgPin_To_PinName; 2; 0)" office:value-type="string" office:string-value="PC4" calcext:value-type="string">
            <text:p>PC4</text:p>
          </table:table-cell>
          <table:table-cell office:value-type="string" calcext:value-type="string">
            <text:p>L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5]; PkgPin_To_PinName; 2; 0)" office:value-type="string" office:string-value="PB0" calcext:value-type="string">
            <text:p>PB0</text:p>
          </table:table-cell>
          <table:table-cell office:value-type="string" calcext:value-type="string">
            <text:p>L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6]; PkgPin_To_PinName; 2; 0)" office:value-type="string" office:string-value="PB2" calcext:value-type="string">
            <text:p>PB2</text:p>
          </table:table-cell>
          <table:table-cell office:value-type="string" calcext:value-type="string">
            <text:p>L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7]; PkgPin_To_PinName; 2; 0)" office:value-type="string" office:string-value="PP2" calcext:value-type="string">
            <text:p>PP2</text:p>
          </table:table-cell>
          <table:table-cell office:value-type="string" calcext:value-type="string">
            <text:p>L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8]; PkgPin_To_PinName; 2; 0)" office:value-type="string" office:string-value="PO5" calcext:value-type="string">
            <text:p>PO5</text:p>
          </table:table-cell>
          <table:table-cell office:value-type="string" calcext:value-type="string">
            <text:p>L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9]; PkgPin_To_PinName; 2; 0)" office:value-type="string" office:string-value="PP0" calcext:value-type="string">
            <text:p>PP0</text:p>
          </table:table-cell>
          <table:table-cell office:value-type="string" calcext:value-type="string">
            <text:p>L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0]; PkgPin_To_PinName; 2; 0)" office:value-type="string" office:string-value="PO2" calcext:value-type="string">
            <text:p>PO2</text:p>
          </table:table-cell>
          <table:table-cell office:value-type="string" calcext:value-type="string">
            <text:p>L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1]; PkgPin_To_PinName; 2; 0)" office:value-type="string" office:string-value="PP1" calcext:value-type="string">
            <text:p>PP1</text:p>
          </table:table-cell>
          <table:table-cell office:value-type="string" calcext:value-type="string">
            <text:p>L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2]; PkgPin_To_PinName; 2; 0)" office:value-type="string" office:string-value="PD11" calcext:value-type="string">
            <text:p>PD11</text:p>
          </table:table-cell>
          <table:table-cell office:value-type="string" calcext:value-type="string">
            <text:p>L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3]; PkgPin_To_PinName; 2; 0)" office:value-type="string" office:string-value="PD13" calcext:value-type="string">
            <text:p>PD13</text:p>
          </table:table-cell>
          <table:table-cell office:value-type="string" calcext:value-type="string">
            <text:p>L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4]; PkgPin_To_PinName; 2; 0)" office:value-type="string" office:string-value="VSS" calcext:value-type="string">
            <text:p>VSS</text:p>
          </table:table-cell>
          <table:table-cell office:value-type="string" calcext:value-type="string">
            <text:p>M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35]; PkgPin_To_PinName; 2; 0)" office:value-type="string" office:string-value="PA6" calcext:value-type="string">
            <text:p>PA6</text:p>
          </table:table-cell>
          <table:table-cell office:value-type="string" calcext:value-type="string">
            <text:p>M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6]; PkgPin_To_PinName; 2; 0)" office:value-type="string" office:string-value="PC5" calcext:value-type="string">
            <text:p>PC5</text:p>
          </table:table-cell>
          <table:table-cell office:value-type="string" calcext:value-type="string">
            <text:p>M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7]; PkgPin_To_PinName; 2; 0)" office:value-type="string" office:string-value="PB1" calcext:value-type="string">
            <text:p>PB1</text:p>
          </table:table-cell>
          <table:table-cell office:value-type="string" calcext:value-type="string">
            <text:p>M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8]; PkgPin_To_PinName; 2; 0)" office:value-type="string" office:string-value="PP4" calcext:value-type="string">
            <text:p>PP4</text:p>
          </table:table-cell>
          <table:table-cell office:value-type="string" calcext:value-type="string">
            <text:p>M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9]; PkgPin_To_PinName; 2; 0)" office:value-type="string" office:string-value="PP3" calcext:value-type="string">
            <text:p>PP3</text:p>
          </table:table-cell>
          <table:table-cell office:value-type="string" calcext:value-type="string">
            <text:p>M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0]; PkgPin_To_PinName; 2; 0)" office:value-type="string" office:string-value="PO4" calcext:value-type="string">
            <text:p>PO4</text:p>
          </table:table-cell>
          <table:table-cell office:value-type="string" calcext:value-type="string">
            <text:p>M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1]; PkgPin_To_PinName; 2; 0)" office:value-type="string" office:string-value="PP5" calcext:value-type="string">
            <text:p>PP5</text:p>
          </table:table-cell>
          <table:table-cell office:value-type="string" calcext:value-type="string">
            <text:p>M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2]; PkgPin_To_PinName; 2; 0)" office:value-type="string" office:string-value="PP6" calcext:value-type="string">
            <text:p>PP6</text:p>
          </table:table-cell>
          <table:table-cell office:value-type="string" calcext:value-type="string">
            <text:p>M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3]; PkgPin_To_PinName; 2; 0)" office:value-type="string" office:string-value="PP7" calcext:value-type="string">
            <text:p>PP7</text:p>
          </table:table-cell>
          <table:table-cell office:value-type="string" calcext:value-type="string">
            <text:p>M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4]; PkgPin_To_PinName; 2; 0)" office:value-type="string" office:string-value="PD10" calcext:value-type="string">
            <text:p>PD10</text:p>
          </table:table-cell>
          <table:table-cell office:value-type="string" calcext:value-type="string">
            <text:p>M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5]; PkgPin_To_PinName; 2; 0)" office:value-type="string" office:string-value="VSS" calcext:value-type="string">
            <text:p>VSS</text:p>
          </table:table-cell>
          <table:table-cell office:value-type="string" calcext:value-type="string">
            <text:p>M1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 table:number-rows-repeated="3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>
        <table:named-range table:name="FunctionName_To_PinName" table:base-cell-address="$FunctionAssign.$H$19" table:cell-range-address="$FunctionAssign.$B$2:.$C$545"/>
        <table:named-range table:name="NoPkgPinText" table:base-cell-address="$PinAssign.$P$3" table:cell-range-address="$PinAssign.$P$3"/>
        <table:named-range table:name="PinNameAssign" table:base-cell-address="$FunctionAssign.$A$471" table:cell-range-address="$FunctionAssign.$C$2:.$C$545"/>
        <table:named-range table:name="PinName_To_PkgPin" table:base-cell-address="$_Data.$I$170" table:cell-range-address="$_Data.$A$2:.$B$177"/>
        <table:named-range table:name="PinName_To_Used" table:base-cell-address="$PinAssign.$B$2" table:cell-range-address="$PinAssign.$B$2:.$C$177"/>
        <table:named-range table:name="PkgPin_To_FixedFunction" table:base-cell-address="$_Data.$D$15" table:cell-range-address="$_Data.$B$2:.$C$177"/>
        <table:named-range table:name="PkgPin_To_FunctionAssign" table:base-cell-address="$FunctionAssign.$H$19" table:cell-range-address="$FunctionAssign.$A$2:.$C$545"/>
        <table:named-range table:name="PkgPin_To_PinName" table:base-cell-address="$_Data.$E$25" table:cell-range-address="$PinAssign.$A$2:.$B$177"/>
        <table:named-range table:name="UnusedPinMark" table:base-cell-address="$PinAssign.$P$1" table:cell-range-address="$PinAssign.$P$1"/>
        <table:named-range table:name="UsedPinMark" table:base-cell-address="$PinAssign.$O$2" table:cell-range-address="$PinAssign.$P$2"/>
      </table:named-expressions>
      <table:database-ranges>
        <table:database-range table:name="__Anonymous_Sheet_DB__1" table:target-range-address="PinAssign.A2:PinAssign.B177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FunctionAssign.B2:FunctionAssign.C10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FunctionPinMux.A2:FunctionPinMux.K4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usedPin" style:family="table-cell" style:parent-style-name="Default">
      <style:table-cell-properties style:diagonal-bl-tr="none" style:diagonal-tl-br="none"/>
      <style:text-properties fo:color="#666666" style:text-line-through-style="solid" style:text-line-through-type="single" fo:font-style="italic"/>
    </style:style>
    <style:style style:name="TodoPin" style:family="table-cell" style:parent-style-name="Default">
      <style:table-cell-properties fo:background-color="#00a933"/>
      <style:text-properties fo:color="#eeeeee"/>
    </style:style>
    <style:style style:name="UsedPin" style:family="table-cell" style:parent-style-name="Default">
      <style:table-cell-properties style:diagonal-bl-tr="none" style:diagonal-tl-br="none" fo:background-color="transparent"/>
      <style:text-properties fo:color="#960000" style:text-line-through-style="solid" style:text-line-through-type="single"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12:56:26.288676015</meta:creation-date>
    <dc:date>2025-05-22T19:13:52.225734495</dc:date>
    <meta:editing-duration>P2DT5H18M14S</meta:editing-duration>
    <meta:editing-cycles>100</meta:editing-cycles>
    <meta:generator>LibreOffice/7.4.7.2$Linux_X86_64 LibreOffice_project/40$Build-2</meta:generator>
    <meta:document-statistic meta:table-count="5" meta:cell-count="1821" meta:object-count="0"/>
  </office:meta>
</office:document-meta>
</file>